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1" svg:font-family="Arial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cm" fo:text-align="center" style:justify-single-word="false"/>
      <style:text-properties fo:color="#ffff00" loext:opacity="100%" style:font-name="Arial Rounded MT Bold" fo:font-size="26pt" officeooo:rsid="0017c700" officeooo:paragraph-rsid="0017c700" style:font-size-asian="22.75pt" style:font-size-complex="26pt"/>
    </style:style>
    <style:style style:name="P2" style:family="paragraph" style:parent-style-name="Text_20_body">
      <style:text-properties fo:color="#ffffff" loext:opacity="100%" style:text-underline-style="none" officeooo:rsid="02a07e74" officeooo:paragraph-rsid="02a69ea4"/>
    </style:style>
    <style:style style:name="P3" style:family="paragraph" style:parent-style-name="Text_20_body">
      <style:text-properties fo:color="#ffffff" loext:opacity="100%" style:text-underline-style="none" officeooo:rsid="02a69ea4" officeooo:paragraph-rsid="02a69ea4"/>
    </style:style>
    <style:style style:name="P4" style:family="paragraph" style:parent-style-name="Heading_20_3">
      <style:text-properties fo:font-size="18pt" style:text-underline-style="none" officeooo:rsid="02a17c10" officeooo:paragraph-rsid="02a17c10" style:font-size-asian="18pt" style:font-size-complex="18pt"/>
    </style:style>
    <style:style style:name="P5" style:family="paragraph" style:parent-style-name="Text_20_body">
      <style:text-properties officeooo:paragraph-rsid="02a07e74"/>
    </style:style>
    <style:style style:name="P6" style:family="paragraph" style:parent-style-name="Text_20_body">
      <style:text-properties fo:color="#ffffff" loext:opacity="100%" officeooo:rsid="02a07e74" officeooo:paragraph-rsid="02a07e74"/>
    </style:style>
    <style:style style:name="P7" style:family="paragraph" style:parent-style-name="Text_20_body">
      <style:text-properties fo:color="#ffffff" loext:opacity="100%" officeooo:rsid="02a07e74" officeooo:paragraph-rsid="02a4bfb8"/>
    </style:style>
    <style:style style:name="P8" style:family="paragraph" style:parent-style-name="Text_20_body">
      <style:text-properties fo:color="#ffffff" loext:opacity="100%" officeooo:rsid="02a07e74" officeooo:paragraph-rsid="02a99411"/>
    </style:style>
    <style:style style:name="P9" style:family="paragraph" style:parent-style-name="Text_20_body">
      <style:text-properties fo:color="#ffffff" loext:opacity="100%" officeooo:rsid="02a07e74" officeooo:paragraph-rsid="02a7b7e7"/>
    </style:style>
    <style:style style:name="P10" style:family="paragraph" style:parent-style-name="Heading_20_3">
      <style:text-properties fo:font-size="18pt" style:text-underline-style="none" officeooo:rsid="02a17c10" officeooo:paragraph-rsid="02aa7082" style:font-size-asian="18pt" style:font-size-complex="18pt"/>
    </style:style>
    <style:style style:name="P11" style:family="paragraph" style:parent-style-name="Text_20_body">
      <style:text-properties officeooo:paragraph-rsid="02aa7082"/>
    </style:style>
    <style:style style:name="P12" style:family="paragraph" style:parent-style-name="Text_20_body">
      <style:text-properties fo:color="#ffffff" loext:opacity="100%" officeooo:rsid="02a07e74" officeooo:paragraph-rsid="02aa7082"/>
    </style:style>
    <style:style style:name="P13" style:family="paragraph" style:parent-style-name="Text_20_body">
      <style:text-properties fo:color="#ffffff" loext:opacity="100%" officeooo:rsid="02a07e74" officeooo:paragraph-rsid="02aad8bf"/>
    </style:style>
    <style:style style:name="P14" style:family="paragraph" style:parent-style-name="Text_20_body">
      <style:text-properties fo:color="#ffffff" loext:opacity="100%" officeooo:rsid="02a07e74" officeooo:paragraph-rsid="02ab8590"/>
    </style:style>
    <style:style style:name="P15" style:family="paragraph" style:parent-style-name="Text_20_body">
      <style:text-properties fo:color="#ffffff" loext:opacity="100%" officeooo:rsid="02a07e74" officeooo:paragraph-rsid="02abb7a0"/>
    </style:style>
    <style:style style:name="P16" style:family="paragraph" style:parent-style-name="Text_20_body">
      <style:text-properties fo:color="#ffffff" loext:opacity="100%" officeooo:rsid="02a07e74" officeooo:paragraph-rsid="02af9259"/>
    </style:style>
    <style:style style:name="P17" style:family="paragraph" style:parent-style-name="Text_20_body">
      <style:text-properties fo:color="#ffffff" loext:opacity="100%" officeooo:rsid="02a07e74" officeooo:paragraph-rsid="02b1068e"/>
    </style:style>
    <style:style style:name="P18" style:family="paragraph" style:parent-style-name="Text_20_body">
      <style:text-properties fo:color="#ffffff" loext:opacity="100%" officeooo:rsid="02a07e74" officeooo:paragraph-rsid="02b222f7"/>
    </style:style>
    <style:style style:name="P19" style:family="paragraph" style:parent-style-name="Text_20_body">
      <style:text-properties fo:color="#ffffff" loext:opacity="100%" officeooo:rsid="02a07e74" officeooo:paragraph-rsid="02ac204c"/>
    </style:style>
    <style:style style:name="P20" style:family="paragraph" style:parent-style-name="Text_20_body">
      <style:text-properties fo:color="#ffffff" loext:opacity="100%" officeooo:rsid="02a07e74" officeooo:paragraph-rsid="02b3af25"/>
    </style:style>
    <style:style style:name="P21" style:family="paragraph" style:parent-style-name="Heading_20_3">
      <style:text-properties fo:font-size="18pt" style:text-underline-style="none" officeooo:rsid="02a17c10" officeooo:paragraph-rsid="02b589f2" style:font-size-asian="18pt" style:font-size-complex="18pt"/>
    </style:style>
    <style:style style:name="P22" style:family="paragraph" style:parent-style-name="Text_20_body">
      <style:text-properties officeooo:paragraph-rsid="02b589f2"/>
    </style:style>
    <style:style style:name="P23" style:family="paragraph" style:parent-style-name="Text_20_body">
      <style:text-properties fo:color="#ffffff" loext:opacity="100%" officeooo:rsid="02a07e74" officeooo:paragraph-rsid="02b589f2"/>
    </style:style>
    <style:style style:name="P24" style:family="paragraph" style:parent-style-name="Text_20_body">
      <style:text-properties fo:color="#ffffff" loext:opacity="100%" officeooo:rsid="02a07e74" officeooo:paragraph-rsid="02b76138"/>
    </style:style>
    <style:style style:name="P25" style:family="paragraph" style:parent-style-name="Heading_20_3">
      <style:text-properties fo:font-size="18pt" style:text-underline-style="none" officeooo:rsid="02a17c10" officeooo:paragraph-rsid="02b85170" style:font-size-asian="18pt" style:font-size-complex="18pt"/>
    </style:style>
    <style:style style:name="P26" style:family="paragraph" style:parent-style-name="Text_20_body">
      <style:text-properties officeooo:paragraph-rsid="02b85170"/>
    </style:style>
    <style:style style:name="P27" style:family="paragraph" style:parent-style-name="Text_20_body">
      <style:text-properties fo:color="#ffffff" loext:opacity="100%" officeooo:rsid="02a07e74" officeooo:paragraph-rsid="02b85170"/>
    </style:style>
    <style:style style:name="P28" style:family="paragraph" style:parent-style-name="Text_20_body">
      <style:text-properties fo:color="#ffffff" loext:opacity="100%" officeooo:rsid="02a07e74" officeooo:paragraph-rsid="02b987ab"/>
    </style:style>
    <style:style style:name="P29" style:family="paragraph" style:parent-style-name="Text_20_body">
      <style:text-properties fo:color="#ffffff" loext:opacity="100%" officeooo:rsid="02a07e74" officeooo:paragraph-rsid="02bc2726"/>
    </style:style>
    <style:style style:name="P30" style:family="paragraph" style:parent-style-name="Heading_20_3">
      <style:text-properties fo:font-size="18pt" style:text-underline-style="none" officeooo:rsid="02a17c10" officeooo:paragraph-rsid="02bd3ab7" style:font-size-asian="18pt" style:font-size-complex="18pt"/>
    </style:style>
    <style:style style:name="P31" style:family="paragraph" style:parent-style-name="Text_20_body">
      <style:text-properties officeooo:paragraph-rsid="02bd3ab7"/>
    </style:style>
    <style:style style:name="P32" style:family="paragraph" style:parent-style-name="Text_20_body">
      <style:text-properties fo:color="#ffffff" loext:opacity="100%" officeooo:rsid="02a07e74" officeooo:paragraph-rsid="02bd3ab7"/>
    </style:style>
    <style:style style:name="P33" style:family="paragraph" style:parent-style-name="Text_20_body">
      <style:text-properties fo:color="#ffffff" loext:opacity="100%" officeooo:rsid="02a07e74" officeooo:paragraph-rsid="02beb6e3"/>
    </style:style>
    <style:style style:name="P34" style:family="paragraph" style:parent-style-name="Text_20_body">
      <style:text-properties fo:color="#ffffff" loext:opacity="100%" officeooo:rsid="02a07e74" officeooo:paragraph-rsid="02c0407f"/>
    </style:style>
    <style:style style:name="P35" style:family="paragraph" style:parent-style-name="Text_20_body">
      <style:text-properties fo:color="#ffffff" loext:opacity="100%" officeooo:rsid="02a07e74" officeooo:paragraph-rsid="02c17b17"/>
    </style:style>
    <style:style style:name="P36" style:family="paragraph" style:parent-style-name="Text_20_body">
      <style:text-properties fo:color="#ffffff" loext:opacity="100%" officeooo:rsid="02a07e74" officeooo:paragraph-rsid="02c1da42"/>
    </style:style>
    <style:style style:name="P37" style:family="paragraph" style:parent-style-name="Heading_20_3">
      <style:text-properties fo:font-size="18pt" style:text-underline-style="none" officeooo:rsid="02a17c10" officeooo:paragraph-rsid="02c3a2d5" style:font-size-asian="18pt" style:font-size-complex="18pt"/>
    </style:style>
    <style:style style:name="P38" style:family="paragraph" style:parent-style-name="Text_20_body">
      <style:text-properties officeooo:paragraph-rsid="02c3a2d5"/>
    </style:style>
    <style:style style:name="P39" style:family="paragraph" style:parent-style-name="Text_20_body">
      <style:text-properties fo:color="#ffffff" loext:opacity="100%" officeooo:rsid="02a07e74" officeooo:paragraph-rsid="02c3a2d5"/>
    </style:style>
    <style:style style:name="P40" style:family="paragraph" style:parent-style-name="Heading_20_3">
      <style:text-properties fo:font-size="18pt" style:text-underline-style="none" officeooo:rsid="02a17c10" officeooo:paragraph-rsid="02c41f01" style:font-size-asian="18pt" style:font-size-complex="18pt"/>
    </style:style>
    <style:style style:name="P41" style:family="paragraph" style:parent-style-name="Text_20_body">
      <style:text-properties officeooo:paragraph-rsid="02c41f01"/>
    </style:style>
    <style:style style:name="P42" style:family="paragraph" style:parent-style-name="Text_20_body">
      <style:text-properties fo:color="#ffffff" loext:opacity="100%" officeooo:rsid="02a07e74" officeooo:paragraph-rsid="02c41f01"/>
    </style:style>
    <style:style style:name="P43" style:family="paragraph" style:parent-style-name="Text_20_body">
      <style:text-properties fo:color="#ffffff" loext:opacity="100%" officeooo:rsid="02a07e74" officeooo:paragraph-rsid="02c5c85c"/>
    </style:style>
    <style:style style:name="P44" style:family="paragraph" style:parent-style-name="Text_20_body">
      <style:text-properties fo:color="#ffffff" loext:opacity="100%" officeooo:rsid="02a07e74" officeooo:paragraph-rsid="02c7b0ef"/>
    </style:style>
    <style:style style:name="P45" style:family="paragraph" style:parent-style-name="Heading_20_3">
      <style:text-properties fo:font-size="18pt" style:text-underline-style="none" officeooo:rsid="02a17c10" officeooo:paragraph-rsid="02c7b0ef" style:font-size-asian="18pt" style:font-size-complex="18pt"/>
    </style:style>
    <style:style style:name="P46" style:family="paragraph" style:parent-style-name="Text_20_body">
      <style:text-properties officeooo:paragraph-rsid="02c7b0ef"/>
    </style:style>
    <style:style style:name="P47" style:family="paragraph" style:parent-style-name="Text_20_body">
      <style:text-properties fo:color="#ffffff" loext:opacity="100%" officeooo:rsid="02a07e74" officeooo:paragraph-rsid="02c929d0"/>
    </style:style>
    <style:style style:name="P48" style:family="paragraph" style:parent-style-name="Text_20_body">
      <style:text-properties fo:color="#ffffff" loext:opacity="100%" officeooo:rsid="02a07e74" officeooo:paragraph-rsid="02ca53e7"/>
    </style:style>
    <style:style style:name="P49" style:family="paragraph" style:parent-style-name="Text_20_body">
      <style:text-properties fo:color="#ffffff" loext:opacity="100%" officeooo:rsid="02a07e74" officeooo:paragraph-rsid="02ce7b86"/>
    </style:style>
    <style:style style:name="P50" style:family="paragraph" style:parent-style-name="Text_20_body">
      <style:text-properties fo:color="#ffffff" loext:opacity="100%" officeooo:rsid="02a07e74" officeooo:paragraph-rsid="02cb5ea5"/>
    </style:style>
    <style:style style:name="P51" style:family="paragraph" style:parent-style-name="Text_20_body">
      <style:text-properties fo:color="#ffffff" loext:opacity="100%" officeooo:rsid="02a07e74" officeooo:paragraph-rsid="02cd87d7"/>
    </style:style>
    <style:style style:name="P52" style:family="paragraph" style:parent-style-name="Text_20_body">
      <style:text-properties fo:color="#ffffff" loext:opacity="100%" officeooo:rsid="02a07e74" officeooo:paragraph-rsid="02cf928a"/>
    </style:style>
    <style:style style:name="T1" style:family="text">
      <style:text-properties officeooo:rsid="02a07e74"/>
    </style:style>
    <style:style style:name="T2" style:family="text">
      <style:text-properties officeooo:rsid="02a69ea4"/>
    </style:style>
    <style:style style:name="T3" style:family="text">
      <style:text-properties fo:color="#ffff00" loext:opacity="100%"/>
    </style:style>
    <style:style style:name="T4" style:family="text">
      <style:text-properties style:text-underline-style="none"/>
    </style:style>
    <style:style style:name="T5" style:family="text">
      <style:text-properties fo:color="#ffffff" loext:opacity="100%" style:text-underline-style="none" officeooo:rsid="02a17c10"/>
    </style:style>
    <style:style style:name="T6" style:family="text">
      <style:text-properties fo:color="#ffff00" loext:opacity="100%" style:text-underline-style="none"/>
    </style:style>
    <style:style style:name="T7" style:family="text">
      <style:text-properties fo:language="en" fo:country="US" style:text-underline-style="none" fo:font-weight="normal" officeooo:rsid="029ae416" fo:background-color="transparent" loext:char-shading-value="0"/>
    </style:style>
    <style:style style:name="T8" style:family="text">
      <style:text-properties fo:language="en" fo:country="US" style:text-underline-style="none" fo:font-weight="normal" fo:background-color="transparent" loext:char-shading-value="0"/>
    </style:style>
    <style:style style:name="T9" style:family="text">
      <style:text-properties fo:language="en" fo:country="US" style:text-underline-style="none" fo:background-color="transparent" loext:char-shading-value="0"/>
    </style:style>
    <style:style style:name="T10" style:family="text">
      <style:text-properties fo:color="#ffff00" loext:opacity="100%" fo:language="en" fo:country="US" style:text-underline-style="none" fo:background-color="transparent" loext:char-shading-value="0"/>
    </style:style>
    <style:style style:name="T11" style:family="text">
      <style:text-properties fo:language="en" fo:country="US" style:text-underline-style="none" fo:font-weight="normal" officeooo:rsid="02a69ea4" fo:background-color="transparent" loext:char-shading-value="0"/>
    </style:style>
    <style:style style:name="T12" style:family="text">
      <style:text-properties fo:color="#ffffff" loext:opacity="100%" fo:font-size="12pt" fo:language="en" fo:country="US" style:text-underline-style="none" officeooo:rsid="02a2e00c" fo:background-color="transparent" loext:char-shading-value="0" style:font-size-asian="12pt" style:font-size-complex="12pt"/>
    </style:style>
    <style:style style:name="T13" style:family="text">
      <style:text-properties fo:color="#ffffff" loext:opacity="100%" fo:font-size="12pt" fo:language="en" fo:country="US" style:text-underline-style="none" officeooo:rsid="02a4bfb8" fo:background-color="transparent" loext:char-shading-value="0" style:font-size-asian="12pt" style:font-size-complex="12pt"/>
    </style:style>
    <style:style style:name="T14" style:family="text">
      <style:text-properties fo:color="#ffff00" loext:opacity="100%" fo:font-size="12pt" fo:language="en" fo:country="US" style:text-underline-style="none" officeooo:rsid="02a4bfb8" fo:background-color="transparent" loext:char-shading-value="0" style:font-size-asian="12pt" style:font-size-complex="12pt"/>
    </style:style>
    <style:style style:name="T15" style:family="text">
      <style:text-properties fo:color="#ffffff" loext:opacity="100%" fo:font-size="12pt" fo:language="en" fo:country="US" style:text-underline-style="none" officeooo:rsid="02a07e74" fo:background-color="transparent" loext:char-shading-value="0" style:font-size-asian="12pt" style:font-size-complex="12pt"/>
    </style:style>
    <style:style style:name="T16" style:family="text">
      <style:text-properties fo:language="en" fo:country="US" style:text-underline-style="none" officeooo:rsid="02a4bfb8" fo:background-color="transparent" loext:char-shading-value="0"/>
    </style:style>
    <style:style style:name="T17" style:family="text">
      <style:text-properties fo:color="#ffffff" loext:opacity="100%" fo:font-size="12pt" fo:language="en" fo:country="US" style:text-underline-style="none" officeooo:rsid="02a99411" fo:background-color="transparent" loext:char-shading-value="0" style:font-size-asian="12pt" style:font-size-complex="12pt"/>
    </style:style>
    <style:style style:name="T18" style:family="text">
      <style:text-properties fo:color="#bf0041" loext:opacity="100%" fo:font-size="12pt" fo:language="en" fo:country="US" style:text-underline-style="none" officeooo:rsid="02a7b7e7" fo:background-color="transparent" loext:char-shading-value="0" style:font-size-asian="12pt" style:font-size-complex="12pt"/>
    </style:style>
    <style:style style:name="T19" style:family="text">
      <style:text-properties fo:color="#ffff00" loext:opacity="100%" fo:font-size="12pt" fo:language="en" fo:country="US" style:text-underline-style="none" officeooo:rsid="02a7b7e7" fo:background-color="transparent" loext:char-shading-value="0" style:font-size-asian="12pt" style:font-size-complex="12pt"/>
    </style:style>
    <style:style style:name="T20" style:family="text">
      <style:text-properties fo:color="#ff8000" loext:opacity="100%" fo:language="en" fo:country="US" style:text-underline-style="none" officeooo:rsid="02a7b7e7" fo:background-color="transparent" loext:char-shading-value="0"/>
    </style:style>
    <style:style style:name="T21" style:family="text">
      <style:text-properties fo:language="en" fo:country="US" style:text-underline-style="none" officeooo:rsid="02a7b7e7" fo:background-color="transparent" loext:char-shading-value="0"/>
    </style:style>
    <style:style style:name="T22" style:family="text">
      <style:text-properties fo:color="#ffffff" loext:opacity="100%" fo:font-size="12pt" fo:language="en" fo:country="US" style:text-underline-style="none" officeooo:rsid="02a7b7e7" fo:background-color="transparent" loext:char-shading-value="0" style:font-size-asian="12pt" style:font-size-complex="12pt"/>
    </style:style>
    <style:style style:name="T23" style:family="text">
      <style:text-properties officeooo:rsid="02aa7082"/>
    </style:style>
    <style:style style:name="T24" style:family="text">
      <style:text-properties style:text-underline-style="none" officeooo:rsid="02aad8bf"/>
    </style:style>
    <style:style style:name="T25" style:family="text">
      <style:text-properties fo:color="#ffffff" loext:opacity="100%" style:text-underline-style="none" officeooo:rsid="02aad8bf"/>
    </style:style>
    <style:style style:name="T26" style:family="text">
      <style:text-properties fo:color="#ffffff" loext:opacity="100%" fo:font-size="12pt" fo:language="en" fo:country="US" style:text-underline-style="none" officeooo:rsid="02aa7082" fo:background-color="transparent" loext:char-shading-value="0" style:font-size-asian="12pt" style:font-size-complex="12pt"/>
    </style:style>
    <style:style style:name="T27" style:family="text">
      <style:text-properties fo:color="#ffff00" loext:opacity="100%" fo:font-size="12pt" fo:language="en" fo:country="US" style:text-underline-style="none" officeooo:rsid="02a07e74" fo:background-color="transparent" loext:char-shading-value="0" style:font-size-asian="12pt" style:font-size-complex="12pt"/>
    </style:style>
    <style:style style:name="T28" style:family="text">
      <style:text-properties fo:color="#ffff00" loext:opacity="100%" fo:font-size="12pt" fo:language="en" fo:country="US" style:text-underline-style="none" officeooo:rsid="02aa7082" fo:background-color="transparent" loext:char-shading-value="0" style:font-size-asian="12pt" style:font-size-complex="12pt"/>
    </style:style>
    <style:style style:name="T29" style:family="text">
      <style:text-properties fo:language="en" fo:country="US" style:text-underline-style="none" officeooo:rsid="02aa7082" fo:background-color="transparent" loext:char-shading-value="0"/>
    </style:style>
    <style:style style:name="T30" style:family="text">
      <style:text-properties fo:color="#ffff00" loext:opacity="100%" fo:language="en" fo:country="US" style:text-underline-style="none" officeooo:rsid="02aa7082" fo:background-color="transparent" loext:char-shading-value="0"/>
    </style:style>
    <style:style style:name="T31" style:family="text">
      <style:text-properties fo:language="en" fo:country="US" style:text-underline-style="none" fo:font-weight="normal" officeooo:rsid="02aa7082" fo:background-color="transparent" loext:char-shading-value="0"/>
    </style:style>
    <style:style style:name="T32" style:family="text">
      <style:text-properties fo:color="#ffffff" loext:opacity="100%" fo:language="en" fo:country="US" style:text-underline-style="none" officeooo:rsid="02aa7082" fo:background-color="transparent" loext:char-shading-value="0"/>
    </style:style>
    <style:style style:name="T33" style:family="text">
      <style:text-properties fo:color="#ffffff" loext:opacity="100%" fo:font-size="12pt" fo:language="en" fo:country="US" style:text-underline-style="none" officeooo:rsid="02aad8bf" fo:background-color="transparent" loext:char-shading-value="0" style:font-size-asian="12pt" style:font-size-complex="12pt"/>
    </style:style>
    <style:style style:name="T34" style:family="text">
      <style:text-properties fo:color="#ffffff" loext:opacity="100%" fo:language="en" fo:country="US" style:text-underline-style="none" officeooo:rsid="02ab8590" fo:background-color="transparent" loext:char-shading-value="0"/>
    </style:style>
    <style:style style:name="T35" style:family="text">
      <style:text-properties fo:language="en" fo:country="US" style:text-underline-style="none" officeooo:rsid="02ab8590" fo:background-color="transparent" loext:char-shading-value="0"/>
    </style:style>
    <style:style style:name="T36" style:family="text">
      <style:text-properties fo:language="en" fo:country="US" style:text-underline-style="none" officeooo:rsid="02af9259" fo:background-color="transparent" loext:char-shading-value="0"/>
    </style:style>
    <style:style style:name="T37" style:family="text">
      <style:text-properties fo:language="en" fo:country="US" style:text-underline-style="none" officeooo:rsid="02abb7a0" fo:background-color="transparent" loext:char-shading-value="0"/>
    </style:style>
    <style:style style:name="T38" style:family="text">
      <style:text-properties fo:color="#ffffff" loext:opacity="100%" fo:language="en" fo:country="US" style:text-underline-style="none" officeooo:rsid="02af9259" fo:background-color="transparent" loext:char-shading-value="0"/>
    </style:style>
    <style:style style:name="T39" style:family="text">
      <style:text-properties fo:color="#ffffff" loext:opacity="100%" fo:language="en" fo:country="US" style:text-underline-style="none" officeooo:rsid="02b1068e" fo:background-color="transparent" loext:char-shading-value="0"/>
    </style:style>
    <style:style style:name="T40" style:family="text">
      <style:text-properties fo:color="#ffff00" loext:opacity="100%" fo:language="en" fo:country="US" style:text-underline-style="none" officeooo:rsid="02ab8590" fo:background-color="transparent" loext:char-shading-value="0"/>
    </style:style>
    <style:style style:name="T41" style:family="text">
      <style:text-properties fo:color="#ffffff" loext:opacity="100%" fo:language="en" fo:country="US" style:text-underline-style="none" officeooo:rsid="02b222f7" fo:background-color="transparent" loext:char-shading-value="0"/>
    </style:style>
    <style:style style:name="T42" style:family="text">
      <style:text-properties fo:language="en" fo:country="US" style:text-underline-style="none" officeooo:rsid="02b222f7" fo:background-color="transparent" loext:char-shading-value="0"/>
    </style:style>
    <style:style style:name="T43" style:family="text">
      <style:text-properties fo:color="#ffffff" loext:opacity="100%" fo:font-size="12pt" fo:language="en" fo:country="US" style:text-underline-style="none" officeooo:rsid="02b222f7" fo:background-color="transparent" loext:char-shading-value="0" style:font-size-asian="12pt" style:font-size-complex="12pt"/>
    </style:style>
    <style:style style:name="T44" style:family="text">
      <style:text-properties fo:color="#ffffff" loext:opacity="100%" fo:language="en" fo:country="US" style:text-underline-style="none" officeooo:rsid="02abb7a0" fo:background-color="transparent" loext:char-shading-value="0"/>
    </style:style>
    <style:style style:name="T45" style:family="text">
      <style:text-properties fo:color="#ff8000" loext:opacity="100%" fo:font-size="12pt" fo:language="en" fo:country="US" style:text-underline-style="none" officeooo:rsid="02ac204c" fo:background-color="transparent" loext:char-shading-value="0" style:font-size-asian="12pt" style:font-size-complex="12pt"/>
    </style:style>
    <style:style style:name="T46" style:family="text">
      <style:text-properties fo:color="#bf0041" loext:opacity="100%" fo:font-size="12pt" fo:language="en" fo:country="US" style:text-underline-style="none" officeooo:rsid="02ac204c" fo:background-color="transparent" loext:char-shading-value="0" style:font-size-asian="12pt" style:font-size-complex="12pt"/>
    </style:style>
    <style:style style:name="T47" style:family="text">
      <style:text-properties fo:color="#ffffff" loext:opacity="100%" fo:font-size="12pt" fo:language="en" fo:country="US" style:text-underline-style="none" officeooo:rsid="02ac204c" fo:background-color="transparent" loext:char-shading-value="0" style:font-size-asian="12pt" style:font-size-complex="12pt"/>
    </style:style>
    <style:style style:name="T48" style:family="text">
      <style:text-properties fo:color="#ffff00" loext:opacity="100%" fo:font-size="12pt" fo:language="en" fo:country="US" style:text-underline-style="none" officeooo:rsid="02ac204c" fo:background-color="transparent" loext:char-shading-value="0" style:font-size-asian="12pt" style:font-size-complex="12pt"/>
    </style:style>
    <style:style style:name="T49" style:family="text">
      <style:text-properties fo:color="#ffff00" loext:opacity="100%" fo:font-size="12pt" fo:language="en" fo:country="US" style:text-underline-style="none" officeooo:rsid="02b3af25" fo:background-color="transparent" loext:char-shading-value="0" style:font-size-asian="12pt" style:font-size-complex="12pt"/>
    </style:style>
    <style:style style:name="T50" style:family="text">
      <style:text-properties fo:color="#ffffff" loext:opacity="100%" fo:font-size="12pt" fo:language="en" fo:country="US" style:text-underline-style="none" officeooo:rsid="02b3af25" fo:background-color="transparent" loext:char-shading-value="0" style:font-size-asian="12pt" style:font-size-complex="12pt"/>
    </style:style>
    <style:style style:name="T51" style:family="text">
      <style:text-properties fo:color="#ffffff" loext:opacity="100%" fo:font-size="12pt" fo:language="en" fo:country="US" style:text-underline-style="none" officeooo:rsid="02ae15bd" fo:background-color="transparent" loext:char-shading-value="0" style:font-size-asian="12pt" style:font-size-complex="12pt"/>
    </style:style>
    <style:style style:name="T52" style:family="text">
      <style:text-properties fo:color="#ffffff" loext:opacity="100%" fo:language="en" fo:country="US" style:text-underline-style="none" officeooo:rsid="02ae15bd" fo:background-color="transparent" loext:char-shading-value="0"/>
    </style:style>
    <style:style style:name="T53" style:family="text">
      <style:text-properties fo:language="en" fo:country="US" style:text-underline-style="none" officeooo:rsid="02ae15bd" fo:background-color="transparent" loext:char-shading-value="0"/>
    </style:style>
    <style:style style:name="T54" style:family="text">
      <style:text-properties fo:color="#ffff00" loext:opacity="100%" fo:font-size="11pt" fo:language="en" fo:country="US" style:text-underline-style="none" officeooo:rsid="02b3af25" fo:background-color="transparent" loext:char-shading-value="0" style:font-size-asian="11pt" style:font-size-complex="11pt"/>
    </style:style>
    <style:style style:name="T55" style:family="text">
      <style:text-properties fo:color="#ffffff" loext:opacity="100%" fo:font-size="11pt" fo:language="en" fo:country="US" style:text-underline-style="none" officeooo:rsid="02b3af25" fo:background-color="transparent" loext:char-shading-value="0" style:font-size-asian="11pt" style:font-size-complex="11pt"/>
    </style:style>
    <style:style style:name="T56" style:family="text">
      <style:text-properties officeooo:rsid="02b589f2"/>
    </style:style>
    <style:style style:name="T57" style:family="text">
      <style:text-properties fo:color="#ffffff" loext:opacity="100%" fo:font-size="12pt" fo:language="en" fo:country="US" style:text-underline-style="none" officeooo:rsid="02b589f2" fo:background-color="transparent" loext:char-shading-value="0" style:font-size-asian="12pt" style:font-size-complex="12pt"/>
    </style:style>
    <style:style style:name="T58" style:family="text">
      <style:text-properties fo:color="#ffff00" loext:opacity="100%" fo:font-size="12pt" fo:language="en" fo:country="US" style:text-underline-style="none" officeooo:rsid="02b589f2" fo:background-color="transparent" loext:char-shading-value="0" style:font-size-asian="12pt" style:font-size-complex="12pt"/>
    </style:style>
    <style:style style:name="T59" style:family="text">
      <style:text-properties fo:language="en" fo:country="US" style:text-underline-style="none" officeooo:rsid="02b589f2" fo:background-color="transparent" loext:char-shading-value="0"/>
    </style:style>
    <style:style style:name="T60" style:family="text">
      <style:text-properties fo:language="en" fo:country="US" style:text-underline-style="none" fo:font-weight="normal" officeooo:rsid="02b589f2" fo:background-color="transparent" loext:char-shading-value="0"/>
    </style:style>
    <style:style style:name="T61" style:family="text">
      <style:text-properties fo:color="#ffff00" loext:opacity="100%" fo:language="en" fo:country="US" style:text-underline-style="none" officeooo:rsid="02b589f2" fo:background-color="transparent" loext:char-shading-value="0"/>
    </style:style>
    <style:style style:name="T62" style:family="text">
      <style:text-properties fo:color="#ffffff" loext:opacity="100%" fo:language="en" fo:country="US" style:text-underline-style="none" officeooo:rsid="02b589f2" fo:background-color="transparent" loext:char-shading-value="0"/>
    </style:style>
    <style:style style:name="T63" style:family="text">
      <style:text-properties fo:color="#ffffff" loext:opacity="100%" fo:language="en" fo:country="US" style:text-underline-style="none" officeooo:rsid="02b76138" fo:background-color="transparent" loext:char-shading-value="0"/>
    </style:style>
    <style:style style:name="T64" style:family="text">
      <style:text-properties fo:color="#ff8000" loext:opacity="100%" fo:font-size="12pt" fo:language="en" fo:country="US" style:text-underline-style="none" officeooo:rsid="02b76138" fo:background-color="transparent" loext:char-shading-value="0" style:font-size-asian="12pt" style:font-size-complex="12pt"/>
    </style:style>
    <style:style style:name="T65" style:family="text">
      <style:text-properties fo:color="#ffffff" loext:opacity="100%" fo:font-size="12pt" fo:language="en" fo:country="US" style:text-underline-style="none" officeooo:rsid="02b76138" fo:background-color="transparent" loext:char-shading-value="0" style:font-size-asian="12pt" style:font-size-complex="12pt"/>
    </style:style>
    <style:style style:name="T66" style:family="text">
      <style:text-properties officeooo:rsid="02b85170"/>
    </style:style>
    <style:style style:name="T67" style:family="text">
      <style:text-properties fo:color="#ffffff" loext:opacity="100%" fo:font-size="12pt" fo:language="en" fo:country="US" style:text-underline-style="none" officeooo:rsid="02b85170" fo:background-color="transparent" loext:char-shading-value="0" style:font-size-asian="12pt" style:font-size-complex="12pt"/>
    </style:style>
    <style:style style:name="T68" style:family="text">
      <style:text-properties fo:language="en" fo:country="US" style:text-underline-style="none" officeooo:rsid="02b85170" fo:background-color="transparent" loext:char-shading-value="0"/>
    </style:style>
    <style:style style:name="T69" style:family="text">
      <style:text-properties fo:color="#ffff00" loext:opacity="100%" fo:font-size="12pt" fo:language="en" fo:country="US" style:text-underline-style="none" officeooo:rsid="02b85170" fo:background-color="transparent" loext:char-shading-value="0" style:font-size-asian="12pt" style:font-size-complex="12pt"/>
    </style:style>
    <style:style style:name="T70" style:family="text">
      <style:text-properties fo:color="#ffff00" loext:opacity="100%" fo:font-size="12pt" fo:language="en" fo:country="US" style:text-underline-style="none" officeooo:rsid="02bb0a6e" fo:background-color="transparent" loext:char-shading-value="0" style:font-size-asian="12pt" style:font-size-complex="12pt"/>
    </style:style>
    <style:style style:name="T71" style:family="text">
      <style:text-properties fo:color="#ffffff" loext:opacity="100%" fo:language="en" fo:country="US" style:text-underline-style="none" officeooo:rsid="02b85170" fo:background-color="transparent" loext:char-shading-value="0"/>
    </style:style>
    <style:style style:name="T72" style:family="text">
      <style:text-properties fo:language="en" fo:country="US" style:text-underline-style="none" fo:font-weight="normal" officeooo:rsid="02b85170" fo:background-color="transparent" loext:char-shading-value="0"/>
    </style:style>
    <style:style style:name="T73" style:family="text">
      <style:text-properties fo:color="#ffffff" loext:opacity="100%" fo:language="en" fo:country="US" style:text-underline-style="none" officeooo:rsid="02b987ab" fo:background-color="transparent" loext:char-shading-value="0"/>
    </style:style>
    <style:style style:name="T74" style:family="text">
      <style:text-properties fo:color="#ffffff" loext:opacity="100%" fo:language="en" fo:country="US" style:text-underline-style="none" officeooo:rsid="02bc2726" fo:background-color="transparent" loext:char-shading-value="0"/>
    </style:style>
    <style:style style:name="T75" style:family="text">
      <style:text-properties fo:language="en" fo:country="US" style:text-underline-style="none" fo:font-weight="normal" officeooo:rsid="02b987ab" fo:background-color="transparent" loext:char-shading-value="0"/>
    </style:style>
    <style:style style:name="T76" style:family="text">
      <style:text-properties officeooo:rsid="02bd3ab7"/>
    </style:style>
    <style:style style:name="T77" style:family="text">
      <style:text-properties fo:color="#ffffff" loext:opacity="100%" fo:font-size="12pt" fo:language="en" fo:country="US" style:text-underline-style="none" officeooo:rsid="02bd3ab7" fo:background-color="transparent" loext:char-shading-value="0" style:font-size-asian="12pt" style:font-size-complex="12pt"/>
    </style:style>
    <style:style style:name="T78" style:family="text">
      <style:text-properties fo:language="en" fo:country="US" style:text-underline-style="none" fo:font-weight="normal" officeooo:rsid="02bd3ab7" fo:background-color="transparent" loext:char-shading-value="0"/>
    </style:style>
    <style:style style:name="T79" style:family="text">
      <style:text-properties fo:language="en" fo:country="US" style:text-underline-style="none" officeooo:rsid="02bd3ab7" fo:background-color="transparent" loext:char-shading-value="0"/>
    </style:style>
    <style:style style:name="T80" style:family="text">
      <style:text-properties fo:color="#ffff00" loext:opacity="100%" fo:language="en" fo:country="US" style:text-underline-style="none" officeooo:rsid="02bd3ab7" fo:background-color="transparent" loext:char-shading-value="0"/>
    </style:style>
    <style:style style:name="T81" style:family="text">
      <style:text-properties fo:color="#ffffff" loext:opacity="100%" fo:language="en" fo:country="US" style:text-underline-style="none" officeooo:rsid="02bd3ab7" fo:background-color="transparent" loext:char-shading-value="0"/>
    </style:style>
    <style:style style:name="T82" style:family="text">
      <style:text-properties fo:color="#ffffff" loext:opacity="100%" fo:language="en" fo:country="US" style:text-underline-style="none" officeooo:rsid="02beb6e3" fo:background-color="transparent" loext:char-shading-value="0"/>
    </style:style>
    <style:style style:name="T83" style:family="text">
      <style:text-properties fo:language="en" fo:country="US" style:text-underline-style="none" officeooo:rsid="02beb6e3" fo:background-color="transparent" loext:char-shading-value="0"/>
    </style:style>
    <style:style style:name="T84" style:family="text">
      <style:text-properties fo:language="en" fo:country="US" style:text-underline-style="none" officeooo:rsid="02c0407f" fo:background-color="transparent" loext:char-shading-value="0"/>
    </style:style>
    <style:style style:name="T85" style:family="text">
      <style:text-properties fo:color="#ffff00" loext:opacity="100%" fo:language="en" fo:country="US" style:text-underline-style="none" officeooo:rsid="02c0407f" fo:background-color="transparent" loext:char-shading-value="0"/>
    </style:style>
    <style:style style:name="T86" style:family="text">
      <style:text-properties fo:color="#ffffff" loext:opacity="100%" fo:font-size="12pt" fo:language="en" fo:country="US" style:text-underline-style="none" officeooo:rsid="02c0407f" fo:background-color="transparent" loext:char-shading-value="0" style:font-size-asian="12pt" style:font-size-complex="12pt"/>
    </style:style>
    <style:style style:name="T87" style:family="text">
      <style:text-properties fo:color="#ffffff" loext:opacity="100%" fo:font-size="12pt" fo:language="en" fo:country="US" style:text-underline-style="none" officeooo:rsid="02c1da42" fo:background-color="transparent" loext:char-shading-value="0" style:font-size-asian="12pt" style:font-size-complex="12pt"/>
    </style:style>
    <style:style style:name="T88" style:family="text">
      <style:text-properties fo:color="#ffff00" loext:opacity="100%" fo:font-size="12pt" fo:language="en" fo:country="US" style:text-underline-style="none" officeooo:rsid="02c1da42" fo:background-color="transparent" loext:char-shading-value="0" style:font-size-asian="12pt" style:font-size-complex="12pt"/>
    </style:style>
    <style:style style:name="T89" style:family="text">
      <style:text-properties fo:color="#ffffff" loext:opacity="100%" fo:font-size="12pt" fo:language="en" fo:country="US" style:text-underline-style="none" officeooo:rsid="02c2c44e" fo:background-color="transparent" loext:char-shading-value="0" style:font-size-asian="12pt" style:font-size-complex="12pt"/>
    </style:style>
    <style:style style:name="T90" style:family="text">
      <style:text-properties fo:color="#ffff00" loext:opacity="100%" fo:font-size="12pt" fo:language="en" fo:country="US" style:text-underline-style="none" officeooo:rsid="02c2c44e" fo:background-color="transparent" loext:char-shading-value="0" style:font-size-asian="12pt" style:font-size-complex="12pt"/>
    </style:style>
    <style:style style:name="T91" style:family="text">
      <style:text-properties fo:color="#ffffff" loext:opacity="100%" fo:font-size="12pt" fo:language="en" fo:country="US" style:text-underline-style="none" officeooo:rsid="02c17b17" fo:background-color="transparent" loext:char-shading-value="0" style:font-size-asian="12pt" style:font-size-complex="12pt"/>
    </style:style>
    <style:style style:name="T92" style:family="text">
      <style:text-properties fo:language="en" fo:country="US" style:text-underline-style="none" officeooo:rsid="02c17b17" fo:background-color="transparent" loext:char-shading-value="0"/>
    </style:style>
    <style:style style:name="T93" style:family="text">
      <style:text-properties fo:language="en" fo:country="US" style:text-underline-style="none" officeooo:rsid="02c1da42" fo:background-color="transparent" loext:char-shading-value="0"/>
    </style:style>
    <style:style style:name="T94" style:family="text">
      <style:text-properties officeooo:rsid="02c3a2d5"/>
    </style:style>
    <style:style style:name="T95" style:family="text">
      <style:text-properties style:text-underline-style="none" officeooo:rsid="02c3a2d5"/>
    </style:style>
    <style:style style:name="T96" style:family="text">
      <style:text-properties fo:color="#ffffff" loext:opacity="100%" fo:font-size="12pt" fo:language="en" fo:country="US" style:text-underline-style="none" officeooo:rsid="02c3a2d5" fo:background-color="transparent" loext:char-shading-value="0" style:font-size-asian="12pt" style:font-size-complex="12pt"/>
    </style:style>
    <style:style style:name="T97" style:family="text">
      <style:text-properties fo:language="en" fo:country="US" style:text-underline-style="none" fo:font-weight="normal" officeooo:rsid="02c3a2d5" fo:background-color="transparent" loext:char-shading-value="0"/>
    </style:style>
    <style:style style:name="T98" style:family="text">
      <style:text-properties fo:language="en" fo:country="US" style:text-underline-style="none" officeooo:rsid="02c3a2d5" fo:background-color="transparent" loext:char-shading-value="0"/>
    </style:style>
    <style:style style:name="T99" style:family="text">
      <style:text-properties fo:color="#ffff00" loext:opacity="100%" fo:language="en" fo:country="US" style:text-underline-style="none" officeooo:rsid="02c3a2d5" fo:background-color="transparent" loext:char-shading-value="0"/>
    </style:style>
    <style:style style:name="T100" style:family="text">
      <style:text-properties officeooo:rsid="02c41f01"/>
    </style:style>
    <style:style style:name="T101" style:family="text">
      <style:text-properties style:text-underline-style="none" officeooo:rsid="02c41f01"/>
    </style:style>
    <style:style style:name="T102" style:family="text">
      <style:text-properties fo:color="#ffffff" loext:opacity="100%" style:text-underline-style="none" officeooo:rsid="02c929d0"/>
    </style:style>
    <style:style style:name="T103" style:family="text">
      <style:text-properties fo:color="#ffffff" loext:opacity="100%" fo:font-size="12pt" fo:language="en" fo:country="US" style:text-underline-style="none" officeooo:rsid="02c41f01" fo:background-color="transparent" loext:char-shading-value="0" style:font-size-asian="12pt" style:font-size-complex="12pt"/>
    </style:style>
    <style:style style:name="T104" style:family="text">
      <style:text-properties fo:color="#ffff00" loext:opacity="100%" fo:font-size="12pt" fo:language="en" fo:country="US" style:text-underline-style="none" officeooo:rsid="02c41f01" fo:background-color="transparent" loext:char-shading-value="0" style:font-size-asian="12pt" style:font-size-complex="12pt"/>
    </style:style>
    <style:style style:name="T105" style:family="text">
      <style:text-properties fo:language="en" fo:country="US" style:text-underline-style="none" fo:font-weight="normal" officeooo:rsid="02c41f01" fo:background-color="transparent" loext:char-shading-value="0"/>
    </style:style>
    <style:style style:name="T106" style:family="text">
      <style:text-properties fo:language="en" fo:country="US" style:text-underline-style="none" officeooo:rsid="02c41f01" fo:background-color="transparent" loext:char-shading-value="0"/>
    </style:style>
    <style:style style:name="T107" style:family="text">
      <style:text-properties fo:color="#ffff00" loext:opacity="100%" fo:language="en" fo:country="US" style:text-underline-style="none" officeooo:rsid="02c41f01" fo:background-color="transparent" loext:char-shading-value="0"/>
    </style:style>
    <style:style style:name="T108" style:family="text">
      <style:text-properties fo:color="#ffff00" loext:opacity="100%" fo:language="en" fo:country="US" style:text-underline-style="none" officeooo:rsid="02c5c85c" fo:background-color="transparent" loext:char-shading-value="0"/>
    </style:style>
    <style:style style:name="T109" style:family="text">
      <style:text-properties fo:color="#ffffff" loext:opacity="100%" fo:language="en" fo:country="US" style:text-underline-style="none" officeooo:rsid="02c5c85c" fo:background-color="transparent" loext:char-shading-value="0"/>
    </style:style>
    <style:style style:name="T110" style:family="text">
      <style:text-properties fo:color="#ffffff" loext:opacity="100%" fo:font-size="12pt" fo:language="en" fo:country="US" style:text-underline-style="none" officeooo:rsid="02c5c85c" fo:background-color="transparent" loext:char-shading-value="0" style:font-size-asian="12pt" style:font-size-complex="12pt"/>
    </style:style>
    <style:style style:name="T111" style:family="text">
      <style:text-properties fo:color="#ffffff" loext:opacity="100%" fo:font-size="12pt" fo:language="en" fo:country="US" style:text-underline-style="none" officeooo:rsid="02c7b0ef" fo:background-color="transparent" loext:char-shading-value="0" style:font-size-asian="12pt" style:font-size-complex="12pt"/>
    </style:style>
    <style:style style:name="T112" style:family="text">
      <style:text-properties officeooo:rsid="02c7b0ef"/>
    </style:style>
    <style:style style:name="T113" style:family="text">
      <style:text-properties style:text-underline-style="none" officeooo:rsid="02c7b0ef"/>
    </style:style>
    <style:style style:name="T114" style:family="text">
      <style:text-properties fo:color="#ffffff" loext:opacity="100%" fo:language="en" fo:country="US" style:text-underline-style="none" fo:font-weight="normal" officeooo:rsid="02c41f01" fo:background-color="transparent" loext:char-shading-value="0"/>
    </style:style>
    <style:style style:name="T115" style:family="text">
      <style:text-properties fo:language="en" fo:country="US" style:text-underline-style="none" officeooo:rsid="02c929d0" fo:background-color="transparent" loext:char-shading-value="0"/>
    </style:style>
    <style:style style:name="T116" style:family="text">
      <style:text-properties fo:color="#ffff00" loext:opacity="100%" fo:language="en" fo:country="US" style:text-underline-style="none" officeooo:rsid="02c929d0" fo:background-color="transparent" loext:char-shading-value="0"/>
    </style:style>
    <style:style style:name="T117" style:family="text">
      <style:text-properties fo:language="en" fo:country="US" style:text-underline-style="none" fo:font-weight="normal" officeooo:rsid="02c929d0" fo:background-color="transparent" loext:char-shading-value="0"/>
    </style:style>
    <style:style style:name="T118" style:family="text">
      <style:text-properties fo:language="en" fo:country="US" style:text-underline-style="none" fo:font-weight="normal" officeooo:rsid="02ca53e7" fo:background-color="transparent" loext:char-shading-value="0"/>
    </style:style>
    <style:style style:name="T119" style:family="text">
      <style:text-properties fo:color="#ffff00" loext:opacity="100%" fo:language="en" fo:country="US" style:text-underline-style="none" officeooo:rsid="02ca53e7" fo:background-color="transparent" loext:char-shading-value="0"/>
    </style:style>
    <style:style style:name="T120" style:family="text">
      <style:text-properties fo:color="#ffffff" loext:opacity="100%" fo:font-size="12pt" fo:language="en" fo:country="US" style:text-underline-style="none" officeooo:rsid="02ca53e7" fo:background-color="transparent" loext:char-shading-value="0" style:font-size-asian="12pt" style:font-size-complex="12pt"/>
    </style:style>
    <style:style style:name="T121" style:family="text">
      <style:text-properties fo:color="#ffff00" loext:opacity="100%" fo:font-size="12pt" fo:language="en" fo:country="US" style:text-underline-style="none" officeooo:rsid="02ca53e7" fo:background-color="transparent" loext:char-shading-value="0" style:font-size-asian="12pt" style:font-size-complex="12pt"/>
    </style:style>
    <style:style style:name="T122" style:family="text">
      <style:text-properties fo:color="#ffff00" loext:opacity="100%" fo:language="en" fo:country="US" style:text-underline-style="none" officeooo:rsid="02cb5ea5" fo:background-color="transparent" loext:char-shading-value="0"/>
    </style:style>
    <style:style style:name="T123" style:family="text">
      <style:text-properties fo:color="#ffffff" loext:opacity="100%" fo:font-size="12pt" fo:language="en" fo:country="US" style:text-underline-style="none" officeooo:rsid="02cb5ea5" fo:background-color="transparent" loext:char-shading-value="0" style:font-size-asian="12pt" style:font-size-complex="12pt"/>
    </style:style>
    <style:style style:name="T124" style:family="text">
      <style:text-properties fo:color="#ffff00" loext:opacity="100%" fo:font-size="12pt" fo:language="en" fo:country="US" style:text-underline-style="none" officeooo:rsid="02cb5ea5" fo:background-color="transparent" loext:char-shading-value="0" style:font-size-asian="12pt" style:font-size-complex="12pt"/>
    </style:style>
    <style:style style:name="T125" style:family="text">
      <style:text-properties fo:color="#ffff00" loext:opacity="100%" fo:language="en" fo:country="US" style:text-underline-style="none" officeooo:rsid="02cd87d7" fo:background-color="transparent" loext:char-shading-value="0"/>
    </style:style>
    <style:style style:name="T126" style:family="text">
      <style:text-properties fo:color="#ffffff" loext:opacity="100%" fo:language="en" fo:country="US" style:text-underline-style="none" officeooo:rsid="02cd87d7" fo:background-color="transparent" loext:char-shading-value="0"/>
    </style:style>
    <style:style style:name="T127" style:family="text">
      <style:text-properties fo:color="#ffffff" loext:opacity="100%" fo:font-size="12pt" fo:language="en" fo:country="US" style:text-underline-style="none" officeooo:rsid="02cd87d7" fo:background-color="transparent" loext:char-shading-value="0" style:font-size-asian="12pt" style:font-size-complex="12pt"/>
    </style:style>
    <style:style style:name="T128" style:family="text">
      <style:text-properties fo:color="#ffff00" loext:opacity="100%" fo:language="en" fo:country="US" style:text-underline-style="none" officeooo:rsid="02ce7b86" fo:background-color="transparent" loext:char-shading-value="0"/>
    </style:style>
    <style:style style:name="T129" style:family="text">
      <style:text-properties fo:color="#ffffff" loext:opacity="100%" fo:font-size="12pt" fo:language="en" fo:country="US" style:text-underline-style="none" officeooo:rsid="02ce7b86" fo:background-color="transparent" loext:char-shading-value="0" style:font-size-asian="12pt" style:font-size-complex="12pt"/>
    </style:style>
    <style:style style:name="T130" style:family="text">
      <style:text-properties fo:color="#ffffff" loext:opacity="100%" fo:font-size="12pt" fo:language="en" fo:country="US" style:text-underline-style="none" officeooo:rsid="02cf928a" fo:background-color="transparent" loext:char-shading-value="0" style:font-size-asian="12pt" style:font-size-complex="12pt"/>
    </style:style>
    <style:style style:name="T131" style:family="text">
      <style:text-properties fo:language="en" fo:country="US" style:text-underline-style="none" officeooo:rsid="02cde2eb" fo:background-color="transparent" loext:char-shading-value="0"/>
    </style:style>
    <style:style style:name="T132" style:family="text">
      <style:text-properties fo:language="en" fo:country="US" style:text-underline-style="none" officeooo:rsid="02d0bd96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T_IRC</text:span> C++</text:p>
      <text:p text:style-name="P2"/>
      <text:p text:style-name="P2"><text:span text:style-name="T2">A la hora de conectar con un servidor, el flujo es el siguiente:</text:span> </text:p>
      <text:p text:style-name="P3">1. <text:span text:style-name="_3c_C_2b__2b__3e_">socket()<text:tab/></text:span><text:tab/>- Creamos la conexión (<text:span text:style-name="T3">compramos el teléfono</text:span>)</text:p>
      <text:p text:style-name="P3">2. <text:span text:style-name="_3c_C_2b__2b__3e_">bind()</text:span><text:tab/><text:tab/>- Asignamos el puerto (<text:span text:style-name="T3">damos número al teléfono</text:span>)</text:p>
      <text:p text:style-name="P3">3.<text:span text:style-name="_3c_C_2b__2b__3e_"> listen()</text:span><text:tab/><text:tab/>- Nos ponemos a la escucha.</text:p>
      <text:p text:style-name="P3">4. <text:span text:style-name="_3c_C_2b__2b__3e_">accept()</text:span><text:tab/>- Contestamos la llamada del cliente</text:p>
      <text:p text:style-name="P3">5. <text:span text:style-name="_3c_C_2b__2b__3e_">send/recv</text:span><text:tab/>- Comunicamos (<text:span text:style-name="T3">hablamos por teléfono</text:span>)</text:p>
      <text:p text:style-name="P3">6. <text:span text:style-name="_3c_C_2b__2b__3e_">close()</text:span><text:tab/><text:tab/>- Cortamos la comunicación.</text:p>
      <text:h text:style-name="P4" text:outline-level="3"/>
      <text:h text:style-name="P4" text:outline-level="3">socket()</text:h>
      <text:p text:style-name="P5"><text:span text:style-name="_3c_C_3e_"><text:span text:style-name="T4">#include &lt;sys/socket.h&gt; </text:span></text:span><text:span text:style-name="_3c_C_3e_"><text:span text:style-name="T5">(funcion de C usada en C++)</text:span></text:span></text:p>
      <text:p text:style-name="P6"><text:span text:style-name="T4">Crea un socket (punto de comunicación) para enviar/recibir datos por la red. </text:span><text:span text:style-name="T6">Es como comprar un teléfono. No está conectado y no tiene número pero está listo para ser usado.</text:span></text:p>
      <text:p text:style-name="P6"><text:span text:style-name="_2f__2f_C"><text:span text:style-name="T7"/></text:span></text:p>
      <text:p text:style-name="P6"><text:span text:style-name="_3c_C_3e_"><text:span text:style-name="T8">int </text:span></text:span><text:span text:style-name="_3c_C_2b__2b__3e_"><text:span text:style-name="T9">socket</text:span></text:span><text:span text:style-name="_3c_C_3e_"><text:span text:style-name="T8">(int </text:span></text:span><text:span text:style-name="_3c_C_2b__2b__3e_"><text:span text:style-name="T10">domain</text:span></text:span><text:span text:style-name="_3c_C_3e_"><text:span text:style-name="T8">, int </text:span></text:span><text:span text:style-name="_3c_C_2b__2b__3e_"><text:span text:style-name="T10">type</text:span></text:span><text:span text:style-name="_3c_C_3e_"><text:span text:style-name="T8">, int </text:span></text:span><text:span text:style-name="_3c_C_2b__2b__3e_"><text:span text:style-name="T10">protocol</text:span></text:span><text:span text:style-name="_3c_C_3e_"><text:span text:style-name="T8">); </text:span></text:span><text:span text:style-name="_2f__2f_C"><text:span text:style-name="T8">//sintaxis</text:span></text:span></text:p>
      <text:p text:style-name="P6"><text:span text:style-name="_3c_C_3e_"><text:span text:style-name="T8">int server_fd = </text:span></text:span><text:span text:style-name="_3c_C_2b__2b__3e_"><text:span text:style-name="T9">socket</text:span></text:span><text:span text:style-name="_3c_C_3e_"><text:span text:style-name="T8">(</text:span></text:span><text:span text:style-name="_3c_C_2b__2b__3e_"><text:span text:style-name="T9">AF_INET</text:span></text:span><text:span text:style-name="_3c_C_3e_"><text:span text:style-name="T8">, </text:span></text:span><text:span text:style-name="_3c_C_2b__2b__3e_"><text:span text:style-name="T9">SOCK_STREAM</text:span></text:span><text:span text:style-name="_3c_C_3e_"><text:span text:style-name="T8">, </text:span></text:span><text:span text:style-name="_3c_C_2b__2b__3e_"><text:span text:style-name="T9">0</text:span></text:span><text:span text:style-name="_3c_C_3e_"><text:span text:style-name="T8">);</text:span></text:span><text:span text:style-name="_2f__2f_C"><text:span text:style-name="T8"> //en ft_irc. </text:span></text:span><text:span text:style-name="_2f__2f_C"><text:span text:style-name="T11">Traduccion: Dame un socket IPv4, tipo TCP, y el protocolo automático (en este caso TCP).</text:span></text:span></text:p>
      <text:p text:style-name="P6"><text:span text:style-name="_2f__2f_C"><text:span text:style-name="T8"/></text:span></text:p>
      <text:p text:style-name="P7"><text:span text:style-name="_3c_C_2b__2b__3e_"><text:span text:style-name="T12">Devuelve<text:tab/><text:tab/><text:tab/><text:tab/><text:tab/>: </text:span></text:span><text:span text:style-name="_3c_C_2b__2b__3e_"><text:span text:style-name="T13">el File Descriptor como</text:span></text:span><text:span text:style-name="_3c_C_2b__2b__3e_"><text:span text:style-name="T12"> int &gt;= 0 si funciona. -1 si hay error.</text:span></text:span></text:p>
      <text:p text:style-name="P7"><text:span text:style-name="_3c_C_2b__2b__3e_"><text:span text:style-name="T14"/></text:span></text:p>
      <text:p text:style-name="P7"><text:span text:style-name="_3c_C_2b__2b__3e_"><text:span text:style-name="T14">DOMAIN.</text:span></text:span></text:p>
      <text:p text:style-name="P7"><text:span text:style-name="_3c_C_2b__2b__3e_"><text:span text:style-name="T9">AF_INET<text:tab/><text:tab/><text:tab/><text:tab/><text:tab/>: </text:span></text:span><text:span text:style-name="_3c_C_2b__2b__3e_"><text:span text:style-name="T15">IPv4 </text:span></text:span><text:span text:style-name="_3c_C_2b__2b__3e_"><text:span text:style-name="T13">(192,168,1,1)</text:span></text:span></text:p>
      <text:p text:style-name="P7"><text:span text:style-name="_3c_C_2b__2b__3e_"><text:span text:style-name="T9">AF_INET<text:tab/></text:span></text:span><text:span text:style-name="_3c_C_2b__2b__3e_"><text:span text:style-name="T16">6</text:span></text:span><text:span text:style-name="_3c_C_2b__2b__3e_"><text:span text:style-name="T9"><text:tab/><text:tab/><text:tab/><text:tab/>: </text:span></text:span><text:span text:style-name="_3c_C_2b__2b__3e_"><text:span text:style-name="T15">IPv</text:span></text:span><text:span text:style-name="_3c_C_2b__2b__3e_"><text:span text:style-name="T13">6 (2001:0db8::1)</text:span></text:span></text:p>
      <text:p text:style-name="P7"><text:span text:style-name="_3c_C_2b__2b__3e_"><text:span text:style-name="T9">AF_</text:span></text:span><text:span text:style-name="_3c_C_2b__2b__3e_"><text:span text:style-name="T16">UNIX</text:span></text:span><text:span text:style-name="_3c_C_2b__2b__3e_"><text:span text:style-name="T9"><text:tab/><text:tab/><text:tab/><text:tab/><text:tab/>: </text:span></text:span><text:span text:style-name="_3c_C_2b__2b__3e_"><text:span text:style-name="T13">comunicación local. Mismo Ordenador</text:span></text:span></text:p>
      <text:p text:style-name="P7"><text:span text:style-name="_3c_C_2b__2b__3e_"><text:span text:style-name="T13"/></text:span></text:p>
      <text:p text:style-name="P7"><text:span text:style-name="_3c_C_2b__2b__3e_"><text:span text:style-name="T14">TYPE.</text:span></text:span></text:p>
      <text:p text:style-name="P7"><text:span text:style-name="_3c_C_2b__2b__3e_"><text:span text:style-name="T9">SOCK_STREAM<text:tab/><text:tab/>: </text:span></text:span><text:span text:style-name="_3c_C_2b__2b__3e_"><text:span text:style-name="T15">TCP (protocolo de envio seguro. </text:span></text:span><text:span text:style-name="_3c_C_2b__2b__3e_"><text:span text:style-name="T13">HTTP, chat, ssh, email</text:span></text:span><text:span text:style-name="_3c_C_2b__2b__3e_"><text:span text:style-name="T15">)</text:span></text:span></text:p>
      <text:p text:style-name="P7"><text:span text:style-name="_3c_C_2b__2b__3e_"><text:span text:style-name="T9">SOCK_</text:span></text:span><text:span text:style-name="_3c_C_2b__2b__3e_"><text:span text:style-name="T16">DGRAM<text:tab/><text:tab/>: </text:span></text:span><text:span text:style-name="_3c_C_2b__2b__3e_"><text:span text:style-name="T13">UDP (protocolo para juegos en tiempo real, streaming, DNS)</text:span></text:span></text:p>
      <text:p text:style-name="P7"><text:span text:style-name="_3c_C_2b__2b__3e_"><text:span text:style-name="T9">SOCK_</text:span></text:span><text:span text:style-name="_3c_C_2b__2b__3e_"><text:span text:style-name="T16">RAW<text:tab/><text:tab/><text:tab/>: </text:span></text:span><text:span text:style-name="_3c_C_2b__2b__3e_"><text:span text:style-name="T13">Para acceso directo a IP sin TCP/UDP (ping, traceroute, hacking)</text:span></text:span></text:p>
      <text:p text:style-name="P7"><text:span text:style-name="_3c_C_2b__2b__3e_"><text:span text:style-name="T13"/></text:span></text:p>
      <text:p text:style-name="P7"><text:span text:style-name="_3c_C_2b__2b__3e_"><text:span text:style-name="T14">PROTOCOL. </text:span></text:span></text:p>
      <text:p text:style-name="P7"><text:soft-page-break/><text:span text:style-name="_3c_C_2b__2b__3e_"><text:span text:style-name="T16">0<text:tab/><text:tab/><text:tab/><text:tab/><text:tab/><text:tab/></text:span></text:span><text:span text:style-name="_3c_C_2b__2b__3e_"><text:span text:style-name="T9"><text:tab/><text:tab/>: </text:span></text:span><text:span text:style-name="_3c_C_2b__2b__3e_"><text:span text:style-name="T13">Automático</text:span></text:span><text:span text:style-name="_3c_C_2b__2b__3e_"><text:span text:style-name="T15"> </text:span></text:span><text:span text:style-name="_3c_C_2b__2b__3e_"><text:span text:style-name="T13">(elije según el </text:span></text:span><text:span text:style-name="_3c_C_2b__2b__3e_"><text:span text:style-name="T14">TYPE</text:span></text:span><text:span text:style-name="_3c_C_2b__2b__3e_"><text:span text:style-name="T13">)</text:span></text:span></text:p>
      <text:p text:style-name="P7"><text:span text:style-name="_3c_C_2b__2b__3e_"><text:span text:style-name="T16">IPPROTO_TCP<text:tab/></text:span></text:span><text:span text:style-name="_3c_C_2b__2b__3e_"><text:span text:style-name="T9"><text:tab/>: </text:span></text:span><text:span text:style-name="_3c_C_2b__2b__3e_"><text:span text:style-name="T15">TCP </text:span></text:span></text:p>
      <text:p text:style-name="P7"><text:span text:style-name="_3c_C_2b__2b__3e_"><text:span text:style-name="T16">IPPROTO_UDP<text:tab/></text:span></text:span><text:span text:style-name="_3c_C_2b__2b__3e_"><text:span text:style-name="T9"><text:tab/>: </text:span></text:span><text:span text:style-name="_3c_C_2b__2b__3e_"><text:span text:style-name="T15">TCP</text:span></text:span></text:p>
      <text:p text:style-name="P8"><text:span text:style-name="_3c_C_2b__2b__3e_"><text:span text:style-name="T17">Aunque parezca chorrada lo del protocolo por que pilla de Type o especifica, hay más protocolos como: </text:span></text:span></text:p>
      <text:p text:style-name="P8"><text:span text:style-name="_3c_C_2b__2b__3e_"><text:span text:style-name="T17">SOCK_STREAM<text:tab/><text:tab/>= TCP, SCTP (IPPROTO_SCTP), Bluetooth</text:span></text:span></text:p>
      <text:p text:style-name="P8"><text:span text:style-name="_3c_C_2b__2b__3e_"><text:span text:style-name="T17">SOCK_DGRAM<text:tab/><text:tab/>= UDP, ICMP.</text:span></text:span></text:p>
      <text:p text:style-name="P9"><text:span text:style-name="_3c_C_2b__2b__3e_"><text:span text:style-name="T18"/></text:span></text:p>
      <text:p text:style-name="P9"><text:span text:style-name="_3c_C_2b__2b__3e_"><text:span text:style-name="T18">ERRORES: </text:span></text:span><text:span text:style-name="_3c_C_2b__2b__3e_"><text:span text:style-name="T19">(almacenada en la variable errno #include &lt;errno.h&gt;, perror() o strerror())</text:span></text:span></text:p>
      <text:p text:style-name="P9"><text:span text:style-name="_3c_C_2b__2b__3e_"><text:span text:style-name="T20">EACCES<text:tab/></text:span></text:span><text:span text:style-name="_3c_C_2b__2b__3e_"><text:span text:style-name="T21"><text:tab/><text:tab/><text:tab/><text:tab/><text:tab/><text:tab/>: </text:span></text:span><text:span text:style-name="_3c_C_2b__2b__3e_"><text:span text:style-name="T22">Sin permisos (puertos &lt; 1024 requieren root) usar &gt;1024</text:span></text:span></text:p>
      <text:p text:style-name="P9"><text:span text:style-name="_3c_C_2b__2b__3e_"><text:span text:style-name="T20">EMFILE<text:tab/></text:span></text:span><text:span text:style-name="_3c_C_2b__2b__3e_"><text:span text:style-name="T21"><text:tab/><text:tab/><text:tab/><text:tab/><text:tab/><text:tab/>: </text:span></text:span><text:span text:style-name="_3c_C_2b__2b__3e_"><text:span text:style-name="T22">Demasiados FDs abiertos. Cerrar sockets viejos</text:span></text:span></text:p>
      <text:p text:style-name="P9"><text:span text:style-name="_3c_C_2b__2b__3e_"><text:span text:style-name="T20">ENFILE<text:tab/></text:span></text:span><text:span text:style-name="_3c_C_2b__2b__3e_"><text:span text:style-name="T21"><text:tab/><text:tab/><text:tab/><text:tab/><text:tab/><text:tab/>: </text:span></text:span><text:span text:style-name="_3c_C_2b__2b__3e_"><text:span text:style-name="T22">Sistema sin recursos. Reiniciar o reducir carga</text:span></text:span></text:p>
      <text:p text:style-name="P9"><text:span text:style-name="_3c_C_2b__2b__3e_"><text:span text:style-name="T20">EPROTONOSUPPORT<text:tab/></text:span></text:span><text:span text:style-name="_3c_C_2b__2b__3e_"><text:span text:style-name="T21">: </text:span></text:span><text:span text:style-name="_3c_C_2b__2b__3e_"><text:span text:style-name="T22">Protocolo no soportado. Verificar parámetros</text:span></text:span></text:p>
      <text:p text:style-name="P9"><text:span text:style-name="_3c_C_2b__2b__3e_"><text:span text:style-name="T22"/></text:span></text:p>
      <text:h text:style-name="P10" text:outline-level="3"><text:span text:style-name="T23">bind</text:span>()</text:h>
      <text:p text:style-name="P11"><text:span text:style-name="_3c_C_3e_"><text:span text:style-name="T4">#include &lt;</text:span></text:span><text:span text:style-name="_3c_C_3e_"><text:span text:style-name="T24">sys/socket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5">No hay version C++. Solo C</text:span></text:span><text:span text:style-name="_3c_C_3e_"><text:span text:style-name="T5">)</text:span></text:span></text:p>
      <text:p text:style-name="P12"><text:span text:style-name="_3c_C_2b__2b__3e_"><text:span text:style-name="T26">Asigna una dirección IP y un puerto al Socket abierto</text:span></text:span><text:span text:style-name="_3c_C_2b__2b__3e_"><text:span text:style-name="T15">. </text:span></text:span><text:span text:style-name="_3c_C_2b__2b__3e_"><text:span text:style-name="T27">Es como </text:span></text:span><text:span text:style-name="_3c_C_2b__2b__3e_"><text:span text:style-name="T28">asignar un número de teléfono al teléfono que compramos.</text:span></text:span></text:p>
      <text:p text:style-name="P12"><text:span text:style-name="_3c_C_2b__2b__3e_"><text:span text:style-name="T28"/></text:span></text:p>
      <text:p text:style-name="P12"><text:span text:style-name="_3c_C_3e_"><text:span text:style-name="T8">int </text:span></text:span><text:span text:style-name="_3c_C_2b__2b__3e_"><text:span text:style-name="T29">bind</text:span></text:span><text:span text:style-name="_3c_C_3e_"><text:span text:style-name="T8">(int </text:span></text:span><text:span text:style-name="_3c_C_2b__2b__3e_"><text:span text:style-name="T30">sockfd</text:span></text:span><text:span text:style-name="_3c_C_3e_"><text:span text:style-name="T8">, </text:span></text:span><text:span text:style-name="_3c_C_3e_"><text:span text:style-name="T31">const struct</text:span></text:span><text:span text:style-name="_3c_C_3e_"><text:span text:style-name="T8"> </text:span></text:span><text:span text:style-name="_3c_C_2b__2b__3e_"><text:span text:style-name="T30">sockaddr *addr</text:span></text:span><text:span text:style-name="_3c_C_3e_"><text:span text:style-name="T8">, </text:span></text:span><text:span text:style-name="_3c_C_3e_"><text:span text:style-name="T31">socklen_t</text:span></text:span><text:span text:style-name="_3c_C_3e_"><text:span text:style-name="T8"> </text:span></text:span><text:span text:style-name="_3c_C_2b__2b__3e_"><text:span text:style-name="T30">addrlen</text:span></text:span><text:span text:style-name="_3c_C_3e_"><text:span text:style-name="T8">); </text:span></text:span><text:span text:style-name="_2f__2f_C"><text:span text:style-name="T8">//sintaxis</text:span></text:span></text:p>
      <text:p text:style-name="P12"><text:span text:style-name="_2f__2f_C"><text:span text:style-name="T8"/></text:span></text:p>
      <text:p text:style-name="P12"><text:span text:style-name="_3c_C_2b__2b__3e_"><text:span text:style-name="T30">sockfd<text:tab/><text:tab/>: </text:span></text:span><text:span text:style-name="_3c_C_2b__2b__3e_"><text:span text:style-name="T32">El File Descriptor del socket abierto por socket()</text:span></text:span></text:p>
      <text:p text:style-name="P12"><text:span text:style-name="_3c_C_2b__2b__3e_"><text:span text:style-name="T30">addr<text:tab/><text:tab/><text:tab/>: </text:span></text:span><text:span text:style-name="_3c_C_2b__2b__3e_"><text:span text:style-name="T32">Puntero a la estructura con IP:puerto</text:span></text:span></text:p>
      <text:p text:style-name="P12"><text:span text:style-name="_3c_C_2b__2b__3e_"><text:span text:style-name="T30">addrlen<text:tab/>: </text:span></text:span><text:span text:style-name="_3c_C_2b__2b__3e_"><text:span text:style-name="T32">Tamaño de la estructura</text:span></text:span><text:span text:style-name="_3c_C_2b__2b__3e_"><text:span text:style-name="T30"> addr</text:span></text:span></text:p>
      <text:p text:style-name="P12"><text:span text:style-name="_3c_C_2b__2b__3e_"><text:span text:style-name="T30"/></text:span></text:p>
      <text:p text:style-name="P13"><text:span text:style-name="_3c_C_2b__2b__3e_"><text:span text:style-name="T33">Una vez obtenido el FD del socket, antes de asignarle la IP/puerto con </text:span></text:span><text:span text:style-name="_3c_C_2b__2b__3e_"><text:span text:style-name="T9">bind()</text:span></text:span><text:span text:style-name="_3c_C_2b__2b__3e_"><text:span text:style-name="T33"> tenemos que crear una estructura </text:span></text:span><text:span text:style-name="_3c_C_2b__2b__3e_"><text:span text:style-name="T9">sockaddr_in </text:span></text:span><text:span text:style-name="_3c_C_3e_"><text:span text:style-name="T9">(#include &lt;netinet/in.h&gt;)</text:span></text:span><text:span text:style-name="_3c_C_2b__2b__3e_"><text:span text:style-name="T33">:</text:span></text:span></text:p>
      <text:p text:style-name="P14"><text:span text:style-name="_3c_C_3e_"><text:span text:style-name="T9">struct </text:span></text:span><text:span text:style-name="_3c_C_2b__2b__3e_"><text:span text:style-name="T9">sockaddr_in</text:span></text:span><text:span text:style-name="_3c_C_3e_"><text:span text:style-name="T9">{</text:span></text:span></text:p>
      <text:p text:style-name="P14"><text:span text:style-name="_3c_C_3e_"><text:span text:style-name="T9"><text:tab/>sa_family_t<text:tab/><text:tab/>sin_family; </text:span></text:span><text:span text:style-name="_2f__2f_C"><text:span text:style-name="T9">// AF_INET(IPv4)</text:span></text:span></text:p>
      <text:p text:style-name="P14"><text:span text:style-name="_3c_C_3e_"><text:span text:style-name="T9"><text:tab/>in_port_t<text:tab/><text:tab/><text:tab/>sin_port; </text:span></text:span><text:span text:style-name="_2f__2f_C"><text:span text:style-name="T9">// puerto (en network byte <text:s/>order)</text:span></text:span></text:p>
      <text:p text:style-name="P14"><text:span text:style-name="_3c_C_3e_"><text:span text:style-name="T9"><text:tab/>struct in_addr<text:tab/>sin_addr; </text:span></text:span><text:span text:style-name="_2f__2f_C"><text:span text:style-name="T9">// Direccion IP</text:span></text:span><text:span text:style-name="_3c_C_3e_"><text:span text:style-name="T9">};</text:span></text:span></text:p>
      <text:p text:style-name="P14"><text:span text:style-name="_3c_C_3e_"><text:span text:style-name="T34">y la rellenamos</text:span></text:span><text:span text:style-name="_3c_C_2b__2b__3e_"><text:span text:style-name="T33">:</text:span></text:span></text:p>
      <text:p text:style-name="P13"><text:span text:style-name="_3c_C_3e_"><text:span text:style-name="T9">struct </text:span></text:span><text:span text:style-name="_3c_C_2b__2b__3e_"><text:span text:style-name="T9">sockaddr_in</text:span></text:span><text:span text:style-name="_3c_C_3e_"><text:span text:style-name="T9"> server_addr; </text:span></text:span><text:span text:style-name="_2f__2f_C"><text:span text:style-name="T9">//</text:span></text:span><text:span text:style-name="_2f__2f_C"><text:span text:style-name="T35">server_addr es una </text:span></text:span><text:span text:style-name="_2f__2f_C"><text:span text:style-name="T9">variable creada nuestra y vacia. </text:span></text:span></text:p>
      <text:p text:style-name="P14"><text:soft-page-break/><text:span text:style-name="_3c_C_3e_"><text:span text:style-name="T9">server_addr</text:span></text:span><text:span text:style-name="_3c_C_2b__2b__3e_"><text:span text:style-name="T9">.sin_family</text:span></text:span><text:span text:style-name="_3c_C_3e_"><text:span text:style-name="T9"> = </text:span></text:span><text:span text:style-name="_3c_C_2b__2b__3e_"><text:span text:style-name="T9">AF_INET</text:span></text:span><text:span text:style-name="_3c_C_3e_"><text:span text:style-name="T9">; </text:span></text:span><text:span text:style-name="_2f__2f_C"><text:span text:style-name="T9">//</text:span></text:span><text:span text:style-name="_2f__2f_C"><text:span text:style-name="T35">IPv4</text:span></text:span></text:p>
      <text:p text:style-name="P14"><text:span text:style-name="_3c_C_3e_"><text:span text:style-name="T9">server_addr</text:span></text:span><text:span text:style-name="_3c_C_2b__2b__3e_"><text:span text:style-name="T9">.sin_</text:span></text:span><text:span text:style-name="_3c_C_2b__2b__3e_"><text:span text:style-name="T35">port</text:span></text:span><text:span text:style-name="_3c_C_3e_"><text:span text:style-name="T9"> = </text:span></text:span><text:span text:style-name="_3c_C_2b__2b__3e_"><text:span text:style-name="T35">htons(6667)</text:span></text:span><text:span text:style-name="_3c_C_3e_"><text:span text:style-name="T9">; </text:span></text:span><text:span text:style-name="_2f__2f_C"><text:span text:style-name="T9">//</text:span></text:span><text:span text:style-name="_2f__2f_C"><text:span text:style-name="T35">Puerto 6667. </text:span></text:span><text:span text:style-name="_2f__2f_C"><text:span text:style-name="T36">(uint16_t (0-65535))</text:span></text:span></text:p>
      <text:p text:style-name="P14"><text:span text:style-name="_3c_C_3e_"><text:span text:style-name="T9">server_addr</text:span></text:span><text:span text:style-name="_3c_C_2b__2b__3e_"><text:span text:style-name="T9">.sin_</text:span></text:span><text:span text:style-name="_3c_C_2b__2b__3e_"><text:span text:style-name="T35">addr.s_addr</text:span></text:span><text:span text:style-name="_3c_C_3e_"><text:span text:style-name="T9"> = </text:span></text:span><text:span text:style-name="_3c_C_2b__2b__3e_"><text:span text:style-name="T35">INADDR_ANY</text:span></text:span><text:span text:style-name="_3c_C_3e_"><text:span text:style-name="T9">; </text:span></text:span><text:span text:style-name="_2f__2f_C"><text:span text:style-name="T9">// </text:span></text:span><text:span text:style-name="_2f__2f_C"><text:span text:style-name="T35">Todas las IPs locales. Escucha en todas las interfaces (0.0.0,0)</text:span></text:span></text:p>
      <text:p text:style-name="P15"><text:span text:style-name="_3c_C_3e_"><text:span text:style-name="T37">int result = </text:span></text:span><text:span text:style-name="_3c_C_2b__2b__3e_"><text:span text:style-name="T9">bind</text:span></text:span><text:span text:style-name="_3c_C_3e_"><text:span text:style-name="T37">(server_fd, (struct sockaddr*)&amp;server_addr, sizeof(server_addr)); </text:span></text:span><text:span text:style-name="_2f__2f_C"><text:span text:style-name="T37">//se castea a(struct sockaddr*) siempre.</text:span></text:span></text:p>
      <text:p text:style-name="P15"><text:span text:style-name="_2f__2f_C"><text:span text:style-name="T37"/></text:span></text:p>
      <text:p text:style-name="P16"><text:span text:style-name="_3c_C_2b__2b__3e_"><text:span text:style-name="T10">.sin_family</text:span></text:span><text:span text:style-name="_2f__2f_C"><text:span text:style-name="T36"> </text:span></text:span><text:span text:style-name="_3c_C_3e_"><text:span text:style-name="T38">Puede ser:</text:span></text:span></text:p>
      <text:p text:style-name="P16"><text:span text:style-name="_3c_C_2b__2b__3e_"><text:span text:style-name="T9">AF_INET</text:span></text:span><text:span text:style-name="_3c_C_3e_"><text:span text:style-name="T38"> <text:tab/><text:tab/><text:tab/><text:tab/><text:tab/>:<text:tab/>IPv4</text:span></text:span></text:p>
      <text:p text:style-name="P16"><text:span text:style-name="_3c_C_2b__2b__3e_"><text:span text:style-name="T9">AF_INET6</text:span></text:span><text:span text:style-name="_3c_C_3e_"><text:span text:style-name="T38"><text:tab/><text:tab/><text:tab/><text:tab/>:<text:tab/>IPv6</text:span></text:span></text:p>
      <text:p text:style-name="P16"><text:span text:style-name="_3c_C_2b__2b__3e_"><text:span text:style-name="T9">AF_UNIX</text:span></text:span><text:span text:style-name="_3c_C_3e_"><text:span text:style-name="T38"><text:tab/><text:tab/><text:tab/><text:tab/><text:tab/>:<text:tab/>Sockets Locales (mismo ordenador)</text:span></text:span></text:p>
      <text:p text:style-name="P16"><text:span text:style-name="_3c_C_2b__2b__3e_"><text:span text:style-name="T9">AF_BLUETOOTH</text:span></text:span><text:span text:style-name="_3c_C_3e_"><text:span text:style-name="T38"><text:tab/>:<text:tab/>Bluetooth</text:span></text:span></text:p>
      <text:p text:style-name="P16"><text:span text:style-name="_3c_C_2b__2b__3e_"><text:span text:style-name="T9">AF_PACKET<text:tab/></text:span></text:span><text:span text:style-name="_3c_C_3e_"><text:span text:style-name="T38"><text:tab/><text:tab/>:<text:tab/>Acceso a bajo nivel a red.</text:span></text:span></text:p>
      <text:p text:style-name="P15"><text:span text:style-name="_2f__2f_C"><text:span text:style-name="T37"/></text:span></text:p>
      <text:p text:style-name="P17"><text:span text:style-name="_3c_C_2b__2b__3e_"><text:span text:style-name="T10">.sin_port</text:span></text:span><text:span text:style-name="_3c_C_2b__2b__3e_"><text:span text:style-name="T9"> </text:span></text:span><text:span text:style-name="_3c_C_3e_"><text:span text:style-name="T39">Es el puerto, y es un numero uint16_t (0 a 65535) donde:</text:span></text:span></text:p>
      <text:p text:style-name="P17"><text:span text:style-name="_3c_C_2b__2b__3e_"><text:span text:style-name="T9">0</text:span></text:span><text:span text:style-name="_3c_C_3e_"><text:span text:style-name="T39"><text:tab/><text:tab/><text:tab/><text:tab/><text:tab/><text:tab/><text:tab/><text:tab/>:<text:tab/>El sistema asigna un puerto automáticamente</text:span></text:span></text:p>
      <text:p text:style-name="P17"><text:span text:style-name="_3c_C_2b__2b__3e_"><text:span text:style-name="T9">1-1023<text:tab/></text:span></text:span><text:span text:style-name="_3c_C_3e_"><text:span text:style-name="T39"><text:tab/><text:tab/><text:tab/><text:tab/><text:tab/>:<text:tab/>Requieren Root ya <text:s/>que son puertos reservados</text:span></text:span></text:p>
      <text:p text:style-name="P17"><text:span text:style-name="_3c_C_2b__2b__3e_"><text:span text:style-name="T9">1024 - 49151<text:tab/><text:tab/></text:span></text:span><text:span text:style-name="_3c_C_3e_"><text:span text:style-name="T39"><text:tab/>:<text:tab/>Puertos registrados por aplicaciones conocidas. 6667 por IRC</text:span></text:span></text:p>
      <text:p text:style-name="P17"><text:span text:style-name="_3c_C_2b__2b__3e_"><text:span text:style-name="T9">49152 - 65535<text:tab/></text:span></text:span><text:span text:style-name="_3c_C_3e_"><text:span text:style-name="T39"><text:tab/><text:tab/>:<text:tab/>Puertos dinámicos / Privados</text:span></text:span></text:p>
      <text:p text:style-name="P17"><text:span text:style-name="_3c_C_3e_"><text:span text:style-name="T39"/></text:span></text:p>
      <text:p text:style-name="P18"><text:span text:style-name="_3c_C_2b__2b__3e_"><text:span text:style-name="T10">.sin_</text:span></text:span><text:span text:style-name="_3c_C_2b__2b__3e_"><text:span text:style-name="T40">addr.s_addr <text:s/></text:span></text:span><text:span text:style-name="_3c_C_3e_"><text:span text:style-name="T39">Es </text:span></text:span><text:span text:style-name="_3c_C_3e_"><text:span text:style-name="T41">una estructura con un único parámetro. Se mantiene así por compatibilidad con antiguas versiones.</text:span></text:span></text:p>
      <text:p text:style-name="P18"><text:span text:style-name="_3c_C_2b__2b__3e_"><text:span text:style-name="T42">INADDR_ANY<text:tab/><text:tab/><text:tab/><text:tab/><text:tab/><text:tab/>:<text:tab/></text:span></text:span><text:span text:style-name="_3c_C_2b__2b__3e_"><text:span text:style-name="T43">Todas las interfaces locales (wifi, Ethernet, localhost...)</text:span></text:span></text:p>
      <text:p text:style-name="P18"><text:span text:style-name="_3c_C_2b__2b__3e_"><text:span text:style-name="T42">INADDR_LOOPBACK<text:tab/><text:tab/>:<text:tab/></text:span></text:span><text:span text:style-name="_3c_C_2b__2b__3e_"><text:span text:style-name="T43">Localhost (127.0.0.1) = htonl(0x7F000001)</text:span></text:span></text:p>
      <text:p text:style-name="P18"><text:span text:style-name="_3c_C_2b__2b__3e_"><text:span text:style-name="T42">inet_addr(“192.168.1.3”)<text:tab/><text:tab/>:<text:tab/></text:span></text:span><text:span text:style-name="_3c_C_2b__2b__3e_"><text:span text:style-name="T43">IP específica. </text:span></text:span></text:p>
      <text:p text:style-name="P18"><text:span text:style-name="_3c_C_2b__2b__3e_"><text:span text:style-name="T42">inet_pton(AF_INET, “192.168.1.3”, &amp;addr, sin_addr)<text:tab/><text:tab/>: </text:span></text:span><text:span text:style-name="_3c_C_2b__2b__3e_"><text:span text:style-name="T43">Conversion Moderna.</text:span></text:span><text:span text:style-name="_3c_C_2b__2b__3e_"><text:span text:style-name="T42"> <text:tab/></text:span></text:span></text:p>
      <text:p text:style-name="P15"><text:span text:style-name="_2f__2f_C"><text:span text:style-name="T37"/></text:span></text:p>
      <text:p text:style-name="P15"><text:span text:style-name="_3c_C_3e_"><text:span text:style-name="T44">Devolverá (result) </text:span></text:span><text:span text:style-name="_3c_C_2b__2b__3e_"><text:span text:style-name="T9">0</text:span></text:span><text:span text:style-name="_3c_C_3e_"><text:span text:style-name="T44"> si tiene éxito o </text:span></text:span><text:span text:style-name="_3c_C_2b__2b__3e_"><text:span text:style-name="T9">-1</text:span></text:span><text:span text:style-name="_3c_C_3e_"><text:span text:style-name="T44"> si da error (que se consulta con </text:span></text:span><text:span text:style-name="_3c_C_2b__2b__3e_"><text:span text:style-name="T9">errno</text:span></text:span><text:span text:style-name="_3c_C_3e_"><text:span text:style-name="T44">)</text:span></text:span></text:p>
      <text:p text:style-name="P19"><text:span text:style-name="_3c_C_2b__2b__3e_"><text:span text:style-name="T18"/></text:span></text:p>
      <text:p text:style-name="P19"><text:span text:style-name="_3c_C_2b__2b__3e_"><text:span text:style-name="T18">ERRORES:</text:span></text:span></text:p>
      <text:p text:style-name="P19"><text:span text:style-name="_3c_C_2b__2b__3e_"><text:span text:style-name="T45">EADDRINUSE<text:tab/>:</text:span></text:span><text:span text:style-name="_3c_C_2b__2b__3e_"><text:span text:style-name="T46"> </text:span></text:span><text:span text:style-name="_3c_C_2b__2b__3e_"><text:span text:style-name="T47">El puerto ya está en uso</text:span></text:span></text:p>
      <text:p text:style-name="P19"><text:span text:style-name="_3c_C_2b__2b__3e_"><text:span text:style-name="T45">EACCES<text:tab/><text:tab/><text:tab/>: </text:span></text:span><text:span text:style-name="_3c_C_2b__2b__3e_"><text:span text:style-name="T47">Puerto &lt;1024 sin permisos de root</text:span></text:span></text:p>
      <text:p text:style-name="P19"><text:span text:style-name="_3c_C_2b__2b__3e_"><text:span text:style-name="T45">EINVAL<text:tab/><text:tab/><text:tab/><text:tab/>: </text:span></text:span><text:span text:style-name="_3c_C_2b__2b__3e_"><text:span text:style-name="T47">Socket ya enlazado.</text:span></text:span></text:p>
      <text:p text:style-name="P19"><text:span text:style-name="_3c_C_2b__2b__3e_"><text:span text:style-name="T47"/></text:span></text:p>
      <text:p text:style-name="P20"><text:soft-page-break/><text:span text:style-name="_3c_C_2b__2b__3e_"><text:span text:style-name="T48">Notas:</text:span></text:span><text:span text:style-name="_3c_C_2b__2b__3e_"><text:span text:style-name="T47"> </text:span></text:span></text:p>
      <text:p text:style-name="P20"><text:span text:style-name="_3c_C_2b__2b__3e_"><text:span text:style-name="T49">1.</text:span></text:span><text:span text:style-name="_3c_C_2b__2b__3e_"><text:span text:style-name="T50"> </text:span></text:span><text:span text:style-name="_3c_C_2b__2b__3e_"><text:span text:style-name="T47">Por que se solicita una dirección de memoria de </text:span></text:span><text:span text:style-name="_3c_C_2b__2b__3e_"><text:span text:style-name="T9">struck sockaddr</text:span></text:span><text:span text:style-name="_3c_C_2b__2b__3e_"><text:span text:style-name="T47">, y nosotros generamos un </text:span></text:span><text:span text:style-name="_3c_C_2b__2b__3e_"><text:span text:style-name="T9">sockaddr_in</text:span></text:span><text:span text:style-name="_3c_C_2b__2b__3e_"><text:span text:style-name="T47">?<text:line-break/>Son dos estructuras diferentes. </text:span></text:span><text:span text:style-name="_3c_C_2b__2b__3e_"><text:span text:style-name="T9">sockaddr</text:span></text:span><text:span text:style-name="_3c_C_2b__2b__3e_"><text:span text:style-name="T47"> es más genérica y no tiene parámetros que sí tiene </text:span></text:span><text:span text:style-name="_3c_C_2b__2b__3e_"><text:span text:style-name="T9">_in</text:span></text:span><text:span text:style-name="_3c_C_2b__2b__3e_"><text:span text:style-name="T47">. Por ejemplo los puertos, sí los tiene </text:span></text:span><text:span text:style-name="_3c_C_2b__2b__3e_"><text:span text:style-name="T9">_in</text:span></text:span><text:span text:style-name="_3c_C_2b__2b__3e_"><text:span text:style-name="T47"> y no </text:span></text:span><text:span text:style-name="_3c_C_2b__2b__3e_"><text:span text:style-name="T9">sockaddr</text:span></text:span><text:span text:style-name="_3c_C_2b__2b__3e_"><text:span text:style-name="T47">. </text:span></text:span></text:p>
      <text:p text:style-name="P19"><text:span text:style-name="_3c_C_2b__2b__3e_"><text:span text:style-name="T47">Entonces ¿como sabe que es un </text:span></text:span><text:span text:style-name="_3c_C_2b__2b__3e_"><text:span text:style-name="T9">sockaddr_in</text:span></text:span><text:span text:style-name="_3c_C_2b__2b__3e_"><text:span text:style-name="T47"> cuando lo casteamos a </text:span></text:span><text:span text:style-name="_3c_C_2b__2b__3e_"><text:span text:style-name="T9">sockaddr</text:span></text:span><text:span text:style-name="_3c_C_2b__2b__3e_"><text:span text:style-name="T47"> en </text:span></text:span><text:span text:style-name="_3c_C_2b__2b__3e_"><text:span text:style-name="T9">bind()</text:span></text:span><text:span text:style-name="_3c_C_2b__2b__3e_"><text:span text:style-name="T47">? <text:s/></text:span></text:span><text:span text:style-name="_3c_C_2b__2b__3e_"><text:span text:style-name="T51">Porque </text:span></text:span><text:span text:style-name="_3c_C_2b__2b__3e_"><text:span text:style-name="T47">mira a </text:span></text:span><text:span text:style-name="_3c_C_2b__2b__3e_"><text:span text:style-name="T9">sin_family</text:span></text:span><text:span text:style-name="_3c_C_2b__2b__3e_"><text:span text:style-name="T47"> </text:span></text:span><text:span text:style-name="_3c_C_2b__2b__3e_"><text:span text:style-name="T51">(que está también en </text:span></text:span><text:span text:style-name="_3c_C_2b__2b__3e_"><text:span text:style-name="T9">sockaddr </text:span></text:span><text:span text:style-name="_3c_C_2b__2b__3e_"><text:span text:style-name="T52">y en este caso es</text:span></text:span><text:span text:style-name="_3c_C_2b__2b__3e_"><text:span text:style-name="T53"> AF_INET</text:span></text:span><text:span text:style-name="_3c_C_2b__2b__3e_"><text:span text:style-name="T51">) </text:span></text:span><text:span text:style-name="_3c_C_2b__2b__3e_"><text:span text:style-name="T47">y sabe que es un </text:span></text:span><text:span text:style-name="_3c_C_2b__2b__3e_"><text:span text:style-name="T9">sockaddr_in</text:span></text:span></text:p>
      <text:p text:style-name="P19"><text:span text:style-name="_3c_C_2b__2b__3e_"><text:span text:style-name="T9"/></text:span></text:p>
      <text:p text:style-name="P20"><text:span text:style-name="_3c_C_2b__2b__3e_"><text:span text:style-name="T54">1. </text:span></text:span><text:span text:style-name="_3c_C_2b__2b__3e_"><text:span text:style-name="T9">htons</text:span></text:span><text:span text:style-name="_3c_C_2b__2b__3e_"><text:span text:style-name="T55"> y </text:span></text:span><text:span text:style-name="_3c_C_2b__2b__3e_"><text:span text:style-name="T9">htonl </text:span></text:span><text:span text:style-name="_3c_C_2b__2b__3e_"><text:span text:style-name="T55">son funciones de network para enviar datos. Diferentes CPUs almacenan los números de forma diferente:</text:span></text:span></text:p>
      <text:p text:style-name="P20"><text:span text:style-name="_3c_C_2b__2b__3e_"><text:span text:style-name="T55">Big-endian (0x1234) se almacena el byte más significativo primero 12 – 34</text:span></text:span></text:p>
      <text:p text:style-name="P20"><text:span text:style-name="_3c_C_2b__2b__3e_"><text:span text:style-name="T55">Little-endian(0x1234) Byte menos significativo primero 34-12</text:span></text:span></text:p>
      <text:p text:style-name="P20"><text:span text:style-name="_3c_C_2b__2b__3e_"><text:span text:style-name="T55">Para traducir esto a cada CPU se usan estas funciones</text:span></text:span></text:p>
      <text:p text:style-name="P20"><text:span text:style-name="_3c_C_2b__2b__3e_"><text:span text:style-name="T55"/></text:span></text:p>
      <text:p text:style-name="P20"><text:span text:style-name="_3c_C_2b__2b__3e_"><text:span text:style-name="T9">htons() </text:span></text:span><text:span text:style-name="_3c_C_2b__2b__3e_"><text:span text:style-name="T55"><text:tab/>: Host to Network short (16 bits)</text:span></text:span></text:p>
      <text:p text:style-name="P20"><text:span text:style-name="_3c_C_2b__2b__3e_"><text:span text:style-name="T9">htonl()</text:span></text:span><text:span text:style-name="_3c_C_2b__2b__3e_"><text:span text:style-name="T55"><text:tab/><text:tab/>: Host to Network Long (32 bits)</text:span></text:span></text:p>
      <text:p text:style-name="P20"><text:span text:style-name="_3c_C_2b__2b__3e_"><text:span text:style-name="T9">ntohs()<text:tab/></text:span></text:span><text:span text:style-name="_3c_C_2b__2b__3e_"><text:span text:style-name="T55"><text:tab/>: Network to Host Short. Aquí no enviamos, sino recibimos</text:span></text:span></text:p>
      <text:p text:style-name="P20"><text:span text:style-name="_3c_C_2b__2b__3e_"><text:span text:style-name="T9">ntohl()<text:tab/></text:span></text:span><text:span text:style-name="_3c_C_2b__2b__3e_"><text:span text:style-name="T55"><text:tab/>: Network to Host Long. Aquí no enviamos, sino recibimos</text:span></text:span></text:p>
      <text:p text:style-name="P20"><text:span text:style-name="_3c_C_2b__2b__3e_"><text:span text:style-name="T55">Si nuestra CPU es ya Big-endian, como es el estándar cordado no hace falta estas funciones, pero está bien en caso de ser necesario, para traducírselo a una CPU que sea Little-endian.</text:span></text:span></text:p>
      <text:p text:style-name="P20"><text:span text:style-name="_3c_C_2b__2b__3e_"><text:span text:style-name="T55"/></text:span></text:p>
      <text:p text:style-name="P20"><text:span text:style-name="_3c_C_2b__2b__3e_"><text:span text:style-name="T55"/></text:span></text:p>
      <text:p text:style-name="P20"><text:span text:style-name="_3c_C_2b__2b__3e_"><text:span text:style-name="T55"/></text:span></text:p>
      <text:h text:style-name="P21" text:outline-level="3"><text:span text:style-name="T56">listen</text:span>()</text:h>
      <text:p text:style-name="P22"><text:span text:style-name="_3c_C_3e_"><text:span text:style-name="T4">#include &lt;</text:span></text:span><text:span text:style-name="_3c_C_3e_"><text:span text:style-name="T24">sys/socket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5">No hay version C++. Solo C</text:span></text:span><text:span text:style-name="_3c_C_3e_"><text:span text:style-name="T5">)</text:span></text:span></text:p>
      <text:p text:style-name="P23"><text:span text:style-name="_3c_C_2b__2b__3e_"><text:span text:style-name="T57">Marca el socket como pasivo (espera conexiones entrantes)</text:span></text:span><text:span text:style-name="_3c_C_2b__2b__3e_"><text:span text:style-name="T15">. </text:span></text:span><text:span text:style-name="_3c_C_2b__2b__3e_"><text:span text:style-name="T58">Es como activar el contestador del teléfono para recibir llamadas.</text:span></text:span></text:p>
      <text:p text:style-name="P23"><text:span text:style-name="_3c_C_2b__2b__3e_"><text:span text:style-name="T58"/></text:span></text:p>
      <text:p text:style-name="P23"><text:span text:style-name="_3c_C_3e_"><text:span text:style-name="T8">int </text:span></text:span><text:span text:style-name="_3c_C_2b__2b__3e_"><text:span text:style-name="T59">listen</text:span></text:span><text:span text:style-name="_3c_C_3e_"><text:span text:style-name="T8">(int </text:span></text:span><text:span text:style-name="_3c_C_2b__2b__3e_"><text:span text:style-name="T30">sockfd</text:span></text:span><text:span text:style-name="_3c_C_3e_"><text:span text:style-name="T8">, </text:span></text:span><text:span text:style-name="_3c_C_3e_"><text:span text:style-name="T60">int</text:span></text:span><text:span text:style-name="_3c_C_3e_"><text:span text:style-name="T8"> </text:span></text:span><text:span text:style-name="_3c_C_2b__2b__3e_"><text:span text:style-name="T61">backlog</text:span></text:span><text:span text:style-name="_3c_C_3e_"><text:span text:style-name="T8">); </text:span></text:span><text:span text:style-name="_2f__2f_C"><text:span text:style-name="T8">//sintaxis</text:span></text:span></text:p>
      <text:p text:style-name="P23"><text:span text:style-name="_2f__2f_C"><text:span text:style-name="T8"/></text:span></text:p>
      <text:p text:style-name="P23"><text:span text:style-name="_3c_C_2b__2b__3e_"><text:span text:style-name="T30">sockfd<text:tab/><text:tab/><text:tab/><text:tab/>:<text:tab/></text:span></text:span><text:span text:style-name="_3c_C_2b__2b__3e_"><text:span text:style-name="T62">File descriptor del </text:span></text:span><text:span text:style-name="_3c_C_2b__2b__3e_"><text:span text:style-name="T9">socket()</text:span></text:span></text:p>
      <text:p text:style-name="P23"><text:span text:style-name="_3c_C_2b__2b__3e_"><text:span text:style-name="T61">backlog<text:tab/><text:tab/><text:tab/>:<text:tab/></text:span></text:span><text:span text:style-name="_3c_C_2b__2b__3e_"><text:span text:style-name="T62">Número máximo de conexiones en cola de espera. </text:span></text:span><text:span text:style-name="_3c_C_2b__2b__3e_"><text:span text:style-name="T63">Ej: </text:span></text:span><text:span text:style-name="_3c_C_2b__2b__3e_"><text:span text:style-name="T9">5</text:span></text:span><text:span text:style-name="_3c_C_2b__2b__3e_"><text:span text:style-name="T63"> (Hasta 5 <text:tab/><text:tab/><text:tab/><text:tab/><text:tab/><text:tab/><text:tab/><text:tab/>conexiones esperando)</text:span></text:span></text:p>
      <text:p text:style-name="P23"><text:span text:style-name="_3c_C_2b__2b__3e_"><text:span text:style-name="T63"><text:tab/><text:tab/><text:tab/><text:tab/><text:tab/><text:tab/><text:tab/></text:span></text:span><text:span text:style-name="_3c_C_2b__2b__3e_"><text:span text:style-name="T9">SOMAXCONN</text:span></text:span><text:span text:style-name="_3c_C_2b__2b__3e_"><text:span text:style-name="T63"> (máximo del sistema (128 – 4096 según OS)</text:span></text:span></text:p>
      <text:p text:style-name="P24"><text:soft-page-break/><text:span text:style-name="_3c_C_2b__2b__3e_"><text:span text:style-name="T63">Devuelve:</text:span></text:span></text:p>
      <text:p text:style-name="P24"><text:span text:style-name="_3c_C_2b__2b__3e_"><text:span text:style-name="T63">0<text:tab/><text:tab/><text:tab/><text:tab/>:<text:tab/>Éxito</text:span></text:span></text:p>
      <text:p text:style-name="P24"><text:span text:style-name="_3c_C_2b__2b__3e_"><text:span text:style-name="T63">-1<text:tab/><text:tab/><text:tab/><text:tab/>:<text:tab/>Error (consultar </text:span></text:span><text:span text:style-name="_3c_C_2b__2b__3e_"><text:span text:style-name="T9">errno</text:span></text:span><text:span text:style-name="_3c_C_2b__2b__3e_"><text:span text:style-name="T63">)</text:span></text:span></text:p>
      <text:p text:style-name="P24"><text:span text:style-name="_3c_C_2b__2b__3e_"><text:span text:style-name="T63"/></text:span></text:p>
      <text:p text:style-name="P24"><text:span text:style-name="_3c_C_3e_"><text:span text:style-name="T9">int<text:tab/><text:tab/>result = listen(server_fd, 10); </text:span></text:span><text:span text:style-name="_2f__2f_C"><text:span text:style-name="T9">//espera hasta 10 conexiones</text:span></text:span></text:p>
      <text:p text:style-name="P24"><text:span text:style-name="_3c_C_3e_"><text:span text:style-name="T9">if (result == -1){</text:span></text:span></text:p>
      <text:p text:style-name="P24"><text:span text:style-name="_3c_C_3e_"><text:span text:style-name="T9"><text:tab/>perror(“listen”); return 1;}</text:span></text:span></text:p>
      <text:p text:style-name="P24"><text:span text:style-name="_3c_C_3e_"><text:span text:style-name="T9"/></text:span></text:p>
      <text:p text:style-name="P24"><text:span text:style-name="_3c_C_2b__2b__3e_"><text:span text:style-name="T18">ERRORES:</text:span></text:span></text:p>
      <text:p text:style-name="P24"><text:span text:style-name="_3c_C_2b__2b__3e_"><text:span text:style-name="T45">EADDRINUSE<text:tab/>:</text:span></text:span><text:span text:style-name="_3c_C_2b__2b__3e_"><text:span text:style-name="T46"> </text:span></text:span><text:span text:style-name="_3c_C_2b__2b__3e_"><text:span text:style-name="T47">El puerto ya está en uso</text:span></text:span></text:p>
      <text:p text:style-name="P24"><text:span text:style-name="_3c_C_2b__2b__3e_"><text:span text:style-name="T45">E</text:span></text:span><text:span text:style-name="_3c_C_2b__2b__3e_"><text:span text:style-name="T64">BADF<text:tab/><text:tab/><text:tab/></text:span></text:span><text:span text:style-name="_3c_C_2b__2b__3e_"><text:span text:style-name="T45"><text:tab/>:</text:span></text:span><text:span text:style-name="_3c_C_2b__2b__3e_"><text:span text:style-name="T46"> </text:span></text:span><text:span text:style-name="_3c_C_2b__2b__3e_"><text:span text:style-name="T65">FD inválido</text:span></text:span></text:p>
      <text:p text:style-name="P24"><text:span text:style-name="_3c_C_2b__2b__3e_"><text:span text:style-name="T64">ENOTSOCK</text:span></text:span><text:span text:style-name="_3c_C_2b__2b__3e_"><text:span text:style-name="T45"><text:tab/><text:tab/>:</text:span></text:span><text:span text:style-name="_3c_C_2b__2b__3e_"><text:span text:style-name="T46"> </text:span></text:span><text:span text:style-name="_3c_C_2b__2b__3e_"><text:span text:style-name="T65">FD no es un socket.</text:span></text:span></text:p>
      <text:p text:style-name="P24"><text:span text:style-name="_3c_C_2b__2b__3e_"><text:span text:style-name="T65"/></text:span></text:p>
      <text:h text:style-name="P25" text:outline-level="3"><text:span text:style-name="T66">accept</text:span>()</text:h>
      <text:p text:style-name="P26"><text:span text:style-name="_3c_C_3e_"><text:span text:style-name="T4">#include &lt;</text:span></text:span><text:span text:style-name="_3c_C_3e_"><text:span text:style-name="T24">sys/socket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5">No hay version C++. Solo C</text:span></text:span><text:span text:style-name="_3c_C_3e_"><text:span text:style-name="T5">)</text:span></text:span></text:p>
      <text:p text:style-name="P27"><text:span text:style-name="_3c_C_2b__2b__3e_"><text:span text:style-name="T67">Acepta una conex</text:span></text:span><text:span text:style-name="_3c_C_2b__2b__3e_"><text:span text:style-name="T68">i</text:span></text:span><text:span text:style-name="_3c_C_2b__2b__3e_"><text:span text:style-name="T67">ón entrante y crea un nuevo socket para comunicarse con ese cliente</text:span></text:span><text:span text:style-name="_3c_C_2b__2b__3e_"><text:span text:style-name="T15">. </text:span></text:span><text:span text:style-name="_3c_C_2b__2b__3e_"><text:span text:style-name="T58">Es como </text:span></text:span><text:span text:style-name="_3c_C_2b__2b__3e_"><text:span text:style-name="T69">contestar el teléfono, </text:span></text:span><text:span text:style-name="_3c_C_2b__2b__3e_"><text:span text:style-name="T70">pero ese nuevo socket abierto es como si el teléfono que teníamos fuera una centralita, y al hacer accept() se genera una conexión directa con él (conecta los cables la telefonista)</text:span></text:span></text:p>
      <text:p text:style-name="P27"><text:span text:style-name="_3c_C_2b__2b__3e_"><text:span text:style-name="T69"/></text:span></text:p>
      <text:p text:style-name="P27"><text:span text:style-name="_3c_C_3e_"><text:span text:style-name="T8">int </text:span></text:span><text:span text:style-name="_3c_C_2b__2b__3e_"><text:span text:style-name="T68">accept</text:span></text:span><text:span text:style-name="_3c_C_3e_"><text:span text:style-name="T8">(int </text:span></text:span><text:span text:style-name="_3c_C_2b__2b__3e_"><text:span text:style-name="T30">sockfd</text:span></text:span><text:span text:style-name="_3c_C_3e_"><text:span text:style-name="T8">, </text:span></text:span><text:span text:style-name="_3c_C_3e_"><text:span text:style-name="T31">struct</text:span></text:span><text:span text:style-name="_3c_C_3e_"><text:span text:style-name="T8"> </text:span></text:span><text:span text:style-name="_3c_C_2b__2b__3e_"><text:span text:style-name="T30">sockaddr *addr</text:span></text:span><text:span text:style-name="_3c_C_3e_"><text:span text:style-name="T8">, </text:span></text:span><text:span text:style-name="_3c_C_3e_"><text:span text:style-name="T31">socklen_t</text:span></text:span><text:span text:style-name="_3c_C_3e_"><text:span text:style-name="T8"> </text:span></text:span><text:span text:style-name="_3c_C_2b__2b__3e_"><text:span text:style-name="T30">addrlen</text:span></text:span><text:span text:style-name="_3c_C_3e_"><text:span text:style-name="T8">); </text:span></text:span><text:span text:style-name="_2f__2f_C"><text:span text:style-name="T8">//sintaxis</text:span></text:span></text:p>
      <text:p text:style-name="P27"><text:span text:style-name="_2f__2f_C"><text:span text:style-name="T8"/></text:span></text:p>
      <text:p text:style-name="P27"><text:span text:style-name="_3c_C_2b__2b__3e_"><text:span text:style-name="T30">sockfd<text:tab/><text:tab/>:<text:tab/></text:span></text:span><text:span text:style-name="_3c_C_2b__2b__3e_"><text:span text:style-name="T71">FD del socket servidor (el de </text:span></text:span><text:span text:style-name="_3c_C_2b__2b__3e_"><text:span text:style-name="T9">listen()</text:span></text:span><text:span text:style-name="_3c_C_2b__2b__3e_"><text:span text:style-name="T71">)</text:span></text:span></text:p>
      <text:p text:style-name="P27"><text:span text:style-name="_3c_C_2b__2b__3e_"><text:span text:style-name="T30">addr<text:tab/><text:tab/><text:tab/>:<text:tab/></text:span></text:span><text:span text:style-name="_3c_C_2b__2b__3e_"><text:span text:style-name="T71">Salida, info del cliente (IP, puerto)</text:span></text:span></text:p>
      <text:p text:style-name="P27"><text:span text:style-name="_3c_C_2b__2b__3e_"><text:span text:style-name="T30">addrlen<text:tab/>:<text:tab/></text:span></text:span><text:span text:style-name="_3c_C_2b__2b__3e_"><text:span text:style-name="T71">Entrada/Salida. Tamaño de addr.</text:span></text:span></text:p>
      <text:p text:style-name="P27"><text:span text:style-name="_3c_C_2b__2b__3e_"><text:span text:style-name="T71"/></text:span></text:p>
      <text:p text:style-name="P27"><text:span text:style-name="_3c_C_2b__2b__3e_"><text:span text:style-name="T71">Devuelve un nuevo FD (&gt;= 0) para comunicarse con ese cliente. -1 si hay un error.</text:span></text:span></text:p>
      <text:p text:style-name="P27"><text:span text:style-name="_3c_C_2b__2b__3e_"><text:span text:style-name="T71">Ejemplo para ft_irc:<text:line-break/><text:line-break/></text:span></text:span><text:span text:style-name="_3c_C_2b__2b__3e_"><text:span text:style-name="T9">struct sockaddr_in</text:span></text:span><text:span text:style-name="_3c_C_3e_"><text:span text:style-name="T72"><text:tab/><text:tab/>client_addr;</text:span></text:span></text:p>
      <text:p text:style-name="P27"><text:span text:style-name="_3c_C_3e_"><text:span text:style-name="T72">socklen_t<text:tab/><text:tab/><text:tab/><text:tab/><text:tab/><text:tab/>client_len = sizeof(client_addr);</text:span></text:span></text:p>
      <text:p text:style-name="P27"><text:span text:style-name="_3c_C_3e_"><text:span text:style-name="T72">int<text:tab/><text:tab/>client_fd = </text:span></text:span><text:span text:style-name="_3c_C_2b__2b__3e_"><text:span text:style-name="T9">accept(</text:span></text:span><text:span text:style-name="_3c_C_3e_"><text:span text:style-name="T72">server_fd,</text:span></text:span><text:span text:style-name="_3c_C_2b__2b__3e_"><text:span text:style-name="T9"> (struct sockaddr*)</text:span></text:span><text:span text:style-name="_3c_C_3e_"><text:span text:style-name="T72">&amp;client_addr, &amp;client_len);</text:span></text:span></text:p>
      <text:p text:style-name="P27"><text:span text:style-name="_3c_C_3e_"><text:span text:style-name="T72">if (client_fd == -1){perror(“accept”); return 1;}</text:span></text:span></text:p>
      <text:p text:style-name="P27"><text:soft-page-break/><text:span text:style-name="_3c_C_2b__2b__3e_"><text:span text:style-name="T71">En este ejemplo </text:span></text:span><text:span text:style-name="_3c_C_3e_"><text:span text:style-name="T9">server_fd</text:span></text:span><text:span text:style-name="_3c_C_2b__2b__3e_"><text:span text:style-name="T73"> sigue escuchando nuevas conexiones, y </text:span></text:span><text:span text:style-name="_3c_C_3e_"><text:span text:style-name="T9">client_fd</text:span></text:span><text:span text:style-name="_3c_C_2b__2b__3e_"><text:span text:style-name="T73"> comunicamos con ese cliente específico.</text:span></text:span></text:p>
      <text:p text:style-name="P28"><text:span text:style-name="_3c_C_2b__2b__3e_"><text:span text:style-name="T73"/></text:span></text:p>
      <text:p text:style-name="P28"><text:span text:style-name="_3c_C_2b__2b__3e_"><text:span text:style-name="T73">IMPORTANTE:</text:span></text:span></text:p>
      <text:p text:style-name="P28"><text:span text:style-name="_3c_C_2b__2b__3e_"><text:span text:style-name="T9">accept()</text:span></text:span><text:span text:style-name="_3c_C_2b__2b__3e_"><text:span text:style-name="T73"> bloquea hasta que llega una conexión (a menos que se use non-blocking)</text:span></text:span></text:p>
      <text:p text:style-name="P28"><text:span text:style-name="_3c_C_2b__2b__3e_"><text:span text:style-name="T73">Cada cliente tiene su propio FD y el server_fd no cambia. Sigue escuchando.</text:span></text:span></text:p>
      <text:p text:style-name="P29"><text:span text:style-name="_3c_C_2b__2b__3e_"><text:span text:style-name="T74">El </text:span></text:span><text:span text:style-name="_3c_C_2b__2b__3e_"><text:span text:style-name="T9">listen()</text:span></text:span><text:span text:style-name="_3c_C_2b__2b__3e_"><text:span text:style-name="T74"> se hacía fuera de un bucle, el </text:span></text:span><text:span text:style-name="_3c_C_2b__2b__3e_"><text:span text:style-name="T9">accept()</text:span></text:span><text:span text:style-name="_3c_C_2b__2b__3e_"><text:span text:style-name="T74"> dentro de un bucle </text:span></text:span><text:span text:style-name="_3c_C_3e_"><text:span text:style-name="T9">while (server_running) </text:span></text:span><text:span text:style-name="_3c_C_2b__2b__3e_"><text:span text:style-name="T74">Pero esto bloquearía escuchar al resto de clientes. Para ello se hace un </text:span></text:span><text:span text:style-name="_3c_C_3e_"><text:span text:style-name="T9">fork</text:span></text:span><text:span text:style-name="_3c_C_2b__2b__3e_"><text:span text:style-name="T74">, un </text:span></text:span><text:span text:style-name="_3c_C_3e_"><text:span text:style-name="T9">std::thread</text:span></text:span><text:span text:style-name="_3c_C_2b__2b__3e_"><text:span text:style-name="T74"> O un </text:span></text:span><text:span text:style-name="_3c_C_2b__2b__3e_"><text:span text:style-name="T9">poll</text:span></text:span><text:span text:style-name="_3c_C_2b__2b__3e_"><text:span text:style-name="T74">/</text:span></text:span><text:span text:style-name="_3c_C_2b__2b__3e_"><text:span text:style-name="T9">epoll</text:span></text:span><text:span text:style-name="_3c_C_2b__2b__3e_"><text:span text:style-name="T74"> (</text:span></text:span><text:span text:style-name="_3c_C_2b__2b__3e_"><text:span text:style-name="T9">poll</text:span></text:span><text:span text:style-name="_3c_C_3e_"><text:span text:style-name="T9">(fds, nfds, -1</text:span></text:span><text:span text:style-name="_3c_C_2b__2b__3e_"><text:span text:style-name="T74">)</text:span></text:span></text:p>
      <text:p text:style-name="P28"><text:span text:style-name="_3c_C_2b__2b__3e_"><text:span text:style-name="T73"/></text:span></text:p>
      <text:p text:style-name="P28"><text:span text:style-name="_3c_C_2b__2b__3e_"><text:span text:style-name="T73">INFO DEL CLIENTE:</text:span></text:span></text:p>
      <text:p text:style-name="P28"><text:span text:style-name="_3c_C_3e_"><text:span text:style-name="T75">char<text:tab/>*client_ip = </text:span></text:span><text:span text:style-name="_3c_C_2b__2b__3e_"><text:span text:style-name="T9">inet_ntoa</text:span></text:span><text:span text:style-name="_3c_C_3e_"><text:span text:style-name="T75">(client_addr.sin_addr);</text:span></text:span></text:p>
      <text:p text:style-name="P28"><text:span text:style-name="_3c_C_3e_"><text:span text:style-name="T75">int<text:tab/><text:tab/>client_port =</text:span></text:span><text:span text:style-name="_3c_C_2b__2b__3e_"><text:span text:style-name="T9"> ntohs</text:span></text:span><text:span text:style-name="_3c_C_3e_"><text:span text:style-name="T75">(client_addr.sin_port);</text:span></text:span></text:p>
      <text:p text:style-name="P28"><text:span text:style-name="_3c_C_3e_"><text:span text:style-name="T75">std::cout &lt;&lt; “cliente: “ &lt;&lt; client_ip &lt;&lt; “, “ &lt;&lt; client_port &lt;&lt; std::endl;</text:span></text:span></text:p>
      <text:p text:style-name="P28"><text:span text:style-name="_3c_C_3e_"><text:span text:style-name="T75"/></text:span></text:p>
      <text:p text:style-name="P28"><text:span text:style-name="_3c_C_3e_"><text:span text:style-name="T75"/></text:span></text:p>
      <text:h text:style-name="P30" text:outline-level="3"><text:span text:style-name="T76">send/recv</text:span>()</text:h>
      <text:p text:style-name="P31"><text:span text:style-name="_3c_C_3e_"><text:span text:style-name="T4">#include &lt;</text:span></text:span><text:span text:style-name="_3c_C_3e_"><text:span text:style-name="T24">sys/socket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5">No hay version C++. Solo C</text:span></text:span><text:span text:style-name="_3c_C_3e_"><text:span text:style-name="T5">)</text:span></text:span></text:p>
      <text:p text:style-name="P32"><text:span text:style-name="_3c_C_2b__2b__3e_"><text:span text:style-name="T77">Para Enviar y Recibir Datos.</text:span></text:span></text:p>
      <text:p text:style-name="P32"><text:span text:style-name="_3c_C_2b__2b__3e_"><text:span text:style-name="T70"/></text:span></text:p>
      <text:p text:style-name="P32"><text:span text:style-name="_3c_C_3e_"><text:span text:style-name="T78">ssize_t</text:span></text:span><text:span text:style-name="_3c_C_3e_"><text:span text:style-name="T8"> </text:span></text:span><text:span text:style-name="_3c_C_2b__2b__3e_"><text:span text:style-name="T79">send</text:span></text:span><text:span text:style-name="_3c_C_3e_"><text:span text:style-name="T8">(int </text:span></text:span><text:span text:style-name="_3c_C_2b__2b__3e_"><text:span text:style-name="T30">sockfd</text:span></text:span><text:span text:style-name="_3c_C_3e_"><text:span text:style-name="T8">, </text:span></text:span><text:span text:style-name="_3c_C_3e_"><text:span text:style-name="T78">const void</text:span></text:span><text:span text:style-name="_3c_C_3e_"><text:span text:style-name="T8"> </text:span></text:span><text:span text:style-name="_3c_C_2b__2b__3e_"><text:span text:style-name="T30">*</text:span></text:span><text:span text:style-name="_3c_C_2b__2b__3e_"><text:span text:style-name="T80">buf</text:span></text:span><text:span text:style-name="_3c_C_3e_"><text:span text:style-name="T8">, </text:span></text:span><text:span text:style-name="_3c_C_3e_"><text:span text:style-name="T78">size</text:span></text:span><text:span text:style-name="_3c_C_3e_"><text:span text:style-name="T31">_t</text:span></text:span><text:span text:style-name="_3c_C_3e_"><text:span text:style-name="T8"> </text:span></text:span><text:span text:style-name="_3c_C_2b__2b__3e_"><text:span text:style-name="T80">len</text:span></text:span><text:span text:style-name="_3c_C_3e_"><text:span text:style-name="T8">,</text:span></text:span><text:span text:style-name="_3c_C_2b__2b__3e_"><text:span text:style-name="T80"> </text:span></text:span><text:span text:style-name="_3c_C_3e_"><text:span text:style-name="T78">int</text:span></text:span><text:span text:style-name="_3c_C_3e_"><text:span text:style-name="T8"> </text:span></text:span><text:span text:style-name="_3c_C_2b__2b__3e_"><text:span text:style-name="T80">flags</text:span></text:span><text:span text:style-name="_3c_C_3e_"><text:span text:style-name="T8">); </text:span></text:span><text:span text:style-name="_2f__2f_C"><text:span text:style-name="T8">//sintaxis</text:span></text:span></text:p>
      <text:p text:style-name="P32"><text:span text:style-name="_3c_C_3e_"><text:span text:style-name="T78">ssize_t</text:span></text:span><text:span text:style-name="_3c_C_3e_"><text:span text:style-name="T8"> </text:span></text:span><text:span text:style-name="_3c_C_2b__2b__3e_"><text:span text:style-name="T79">recv</text:span></text:span><text:span text:style-name="_3c_C_3e_"><text:span text:style-name="T8">(int </text:span></text:span><text:span text:style-name="_3c_C_2b__2b__3e_"><text:span text:style-name="T30">sockfd</text:span></text:span><text:span text:style-name="_3c_C_3e_"><text:span text:style-name="T8">, </text:span></text:span><text:span text:style-name="_3c_C_3e_"><text:span text:style-name="T78">void</text:span></text:span><text:span text:style-name="_3c_C_3e_"><text:span text:style-name="T8"> </text:span></text:span><text:span text:style-name="_3c_C_2b__2b__3e_"><text:span text:style-name="T30">*</text:span></text:span><text:span text:style-name="_3c_C_2b__2b__3e_"><text:span text:style-name="T80">buf</text:span></text:span><text:span text:style-name="_3c_C_3e_"><text:span text:style-name="T8">, </text:span></text:span><text:span text:style-name="_3c_C_3e_"><text:span text:style-name="T78">size</text:span></text:span><text:span text:style-name="_3c_C_3e_"><text:span text:style-name="T31">_t</text:span></text:span><text:span text:style-name="_3c_C_3e_"><text:span text:style-name="T8"> </text:span></text:span><text:span text:style-name="_3c_C_2b__2b__3e_"><text:span text:style-name="T80">len</text:span></text:span><text:span text:style-name="_3c_C_3e_"><text:span text:style-name="T8">,</text:span></text:span><text:span text:style-name="_3c_C_2b__2b__3e_"><text:span text:style-name="T80"> </text:span></text:span><text:span text:style-name="_3c_C_3e_"><text:span text:style-name="T78">int</text:span></text:span><text:span text:style-name="_3c_C_3e_"><text:span text:style-name="T8"> </text:span></text:span><text:span text:style-name="_3c_C_2b__2b__3e_"><text:span text:style-name="T80">flags</text:span></text:span><text:span text:style-name="_3c_C_3e_"><text:span text:style-name="T8">); </text:span></text:span><text:span text:style-name="_2f__2f_C"><text:span text:style-name="T8">//sintaxis</text:span></text:span></text:p>
      <text:p text:style-name="P32"><text:span text:style-name="_2f__2f_C"><text:span text:style-name="T8"/></text:span></text:p>
      <text:p text:style-name="P32"><text:span text:style-name="_3c_C_2b__2b__3e_"><text:span text:style-name="T30">sockfd<text:tab/><text:tab/>:<text:tab/></text:span></text:span><text:span text:style-name="_3c_C_2b__2b__3e_"><text:span text:style-name="T71">FD del socket </text:span></text:span><text:span text:style-name="_3c_C_2b__2b__3e_"><text:span text:style-name="T81">(</text:span></text:span><text:span text:style-name="_3c_C_2b__2b__3e_"><text:span text:style-name="T71">servido</text:span></text:span><text:span text:style-name="_3c_C_2b__2b__3e_"><text:span text:style-name="T81">r o cliente en caso de </text:span></text:span><text:span text:style-name="_3c_C_2b__2b__3e_"><text:span text:style-name="T9">send()</text:span></text:span><text:span text:style-name="_3c_C_2b__2b__3e_"><text:span text:style-name="T71">)</text:span></text:span></text:p>
      <text:p text:style-name="P32"><text:span text:style-name="_3c_C_2b__2b__3e_"><text:span text:style-name="T80">buf</text:span></text:span><text:span text:style-name="_3c_C_2b__2b__3e_"><text:span text:style-name="T30"><text:tab/><text:tab/><text:tab/>:<text:tab/></text:span></text:span><text:span text:style-name="_3c_C_2b__2b__3e_"><text:span text:style-name="T81">Buffer con datos a enviar o donde Guardar los datos recibidos</text:span></text:span></text:p>
      <text:p text:style-name="P32"><text:span text:style-name="_3c_C_2b__2b__3e_"><text:span text:style-name="T80">len<text:tab/><text:tab/></text:span></text:span><text:span text:style-name="_3c_C_2b__2b__3e_"><text:span text:style-name="T30"><text:tab/>:<text:tab/></text:span></text:span><text:span text:style-name="_3c_C_2b__2b__3e_"><text:span text:style-name="T81">Número de bytes a enviar o Tamaño máximo del buffer en </text:span></text:span><text:span text:style-name="_3c_C_2b__2b__3e_"><text:span text:style-name="T9">recv()</text:span></text:span></text:p>
      <text:p text:style-name="P32"><text:span text:style-name="_3c_C_2b__2b__3e_"><text:span text:style-name="T80">flags<text:tab/><text:tab/></text:span></text:span><text:span text:style-name="_3c_C_2b__2b__3e_"><text:span text:style-name="T30"><text:tab/>:<text:tab/></text:span></text:span><text:span text:style-name="_3c_C_2b__2b__3e_"><text:span text:style-name="T81">Opciones (normalmente 0)</text:span></text:span></text:p>
      <text:p text:style-name="P32"><text:span text:style-name="_3c_C_2b__2b__3e_"><text:span text:style-name="T81"/></text:span></text:p>
      <text:p text:style-name="P33"><text:span text:style-name="_3c_C_2b__2b__3e_"><text:span text:style-name="T82">Devuelve: <text:tab/></text:span></text:span><text:span text:style-name="_3c_C_2b__2b__3e_"><text:span text:style-name="T9">send()<text:tab/></text:span></text:span><text:span text:style-name="_3c_C_2b__2b__3e_"><text:span text:style-name="T82">→ Número de bytes enviados (&gt;= 0) ó -1 si hay error.</text:span></text:span></text:p>
      <text:p text:style-name="P33"><text:span text:style-name="_3c_C_2b__2b__3e_"><text:span text:style-name="T82"><text:tab/><text:tab/><text:tab/><text:tab/><text:tab/></text:span></text:span><text:span text:style-name="_3c_C_2b__2b__3e_"><text:span text:style-name="T9">recv()</text:span></text:span><text:span text:style-name="_3c_C_2b__2b__3e_"><text:span text:style-name="T82"> <text:tab/>→ Número de bytes recibidos (&gt;= 0) ó -1 si hay error.</text:span></text:span></text:p>
      <text:p text:style-name="P33"><text:span text:style-name="_3c_C_2b__2b__3e_"><text:span text:style-name="T82"/></text:span></text:p>
      <text:p text:style-name="P33"><text:span text:style-name="_3c_C_2b__2b__3e_"><text:span text:style-name="T82">Ejemplo </text:span></text:span><text:span text:style-name="_3c_C_2b__2b__3e_"><text:span text:style-name="T9">send()</text:span></text:span><text:span text:style-name="_3c_C_2b__2b__3e_"><text:span text:style-name="T82">:</text:span></text:span></text:p>
      <text:p text:style-name="P33"><text:span text:style-name="_3c_C_3e_"><text:span text:style-name="T9">std::string msg = “Bienvenido a IRC\r\n”;</text:span></text:span></text:p>
      <text:p text:style-name="P33"><text:soft-page-break/><text:span text:style-name="_3c_C_3e_"><text:span text:style-name="T83">ssize_t<text:tab/>sent = </text:span></text:span><text:span text:style-name="_3c_C_2b__2b__3e_"><text:span text:style-name="T9">send(</text:span></text:span><text:span text:style-name="_3c_C_3e_"><text:span text:style-name="T83">client_fd, msg.c_str(), msg.size(), 0</text:span></text:span><text:span text:style-name="_3c_C_2b__2b__3e_"><text:span text:style-name="T9">)</text:span></text:span><text:span text:style-name="_3c_C_3e_"><text:span text:style-name="T83">;</text:span></text:span></text:p>
      <text:p text:style-name="P33"><text:span text:style-name="_3c_C_3e_"><text:span text:style-name="T83">if (sent == -1){perror (“send”)};</text:span></text:span></text:p>
      <text:p text:style-name="P33"><text:span text:style-name="_3c_C_2b__2b__3e_"><text:span text:style-name="T82"/></text:span></text:p>
      <text:p text:style-name="P33"><text:span text:style-name="_3c_C_2b__2b__3e_"><text:span text:style-name="T82">Ejemplo</text:span></text:span><text:span text:style-name="_3c_C_2b__2b__3e_"><text:span text:style-name="T9"> recv()</text:span></text:span><text:span text:style-name="_3c_C_2b__2b__3e_"><text:span text:style-name="T82">:</text:span></text:span></text:p>
      <text:p text:style-name="P33"><text:span text:style-name="_3c_C_3e_"><text:span text:style-name="T83">char buffer[512];</text:span></text:span></text:p>
      <text:p text:style-name="P33"><text:span text:style-name="_3c_C_3e_"><text:span text:style-name="T83">ssize_t bytes = </text:span></text:span><text:span text:style-name="_3c_C_2b__2b__3e_"><text:span text:style-name="T9">recv(</text:span></text:span><text:span text:style-name="_3c_C_3e_"><text:span text:style-name="T83">client_fd, buffer, sizeof(buffer) – 1 , 0</text:span></text:span><text:span text:style-name="_3c_C_2b__2b__3e_"><text:span text:style-name="T9">)</text:span></text:span><text:span text:style-name="_3c_C_3e_"><text:span text:style-name="T83">;</text:span></text:span></text:p>
      <text:p text:style-name="P33"><text:span text:style-name="_3c_C_3e_"><text:span text:style-name="T83">if (bytes == -1){perror(“recv”);}</text:span></text:span></text:p>
      <text:p text:style-name="P34"><text:span text:style-name="_3c_C_3e_"><text:span text:style-name="T83">else if (bytes == 0) {</text:span></text:span></text:p>
      <text:p text:style-name="P34"><text:span text:style-name="_3c_C_3e_"><text:span text:style-name="T83"><text:tab/>std::cout &lt;&lt; “cliente desconectado\n”;</text:span></text:span></text:p>
      <text:p text:style-name="P34"><text:span text:style-name="_3c_C_3e_"><text:span text:style-name="T83"><text:tab/></text:span></text:span><text:span text:style-name="_3c_C_2b__2b__3e_"><text:span text:style-name="T9">close(</text:span></text:span><text:span text:style-name="_3c_C_3e_"><text:span text:style-name="T84">client_fd</text:span></text:span><text:span text:style-name="_3c_C_2b__2b__3e_"><text:span text:style-name="T9">)</text:span></text:span><text:span text:style-name="_3c_C_3e_"><text:span text:style-name="T84">;</text:span></text:span><text:span text:style-name="_3c_C_3e_"><text:span text:style-name="T83">}</text:span></text:span></text:p>
      <text:p text:style-name="P34"><text:span text:style-name="_3c_C_3e_"><text:span text:style-name="T84">else{</text:span></text:span></text:p>
      <text:p text:style-name="P34"><text:span text:style-name="_3c_C_3e_"><text:span text:style-name="T84"><text:tab/>buffer[bytes] = ‘\0’; </text:span></text:span><text:span text:style-name="_2f__2f_C"><text:span text:style-name="T84">//terminador de cstring</text:span></text:span></text:p>
      <text:p text:style-name="P34"><text:span text:style-name="_3c_C_3e_"><text:span text:style-name="T84"><text:tab/>std::cout &lt;&lt; “Recibido: “ &lt;&lt; buffer &lt;&lt; std::endl;}</text:span></text:span></text:p>
      <text:p text:style-name="P34"><text:span text:style-name="_3c_C_3e_"><text:span text:style-name="T84"/></text:span></text:p>
      <text:p text:style-name="P34"><text:span text:style-name="_3c_C_2b__2b__3e_"><text:span text:style-name="T85">FLAGS:</text:span></text:span></text:p>
      <text:p text:style-name="P34"><text:span text:style-name="_3c_C_2b__2b__3e_"><text:span text:style-name="T85">0<text:tab/><text:tab/><text:tab/><text:tab/><text:tab/><text:tab/><text:tab/><text:tab/><text:tab/>:<text:tab/></text:span></text:span><text:span text:style-name="_3c_C_2b__2b__3e_"><text:span text:style-name="T86">Comportamiento normal. </text:span></text:span><text:span text:style-name="_3c_C_2b__2b__3e_"><text:span text:style-name="T87">Espera al cliente para recibir. No <text:tab/><text:tab/><text:tab/><text:tab/><text:tab/><text:tab/><text:tab/><text:tab/><text:tab/><text:tab/><text:tab/><text:tab/>bloquea. Por eso usar </text:span></text:span><text:span text:style-name="_3c_C_2b__2b__3e_"><text:span text:style-name="T88">MSG_DONTWAIT</text:span></text:span><text:span text:style-name="_3c_C_2b__2b__3e_"><text:span text:style-name="T87"> o </text:span></text:span><text:span text:style-name="_3c_C_2b__2b__3e_"><text:span text:style-name="T9">poll/epoll()</text:span></text:span></text:p>
      <text:p text:style-name="P34"><text:span text:style-name="_3c_C_2b__2b__3e_"><text:span text:style-name="T85">MSG_DONTWAIT<text:tab/><text:tab/>:<text:tab/></text:span></text:span><text:span text:style-name="_3c_C_2b__2b__3e_"><text:span text:style-name="T86">No bloquear (devuelve inmediatamente). </text:span></text:span><text:span text:style-name="_3c_C_2b__2b__3e_"><text:span text:style-name="T87">Alternativa a </text:span></text:span><text:span text:style-name="_3c_C_2b__2b__3e_"><text:span text:style-name="T9">poll()</text:span></text:span></text:p>
      <text:p text:style-name="P34"><text:span text:style-name="_3c_C_2b__2b__3e_"><text:span text:style-name="T85">MSG_PEEK<text:tab/><text:tab/><text:tab/><text:tab/>:<text:tab/></text:span></text:span><text:span text:style-name="_3c_C_2b__2b__3e_"><text:span text:style-name="T86">Leer sin eliminar datos del buffer. </text:span></text:span><text:span text:style-name="_3c_C_2b__2b__3e_"><text:span text:style-name="T89">Cuando se llama de nuevo a <text:tab/><text:tab/><text:tab/><text:tab/><text:tab/><text:tab/><text:tab/><text:tab/><text:tab/><text:tab/><text:tab/></text:span></text:span><text:span text:style-name="_3c_C_2b__2b__3e_"><text:span text:style-name="T9">recv()</text:span></text:span><text:span text:style-name="_3c_C_2b__2b__3e_"><text:span text:style-name="T89">, se eliminan los datos del buffer si está con flag </text:span></text:span><text:span text:style-name="_3c_C_2b__2b__3e_"><text:span text:style-name="T90">0</text:span></text:span><text:span text:style-name="_3c_C_2b__2b__3e_"><text:span text:style-name="T89">, pero <text:tab/><text:tab/><text:tab/><text:tab/><text:tab/><text:tab/><text:tab/><text:tab/><text:tab/><text:tab/><text:tab/>aquí no se eliminan.</text:span></text:span></text:p>
      <text:p text:style-name="P34"><text:span text:style-name="_3c_C_2b__2b__3e_"><text:span text:style-name="T85">MSG_WAITALL<text:tab/><text:tab/><text:tab/>:<text:tab/></text:span></text:span><text:span text:style-name="_3c_C_2b__2b__3e_"><text:span text:style-name="T86">Esperar hasta recibir </text:span></text:span><text:span text:style-name="_3c_C_3e_"><text:span text:style-name="T9">len</text:span></text:span><text:span text:style-name="_3c_C_2b__2b__3e_"><text:span text:style-name="T86"> bytes completos. </text:span></text:span><text:span text:style-name="_3c_C_2b__2b__3e_"><text:span text:style-name="T89">Solo para recv(). <text:tab/><text:tab/><text:tab/><text:tab/><text:tab/><text:tab/><text:tab/><text:tab/><text:tab/><text:tab/><text:tab/><text:tab/>send() no tiene un flag como este y por eso mirar <text:tab/><text:tab/><text:tab/><text:tab/><text:tab/><text:tab/><text:tab/><text:tab/><text:tab/><text:tab/><text:tab/><text:tab/><text:tab/><text:tab/><text:tab/><text:tab/>IMPORTANTE!!. Pero mejor no usarlo mucho y usar más <text:tab/><text:tab/><text:tab/><text:tab/><text:tab/><text:tab/><text:tab/><text:tab/><text:tab/><text:tab/><text:tab/><text:tab/><text:tab/>delimitadores como \r\n en IRC y leer linea a linea)</text:span></text:span></text:p>
      <text:p text:style-name="P34"><text:span text:style-name="_3c_C_2b__2b__3e_"><text:span text:style-name="T86"/></text:span></text:p>
      <text:p text:style-name="P35"><text:span text:style-name="_3c_C_2b__2b__3e_"><text:span text:style-name="T91">IMPORTANTE: </text:span></text:span></text:p>
      <text:p text:style-name="P35"><text:span text:style-name="_3c_C_2b__2b__3e_"><text:span text:style-name="T91">Cuando send() NO puede enviar todo, ya sea por Buffer TCP lleno, congestión de la red, Socket no bloqueante o interrupción de señal del sistema (EINTR)</text:span></text:span></text:p>
      <text:p text:style-name="P35"><text:span text:style-name="_3c_C_3e_"><text:span text:style-name="T92">ssize_t send_all(int fd, const char *data, size_t len){</text:span></text:span></text:p>
      <text:p text:style-name="P35"><text:span text:style-name="_3c_C_3e_"><text:span text:style-name="T92"><text:tab/>size_t<text:tab/>total_sent = 0;</text:span></text:span></text:p>
      <text:p text:style-name="P36"><text:span text:style-name="_3c_C_3e_"><text:span text:style-name="T92"><text:tab/>while (total</text:span></text:span><text:span text:style-name="_3c_C_3e_"><text:span text:style-name="T93">_sent</text:span></text:span><text:span text:style-name="_3c_C_3e_"><text:span text:style-name="T92"> &lt; </text:span></text:span><text:span text:style-name="_3c_C_3e_"><text:span text:style-name="T93">len</text:span></text:span><text:span text:style-name="_3c_C_3e_"><text:span text:style-name="T92">){</text:span></text:span></text:p>
      <text:p text:style-name="P36"><text:span text:style-name="_3c_C_3e_"><text:span text:style-name="T92"><text:tab/><text:tab/>ssize_t<text:tab/>sent = </text:span></text:span><text:span text:style-name="_3c_C_2b__2b__3e_"><text:span text:style-name="T9">send(</text:span></text:span><text:span text:style-name="_3c_C_3e_"><text:span text:style-name="T92">fd, </text:span></text:span><text:span text:style-name="_3c_C_3e_"><text:span text:style-name="T93">data + total_sent, len – total_sent, 0</text:span></text:span><text:span text:style-name="_3c_C_2b__2b__3e_"><text:span text:style-name="T9">)</text:span></text:span><text:span text:style-name="_3c_C_3e_"><text:span text:style-name="T92">;</text:span></text:span></text:p>
      <text:p text:style-name="P36"><text:span text:style-name="_3c_C_3e_"><text:span text:style-name="T92"><text:tab/><text:tab/>if (</text:span></text:span><text:span text:style-name="_3c_C_3e_"><text:span text:style-name="T93">sent</text:span></text:span><text:span text:style-name="_3c_C_3e_"><text:span text:style-name="T92"> == -1)</text:span></text:span><text:span text:style-name="_3c_C_3e_"><text:span text:style-name="T93">{</text:span></text:span></text:p>
      <text:p text:style-name="P36"><text:span text:style-name="_3c_C_3e_"><text:span text:style-name="T93"><text:tab/><text:tab/><text:tab/>if (errno == </text:span></text:span><text:span text:style-name="_3c_C_2b__2b__3e_"><text:span text:style-name="T9">EINTR</text:span></text:span><text:span text:style-name="_3c_C_3e_"><text:span text:style-name="T93">) continue; </text:span></text:span><text:span text:style-name="_2f__2f_C"><text:span text:style-name="T93">//reintentar si fue interrupción</text:span></text:span></text:p>
      <text:p text:style-name="P36"><text:soft-page-break/><text:span text:style-name="_3c_C_3e_"><text:span text:style-name="T93"><text:tab/><text:tab/><text:tab/>return -1; //error real}</text:span></text:span><text:span text:style-name="_3c_C_3e_"><text:span text:style-name="T92"> </text:span></text:span></text:p>
      <text:p text:style-name="P36"><text:span text:style-name="_3c_C_3e_"><text:span text:style-name="T92"><text:tab/><text:tab/></text:span></text:span><text:span text:style-name="_3c_C_3e_"><text:span text:style-name="T93">total_sent += sent;</text:span></text:span><text:span text:style-name="_3c_C_3e_"><text:span text:style-name="T92"><text:tab/></text:span></text:span><text:span text:style-name="_3c_C_3e_"><text:span text:style-name="T93">}</text:span></text:span><text:span text:style-name="_3c_C_3e_"><text:span text:style-name="T92"><text:tab/><text:tab/></text:span></text:span></text:p>
      <text:p text:style-name="P35"><text:span text:style-name="_3c_C_3e_"><text:span text:style-name="T92"><text:tab/></text:span></text:span><text:span text:style-name="_3c_C_3e_"><text:span text:style-name="T93">return (total_sent);</text:span></text:span><text:span text:style-name="_3c_C_3e_"><text:span text:style-name="T92">}</text:span></text:span></text:p>
      <text:p text:style-name="P35"><text:span text:style-name="_3c_C_3e_"><text:span text:style-name="T92"/></text:span></text:p>
      <text:p text:style-name="P35"><text:span text:style-name="_3c_C_3e_"><text:span text:style-name="T92"/></text:span></text:p>
      <text:p text:style-name="P35"><text:span text:style-name="_3c_C_3e_"><text:span text:style-name="T92"/></text:span></text:p>
      <text:p text:style-name="P35"><text:span text:style-name="_3c_C_3e_"><text:span text:style-name="T9">std::string <text:tab/>msg = “</text:span></text:span><text:span text:style-name="_3c_C_3e_"><text:span text:style-name="T92">Mensaje extra largo….</text:span></text:span><text:span text:style-name="_3c_C_3e_"><text:span text:style-name="T9">”; </text:span></text:span><text:span text:style-name="_2f__2f_C"><text:span text:style-name="T9">//</text:span></text:span><text:span text:style-name="_2f__2f_C"><text:span text:style-name="T92">10.000 bytes</text:span></text:span></text:p>
      <text:p text:style-name="P36"><text:span text:style-name="_3c_C_3e_"><text:span text:style-name="T93">if (send_all(client_fd, msg.c_str(), msg.size()) == -1){perror (“send_all”);}</text:span></text:span></text:p>
      <text:p text:style-name="P35"><text:span text:style-name="_3c_C_3e_"><text:span text:style-name="T92"/></text:span></text:p>
      <text:p text:style-name="P35"><text:span text:style-name="_3c_C_3e_"><text:span text:style-name="T92"/></text:span></text:p>
      <text:h text:style-name="P37" text:outline-level="3"><text:span text:style-name="T94">close</text:span>()</text:h>
      <text:p text:style-name="P38"><text:span text:style-name="_3c_C_3e_"><text:span text:style-name="T4">#include &lt;</text:span></text:span><text:span text:style-name="_3c_C_3e_"><text:span text:style-name="T95">unistd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5">No hay version C++. Solo C</text:span></text:span><text:span text:style-name="_3c_C_3e_"><text:span text:style-name="T5">)</text:span></text:span></text:p>
      <text:p text:style-name="P39"><text:span text:style-name="_3c_C_2b__2b__3e_"><text:span text:style-name="T96">Cierra un File Descriptor</text:span></text:span><text:span text:style-name="_3c_C_2b__2b__3e_"><text:span text:style-name="T67">, </text:span></text:span><text:span text:style-name="_3c_C_2b__2b__3e_"><text:span text:style-name="T96">ya sea socket, archivo, pipe...</text:span></text:span><text:span text:style-name="_3c_C_2b__2b__3e_"><text:span text:style-name="T15">. </text:span></text:span></text:p>
      <text:p text:style-name="P39"><text:span text:style-name="_3c_C_3e_"><text:span text:style-name="T92"/></text:span></text:p>
      <text:p text:style-name="P39"><text:span text:style-name="_3c_C_3e_"><text:span text:style-name="T97">int</text:span></text:span><text:span text:style-name="_3c_C_3e_"><text:span text:style-name="T8"> </text:span></text:span><text:span text:style-name="_3c_C_2b__2b__3e_"><text:span text:style-name="T98">close</text:span></text:span><text:span text:style-name="_3c_C_3e_"><text:span text:style-name="T8">(int </text:span></text:span><text:span text:style-name="_3c_C_2b__2b__3e_"><text:span text:style-name="T99">fd); </text:span></text:span><text:span text:style-name="_2f__2f_C"><text:span text:style-name="T98">//fd es el file descriptor a cerrar</text:span></text:span></text:p>
      <text:p text:style-name="P39"><text:span text:style-name="_2f__2f_C"><text:span text:style-name="T98"/></text:span></text:p>
      <text:p text:style-name="P39"><text:span text:style-name="_3c_C_2b__2b__3e_"><text:span text:style-name="T96">Devuelve </text:span></text:span><text:span text:style-name="_3c_C_3e_"><text:span text:style-name="T9">0</text:span></text:span><text:span text:style-name="_3c_C_2b__2b__3e_"><text:span text:style-name="T96"> como éxito o </text:span></text:span><text:span text:style-name="_3c_C_3e_"><text:span text:style-name="T9">-1 </text:span></text:span><text:span text:style-name="_3c_C_2b__2b__3e_"><text:span text:style-name="T96">si hay error.</text:span></text:span></text:p>
      <text:p text:style-name="P39"><text:span text:style-name="_3c_C_2b__2b__3e_"><text:span text:style-name="T96"/></text:span></text:p>
      <text:p text:style-name="P39"><text:span text:style-name="_3c_C_2b__2b__3e_"><text:span text:style-name="T96">Esto libera recursos, y envia FIN al TCP.</text:span></text:span></text:p>
      <text:p text:style-name="P39"><text:span text:style-name="_3c_C_3e_"><text:span text:style-name="T92"/></text:span></text:p>
      <text:p text:style-name="P39"><text:span text:style-name="_3c_C_3e_"><text:span text:style-name="T92"/></text:span></text:p>
      <text:h text:style-name="P40" text:outline-level="3"><text:span text:style-name="T100">poll</text:span>()</text:h>
      <text:p text:style-name="P41"><text:span text:style-name="_3c_C_3e_"><text:span text:style-name="T4">#include &lt;</text:span></text:span><text:span text:style-name="_3c_C_3e_"><text:span text:style-name="T101">poll</text:span></text:span><text:span text:style-name="_3c_C_3e_"><text:span text:style-name="T95">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5">No hay version C++. Solo C</text:span></text:span><text:span text:style-name="_3c_C_3e_"><text:span text:style-name="T5">). </text:span></text:span><text:span text:style-name="_3c_C_3e_"><text:span text:style-name="T102">O(n)</text:span></text:span></text:p>
      <text:p text:style-name="P42"><text:span text:style-name="_3c_C_2b__2b__3e_"><text:span text:style-name="T103">Monitorea múltiples file descriptors a la vez para ver cuáles están listos para leer, escribir o tienen error. <text:s/></text:span></text:span><text:span text:style-name="_3c_C_2b__2b__3e_"><text:span text:style-name="T58">Es como </text:span></text:span><text:span text:style-name="_3c_C_2b__2b__3e_"><text:span text:style-name="T104">vigilar varios teléfonos a la vez, sin quedarse bloqueado.</text:span></text:span></text:p>
      <text:p text:style-name="P42"><text:span text:style-name="_3c_C_2b__2b__3e_"><text:span text:style-name="T104"/></text:span></text:p>
      <text:p text:style-name="P42"><text:span text:style-name="_3c_C_3e_"><text:span text:style-name="T105">int</text:span></text:span><text:span text:style-name="_3c_C_3e_"><text:span text:style-name="T8"> </text:span></text:span><text:span text:style-name="_3c_C_2b__2b__3e_"><text:span text:style-name="T106">poll</text:span></text:span><text:span text:style-name="_3c_C_3e_"><text:span text:style-name="T8">(</text:span></text:span><text:span text:style-name="_3c_C_3e_"><text:span text:style-name="T105">struct</text:span></text:span><text:span text:style-name="_3c_C_3e_"><text:span text:style-name="T8"> </text:span></text:span><text:span text:style-name="_3c_C_2b__2b__3e_"><text:span text:style-name="T107">pollfd *fds</text:span></text:span><text:span text:style-name="_3c_C_3e_"><text:span text:style-name="T8">, </text:span></text:span><text:span text:style-name="_3c_C_3e_"><text:span text:style-name="T105">nfds_t</text:span></text:span><text:span text:style-name="_3c_C_3e_"><text:span text:style-name="T8"> </text:span></text:span><text:span text:style-name="_3c_C_2b__2b__3e_"><text:span text:style-name="T107">nfds</text:span></text:span><text:span text:style-name="_3c_C_3e_"><text:span text:style-name="T8">, </text:span></text:span><text:span text:style-name="_3c_C_3e_"><text:span text:style-name="T105">i</text:span></text:span><text:span text:style-name="_3c_C_3e_"><text:span text:style-name="T78">nt</text:span></text:span><text:span text:style-name="_3c_C_3e_"><text:span text:style-name="T8"> </text:span></text:span><text:span text:style-name="_3c_C_2b__2b__3e_"><text:span text:style-name="T107">timeout</text:span></text:span><text:span text:style-name="_3c_C_3e_"><text:span text:style-name="T8">); </text:span></text:span><text:span text:style-name="_2f__2f_C"><text:span text:style-name="T8">//sintaxis</text:span></text:span></text:p>
      <text:p text:style-name="P42"><text:span text:style-name="_2f__2f_C"><text:span text:style-name="T8"/></text:span></text:p>
      <text:p text:style-name="P42"><text:span text:style-name="_3c_C_2b__2b__3e_"><text:span text:style-name="T107">fds<text:tab/><text:tab/><text:tab/><text:tab/>:<text:tab/></text:span></text:span><text:span text:style-name="_3c_C_2b__2b__3e_"><text:span text:style-name="T103">Array de FDs a monitorear.</text:span></text:span></text:p>
      <text:p text:style-name="P42"><text:span text:style-name="_3c_C_2b__2b__3e_"><text:span text:style-name="T103"><text:tab/><text:tab/><text:tab/><text:tab/><text:tab/><text:tab/></text:span></text:span><text:span text:style-name="_3c_C_3e_"><text:span text:style-name="T9">struct pollfd{</text:span></text:span></text:p>
      <text:p text:style-name="P42"><text:span text:style-name="_3c_C_3e_"><text:span text:style-name="T9"><text:tab/><text:tab/><text:tab/><text:tab/><text:tab/><text:tab/><text:tab/>int<text:tab/><text:tab/>fd; <text:tab/><text:tab/><text:tab/><text:tab/></text:span></text:span><text:span text:style-name="_2f__2f_C"><text:span text:style-name="T9">// File descriptor a monitorear</text:span></text:span></text:p>
      <text:p text:style-name="P42"><text:span text:style-name="_3c_C_3e_"><text:span text:style-name="T9"><text:tab/><text:tab/><text:tab/><text:tab/><text:tab/><text:tab/><text:tab/>short<text:tab/><text:tab/></text:span></text:span><text:span text:style-name="_3c_C_3e_"><text:span text:style-name="T10">events</text:span></text:span><text:span text:style-name="_3c_C_3e_"><text:span text:style-name="T9">; <text:tab/><text:tab/></text:span></text:span><text:span text:style-name="_2f__2f_C"><text:span text:style-name="T9">// Eventos que QUIERES detectar (INPUT)</text:span></text:span></text:p>
      <text:p text:style-name="P42"><text:span text:style-name="_3c_C_3e_"><text:span text:style-name="T9"><text:tab/><text:tab/><text:tab/><text:tab/><text:tab/><text:tab/><text:tab/>short<text:tab/><text:tab/></text:span></text:span><text:span text:style-name="_3c_C_3e_"><text:span text:style-name="T10">revents</text:span></text:span><text:span text:style-name="_3c_C_3e_"><text:span text:style-name="T9">; <text:tab/></text:span></text:span><text:span text:style-name="_2f__2f_C"><text:span text:style-name="T9">// Eventos que OCURRIERON (OUTPUT)}</text:span></text:span></text:p>
      <text:p text:style-name="P43"><text:soft-page-break/><text:span text:style-name="_2f__2f_C"><text:span text:style-name="T9"><text:tab/><text:tab/><text:tab/><text:tab/><text:tab/><text:tab/> <text:tab/></text:span></text:span><text:span text:style-name="_3c_C_3e_"><text:span text:style-name="T10">events / </text:span></text:span><text:span text:style-name="_3c_C_3e_"><text:span text:style-name="T108">revents:</text:span></text:span></text:p>
      <text:p text:style-name="P43"><text:span text:style-name="_3c_C_3e_"><text:span text:style-name="T108"><text:tab/><text:tab/><text:tab/><text:tab/><text:tab/><text:tab/><text:tab/>POLLIN<text:tab/><text:tab/>: <text:tab/></text:span></text:span><text:span text:style-name="_3c_C_3e_"><text:span text:style-name="T109">Hay datos para leer</text:span></text:span></text:p>
      <text:p text:style-name="P43"><text:span text:style-name="_3c_C_3e_"><text:span text:style-name="T109"><text:tab/><text:tab/><text:tab/><text:tab/><text:tab/><text:tab/><text:tab/></text:span></text:span><text:span text:style-name="_3c_C_3e_"><text:span text:style-name="T108">POLLOUT<text:tab/><text:tab/>: <text:tab/></text:span></text:span><text:span text:style-name="_3c_C_3e_"><text:span text:style-name="T109">Listo para escribir</text:span></text:span></text:p>
      <text:p text:style-name="P43"><text:span text:style-name="_3c_C_3e_"><text:span text:style-name="T109"><text:tab/><text:tab/><text:tab/><text:tab/><text:tab/><text:tab/><text:tab/></text:span></text:span><text:span text:style-name="_3c_C_3e_"><text:span text:style-name="T108">POLLERR<text:tab/><text:tab/>: <text:tab/></text:span></text:span><text:span text:style-name="_3c_C_3e_"><text:span text:style-name="T109">Error en el socket</text:span></text:span></text:p>
      <text:p text:style-name="P43"><text:span text:style-name="_3c_C_3e_"><text:span text:style-name="T109"><text:tab/><text:tab/><text:tab/><text:tab/><text:tab/><text:tab/><text:tab/></text:span></text:span><text:span text:style-name="_3c_C_3e_"><text:span text:style-name="T108">POLLHUP<text:tab/><text:tab/>: <text:tab/></text:span></text:span><text:span text:style-name="_3c_C_3e_"><text:span text:style-name="T109">Cliente cerró la conexión</text:span></text:span></text:p>
      <text:p text:style-name="P43"><text:span text:style-name="_3c_C_3e_"><text:span text:style-name="T109"><text:tab/><text:tab/><text:tab/><text:tab/><text:tab/><text:tab/><text:tab/></text:span></text:span><text:span text:style-name="_3c_C_3e_"><text:span text:style-name="T108">POLLNVAL<text:tab/>: <text:tab/></text:span></text:span><text:span text:style-name="_3c_C_3e_"><text:span text:style-name="T109">FD inválido</text:span></text:span></text:p>
      <text:p text:style-name="P42"><text:span text:style-name="_3c_C_2b__2b__3e_"><text:span text:style-name="T107">nfds<text:tab/><text:tab/><text:tab/><text:tab/>:<text:tab/></text:span></text:span><text:span text:style-name="_3c_C_2b__2b__3e_"><text:span text:style-name="T103">Número de elementos en fds</text:span></text:span></text:p>
      <text:p text:style-name="P42"><text:span text:style-name="_3c_C_2b__2b__3e_"><text:span text:style-name="T107">timeout<text:tab/><text:tab/>:<text:tab/></text:span></text:span><text:span text:style-name="_3c_C_2b__2b__3e_"><text:span text:style-name="T103">Milisegundos a esperar (-1 = infinito)</text:span></text:span></text:p>
      <text:p text:style-name="P42"><text:span text:style-name="_3c_C_2b__2b__3e_"><text:span text:style-name="T103"/></text:span></text:p>
      <text:p text:style-name="P43"><text:span text:style-name="_3c_C_2b__2b__3e_"><text:span text:style-name="T110">Devuelve: Número de FDs listos (</text:span></text:span><text:span text:style-name="_3c_C_3e_"><text:span text:style-name="T9">&gt;0</text:span></text:span><text:span text:style-name="_3c_C_2b__2b__3e_"><text:span text:style-name="T110">), </text:span></text:span><text:span text:style-name="_3c_C_3e_"><text:span text:style-name="T9">0</text:span></text:span><text:span text:style-name="_3c_C_2b__2b__3e_"><text:span text:style-name="T110"> timeout o </text:span></text:span><text:span text:style-name="_3c_C_3e_"><text:span text:style-name="T9">-1</text:span></text:span><text:span text:style-name="_3c_C_2b__2b__3e_"><text:span text:style-name="T110"> error.</text:span></text:span></text:p>
      <text:p text:style-name="P43"><text:span text:style-name="_3c_C_2b__2b__3e_"><text:span text:style-name="T110"/></text:span></text:p>
      <text:p text:style-name="P44"><text:span text:style-name="_3c_C_2b__2b__3e_"><text:span text:style-name="T111">Ejemplo:<text:line-break/></text:span></text:span><text:span text:style-name="_3c_C_3e_"><text:span text:style-name="T9">#include &lt;poll.h&gt;<text:line-break/>#include &lt;vector&gt;<text:line-break/><text:line-break/>std::vector&lt;struct pollfd&gt; fds;<text:line-break/></text:span></text:span><text:span text:style-name="_2f__2f_C"><text:span text:style-name="T9">// Agregar servidor</text:span></text:span><text:span text:style-name="_3c_C_3e_"><text:span text:style-name="T9"><text:line-break/>struct pollfd server_poll;<text:line-break/>server_poll.fd = server_fd;<text:line-break/>server_poll. events = </text:span></text:span><text:span text:style-name="_3c_C_3e_"><text:span text:style-name="T10">POLLIN</text:span></text:span><text:span text:style-name="_3c_C_3e_"><text:span text:style-name="T9">; <text:s/></text:span></text:span><text:span text:style-name="_2f__2f_C"><text:span text:style-name="T9">// Solo leer (nuevas conexiones)</text:span></text:span><text:span text:style-name="_3c_C_3e_"><text:span text:style-name="T9"><text:line-break/>fds.push_back(server_poll);<text:line-break/></text:span></text:span><text:span text:style-name="_2f__2f_C"><text:span text:style-name="T9">// Bucle principal</text:span></text:span><text:span text:style-name="_3c_C_3e_"><text:span text:style-name="T9"><text:line-break/>while (true) {<text:line-break/> <text:s text:c="3"/>int ready = </text:span></text:span><text:span text:style-name="_3c_C_2b__2b__3e_"><text:span text:style-name="T9">poll(</text:span></text:span><text:span text:style-name="_3c_C_3e_"><text:span text:style-name="T9">fds.data(), fds.size(), -1</text:span></text:span><text:span text:style-name="_3c_C_2b__2b__3e_"><text:span text:style-name="T9">)</text:span></text:span><text:span text:style-name="_3c_C_3e_"><text:span text:style-name="T9">; </text:span></text:span><text:span text:style-name="_2f__2f_C"><text:span text:style-name="T9"><text:s/>// Espera infinita</text:span></text:span><text:span text:style-name="_3c_C_3e_"><text:span text:style-name="T9"><text:line-break/> <text:s text:c="3"/>if (ready == -1) {<text:line-break/> <text:s text:c="7"/>perror("poll");<text:line-break/> <text:s text:c="7"/>break;<text:line-break/> <text:s text:c="3"/>}<text:line-break/> </text:span></text:span><text:span text:style-name="_2f__2f_C"><text:span text:style-name="T9"><text:s text:c="4"/>// Revisar cada FD</text:span></text:span><text:span text:style-name="_3c_C_3e_"><text:span text:style-name="T9"><text:line-break/> <text:s text:c="3"/>for (size_t i = 0; i &lt; fds.size(); i++) {<text:line-break/> <text:s text:c="7"/>if (fds[i].revents &amp; </text:span></text:span><text:span text:style-name="_3c_C_3e_"><text:span text:style-name="T10">POLLIN</text:span></text:span><text:span text:style-name="_3c_C_3e_"><text:span text:style-name="T9">) { <text:s/></text:span></text:span><text:span text:style-name="_2f__2f_C"><text:span text:style-name="T9">// Hay datos para leer</text:span></text:span><text:span text:style-name="_3c_C_3e_"><text:span text:style-name="T9"><text:line-break/> <text:s text:c="11"/>if (fds[i].fd == server_fd) {<text:line-break/> <text:s text:c="10"/></text:span></text:span><text:span text:style-name="_2f__2f_C"><text:span text:style-name="T9"><text:s text:c="5"/>// Nueva conexión</text:span></text:span><text:span text:style-name="_3c_C_3e_"><text:span text:style-name="T9"><text:line-break/> <text:s text:c="15"/>int client_fd = accept(server_fd, NULL, NULL);<text:line-break/><text:tab/><text:tab/> <text:s text:c="6"/>struct pollfd client_poll;<text:line-break/> <text:s text:c="15"/>client_poll.fd = client_fd;<text:line-break/> <text:s text:c="15"/>client_poll. events = </text:span></text:span><text:span text:style-name="_3c_C_3e_"><text:span text:style-name="T10">POLLIN</text:span></text:span><text:span text:style-name="_3c_C_3e_"><text:span text:style-name="T9">;<text:line-break/> <text:s text:c="15"/>fds.push_back(client_poll);<text:line-break/> <text:s text:c="15"/>std::cout &lt;&lt; "Nuevo cliente: <text:s/>" &lt;&lt; client_fd &lt;&lt; std::endl;<text:line-break/> <text:s text:c="11"/>} else {<text:line-break/> <text:s text:c="15"/></text:span></text:span><text:span text:style-name="_2f__2f_C"><text:span text:style-name="T9">// Cliente existente envió datos</text:span></text:span><text:span text:style-name="_3c_C_3e_"><text:span text:style-name="T9"><text:line-break/> <text:s text:c="15"/>char buffer[512];<text:line-break/> <text:s text:c="15"/>ssize_t bytes = recv(fds[i].fd, buffer, 512, 0);<text:line-break/> <text:s text:c="15"/>if (bytes &lt;= 0) {<text:line-break/> <text:s text:c="18"/></text:span></text:span><text:span text:style-name="_2f__2f_C"><text:span text:style-name="T9"><text:s/>// Cliente desconectado</text:span></text:span><text:span text:style-name="_3c_C_3e_"><text:span text:style-name="T9"><text:line-break/></text:span></text:span><text:soft-page-break/><text:span text:style-name="_3c_C_3e_"><text:span text:style-name="T9"> <text:s text:c="19"/>std::cout &lt;&lt; "Cliente " &lt;&lt; fds[i].fd &lt;&lt; " desconectado\n";<text:line-break/> <text:s text:c="19"/>close(fds[i].fd);<text:line-break/> <text:s text:c="19"/>fds.erase(fds. begin() + i);<text:line-break/> <text:s text:c="19"/>i--; <text:s/></text:span></text:span><text:span text:style-name="_2f__2f_C"><text:span text:style-name="T9">// Ajustar índice</text:span></text:span><text:span text:style-name="_3c_C_3e_"><text:span text:style-name="T9"><text:line-break/> <text:s text:c="15"/>} else {<text:line-break/> <text:s text:c="19"/>buffer[bytes] = '\0';<text:line-break/> <text:s text:c="19"/>std::cout &lt;&lt; "Recibido: " &lt;&lt; buffer &lt;&lt; std::endl;<text:line-break/> <text:s text:c="17"/></text:span></text:span><text:span text:style-name="_2f__2f_C"><text:span text:style-name="T9"><text:s text:c="2"/>// Procesar comando IRC...</text:span></text:span><text:span text:style-name="_3c_C_3e_"><text:span text:style-name="T9"><text:line-break/> <text:s text:c="15"/>} } } } }</text:span></text:span></text:p>
      <text:p text:style-name="P44"><text:span text:style-name="_3c_C_3e_"><text:span text:style-name="T9"/></text:span></text:p>
      <text:h text:style-name="P45" text:outline-level="3"><text:span text:style-name="T112">e</text:span><text:span text:style-name="T100">poll</text:span>()</text:h>
      <text:p text:style-name="P46"><text:span text:style-name="_3c_C_3e_"><text:span text:style-name="T4">#include &lt;</text:span></text:span><text:span text:style-name="_3c_C_3e_"><text:span text:style-name="T113">sys/e</text:span></text:span><text:span text:style-name="_3c_C_3e_"><text:span text:style-name="T101">poll</text:span></text:span><text:span text:style-name="_3c_C_3e_"><text:span text:style-name="T95">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5">No hay version C++. Solo C</text:span></text:span><text:span text:style-name="_3c_C_3e_"><text:span text:style-name="T5">). </text:span></text:span><text:span text:style-name="_3c_C_3e_"><text:span text:style-name="T102">O(1)</text:span></text:span></text:p>
      <text:p text:style-name="P44"><text:span text:style-name="_3c_C_2b__2b__3e_"><text:span text:style-name="T111">Lo mismo que </text:span></text:span><text:span text:style-name="_3c_C_2b__2b__3e_"><text:span text:style-name="T9">poll()</text:span></text:span><text:span text:style-name="_3c_C_2b__2b__3e_"><text:span text:style-name="T111"> pero más eficiente para muchos más clientes y solo funciona en Linux</text:span></text:span><text:span text:style-name="_3c_C_2b__2b__3e_"><text:span text:style-name="T103">. </text:span></text:span><text:span text:style-name="_3c_C_2b__2b__3e_"><text:span text:style-name="T9">poll() </text:span></text:span><text:span text:style-name="_3c_C_2b__2b__3e_"><text:span text:style-name="T111">recorría todos los FDs cada vez y </text:span></text:span><text:span text:style-name="_3c_C_2b__2b__3e_"><text:span text:style-name="T9">epoll()</text:span></text:span><text:span text:style-name="_3c_C_2b__2b__3e_"><text:span text:style-name="T111"> solo notifica FDs activos</text:span></text:span><text:span text:style-name="_3c_C_2b__2b__3e_"><text:span text:style-name="T104">.</text:span></text:span></text:p>
      <text:p text:style-name="P44"><text:span text:style-name="_3c_C_2b__2b__3e_"><text:span text:style-name="T104"/></text:span></text:p>
      <text:p text:style-name="P47"><text:span text:style-name="_3c_C_3e_"><text:span text:style-name="T114">●</text:span></text:span><text:span text:style-name="_3c_C_3e_"><text:span text:style-name="T105"> int</text:span></text:span><text:span text:style-name="_3c_C_3e_"><text:span text:style-name="T8"> </text:span></text:span><text:span text:style-name="_3c_C_2b__2b__3e_"><text:span text:style-name="T115">epo</text:span></text:span><text:span text:style-name="_3c_C_2b__2b__3e_"><text:span text:style-name="T106">ll</text:span></text:span><text:span text:style-name="_3c_C_2b__2b__3e_"><text:span text:style-name="T115">_create1</text:span></text:span><text:span text:style-name="_3c_C_3e_"><text:span text:style-name="T8">(</text:span></text:span><text:span text:style-name="_3c_C_3e_"><text:span text:style-name="T105">i</text:span></text:span><text:span text:style-name="_3c_C_3e_"><text:span text:style-name="T78">nt</text:span></text:span><text:span text:style-name="_3c_C_3e_"><text:span text:style-name="T8"> </text:span></text:span><text:span text:style-name="_3c_C_2b__2b__3e_"><text:span text:style-name="T116">flags</text:span></text:span><text:span text:style-name="_3c_C_3e_"><text:span text:style-name="T8">); </text:span></text:span><text:span text:style-name="_2f__2f_C"><text:span text:style-name="T8">//</text:span></text:span><text:span text:style-name="_2f__2f_C"><text:span text:style-name="T117">crear instancia epoll. </text:span></text:span><text:span text:style-name="_2f__2f_C"><text:span text:style-name="T118">epoll_create(int size) está obsoleto.</text:span></text:span></text:p>
      <text:p text:style-name="P48"><text:span text:style-name="_3c_C_2b__2b__3e_"><text:span text:style-name="T116">flags<text:tab/><text:tab/><text:tab/></text:span></text:span><text:span text:style-name="_3c_C_2b__2b__3e_"><text:span text:style-name="T119">:<text:tab/></text:span></text:span><text:span text:style-name="_3c_C_2b__2b__3e_"><text:span text:style-name="T120">Opciones de creación</text:span></text:span></text:p>
      <text:p text:style-name="P48"><text:span text:style-name="_3c_C_2b__2b__3e_"><text:span text:style-name="T120"><text:tab/><text:tab/><text:tab/><text:tab/><text:tab/></text:span></text:span><text:span text:style-name="_3c_C_2b__2b__3e_"><text:span text:style-name="T121">0<text:tab/><text:tab/><text:tab/><text:tab/><text:tab/><text:tab/><text:tab/><text:tab/>:</text:span></text:span><text:span text:style-name="_3c_C_2b__2b__3e_"><text:span text:style-name="T120"><text:tab/>Sin opciones especiales</text:span></text:span></text:p>
      <text:p text:style-name="P48"><text:span text:style-name="_3c_C_2b__2b__3e_"><text:span text:style-name="T120"><text:tab/><text:tab/><text:tab/><text:tab/><text:tab/></text:span></text:span><text:span text:style-name="_3c_C_2b__2b__3e_"><text:span text:style-name="T121">EPOLL_CLOEXEC<text:tab/>:</text:span></text:span><text:span text:style-name="_3c_C_2b__2b__3e_"><text:span text:style-name="T120"><text:tab/>Cierra automáticamente el FD en </text:span></text:span><text:span text:style-name="_3c_C_2b__2b__3e_"><text:span text:style-name="T9">exec()</text:span></text:span></text:p>
      <text:p text:style-name="P48"><text:span text:style-name="_3c_C_2b__2b__3e_"><text:span text:style-name="T120">Devuelve FD de epoll(</text:span></text:span><text:span text:style-name="_3c_C_3e_"><text:span text:style-name="T9">&gt;=0</text:span></text:span><text:span text:style-name="_3c_C_2b__2b__3e_"><text:span text:style-name="T120">) o </text:span></text:span><text:span text:style-name="_3c_C_3e_"><text:span text:style-name="T9">-1</text:span></text:span><text:span text:style-name="_3c_C_2b__2b__3e_"><text:span text:style-name="T120"> si error</text:span></text:span></text:p>
      <text:p text:style-name="P48"><text:span text:style-name="_3c_C_2b__2b__3e_"><text:span text:style-name="T120"/></text:span></text:p>
      <text:p text:style-name="P49"><text:span text:style-name="_3c_C_3e_"><text:span text:style-name="T114">● </text:span></text:span><text:span text:style-name="_3c_C_3e_"><text:span text:style-name="T105">int</text:span></text:span><text:span text:style-name="_3c_C_3e_"><text:span text:style-name="T8"> </text:span></text:span><text:span text:style-name="_3c_C_2b__2b__3e_"><text:span text:style-name="T115">ep</text:span></text:span><text:span text:style-name="_3c_C_2b__2b__3e_"><text:span text:style-name="T106">oll</text:span></text:span><text:span text:style-name="_3c_C_2b__2b__3e_"><text:span text:style-name="T115">_ctl</text:span></text:span><text:span text:style-name="_3c_C_3e_"><text:span text:style-name="T8">(</text:span></text:span><text:span text:style-name="_3c_C_3e_"><text:span text:style-name="T117">int</text:span></text:span><text:span text:style-name="_3c_C_3e_"><text:span text:style-name="T8"> </text:span></text:span><text:span text:style-name="_3c_C_2b__2b__3e_"><text:span text:style-name="T116">epf</text:span></text:span><text:span text:style-name="_3c_C_2b__2b__3e_"><text:span text:style-name="T107">d</text:span></text:span><text:span text:style-name="_3c_C_3e_"><text:span text:style-name="T8">, </text:span></text:span><text:span text:style-name="_3c_C_3e_"><text:span text:style-name="T117">int</text:span></text:span><text:span text:style-name="_3c_C_3e_"><text:span text:style-name="T8"> </text:span></text:span><text:span text:style-name="_3c_C_2b__2b__3e_"><text:span text:style-name="T116">op</text:span></text:span><text:span text:style-name="_3c_C_3e_"><text:span text:style-name="T8">, </text:span></text:span><text:span text:style-name="_3c_C_3e_"><text:span text:style-name="T105">i</text:span></text:span><text:span text:style-name="_3c_C_3e_"><text:span text:style-name="T78">nt</text:span></text:span><text:span text:style-name="_3c_C_3e_"><text:span text:style-name="T8"> </text:span></text:span><text:span text:style-name="_3c_C_2b__2b__3e_"><text:span text:style-name="T116">fd</text:span></text:span><text:span text:style-name="_3c_C_3e_"><text:span text:style-name="T8">, </text:span></text:span><text:span text:style-name="_3c_C_3e_"><text:span text:style-name="T117">struct</text:span></text:span><text:span text:style-name="_3c_C_3e_"><text:span text:style-name="T8"> </text:span></text:span><text:span text:style-name="_3c_C_2b__2b__3e_"><text:span text:style-name="T116">epoll_event *event</text:span></text:span><text:span text:style-name="_3c_C_3e_"><text:span text:style-name="T8">); </text:span></text:span><text:span text:style-name="_2f__2f_C"><text:span text:style-name="T8">//</text:span></text:span><text:span text:style-name="_2f__2f_C"><text:span text:style-name="T117">Añadir/modificar FD</text:span></text:span></text:p>
      <text:p text:style-name="P50"><text:span text:style-name="_3c_C_2b__2b__3e_"><text:span text:style-name="T122">epfd</text:span></text:span><text:span text:style-name="_3c_C_2b__2b__3e_"><text:span text:style-name="T116"><text:tab/><text:tab/></text:span></text:span><text:span text:style-name="_3c_C_2b__2b__3e_"><text:span text:style-name="T119">:<text:tab/></text:span></text:span><text:span text:style-name="_3c_C_2b__2b__3e_"><text:span text:style-name="T123">FD de epoll, que viene de </text:span></text:span><text:span text:style-name="_3c_C_2b__2b__3e_"><text:span text:style-name="T9">epoll_create1()</text:span></text:span></text:p>
      <text:p text:style-name="P50"><text:span text:style-name="_3c_C_2b__2b__3e_"><text:span text:style-name="T116">o</text:span></text:span><text:span text:style-name="_3c_C_2b__2b__3e_"><text:span text:style-name="T122">p</text:span></text:span><text:span text:style-name="_3c_C_2b__2b__3e_"><text:span text:style-name="T116"><text:tab/><text:tab/></text:span></text:span><text:span text:style-name="_3c_C_2b__2b__3e_"><text:span text:style-name="T119">:<text:tab/></text:span></text:span><text:span text:style-name="_3c_C_2b__2b__3e_"><text:span text:style-name="T123">Operación a realizar</text:span></text:span></text:p>
      <text:p text:style-name="P50"><text:span text:style-name="_3c_C_2b__2b__3e_"><text:span text:style-name="T123"><text:tab/><text:tab/><text:tab/><text:tab/></text:span></text:span><text:span text:style-name="_3c_C_2b__2b__3e_"><text:span text:style-name="T124">EPOLL_CTL_ADD</text:span></text:span><text:span text:style-name="_3c_C_2b__2b__3e_"><text:span text:style-name="T116"><text:tab/></text:span></text:span><text:span text:style-name="_3c_C_2b__2b__3e_"><text:span text:style-name="T119">:<text:tab/></text:span></text:span><text:span text:style-name="_3c_C_2b__2b__3e_"><text:span text:style-name="T123">Agregar FD a monitoreo</text:span></text:span></text:p>
      <text:p text:style-name="P50"><text:span text:style-name="_3c_C_2b__2b__3e_"><text:span text:style-name="T123"><text:tab/><text:tab/><text:tab/><text:tab/></text:span></text:span><text:span text:style-name="_3c_C_2b__2b__3e_"><text:span text:style-name="T124">EPOLL_CTL_MOD</text:span></text:span><text:span text:style-name="_3c_C_2b__2b__3e_"><text:span text:style-name="T116"><text:tab/></text:span></text:span><text:span text:style-name="_3c_C_2b__2b__3e_"><text:span text:style-name="T119">:<text:tab/></text:span></text:span><text:span text:style-name="_3c_C_2b__2b__3e_"><text:span text:style-name="T123">Modificar eventos de FD existente</text:span></text:span></text:p>
      <text:p text:style-name="P50"><text:span text:style-name="_3c_C_2b__2b__3e_"><text:span text:style-name="T124"><text:tab/><text:tab/><text:tab/><text:tab/>EPOLL_CTL_DEL<text:tab/></text:span></text:span><text:span text:style-name="_3c_C_2b__2b__3e_"><text:span text:style-name="T116"><text:tab/></text:span></text:span><text:span text:style-name="_3c_C_2b__2b__3e_"><text:span text:style-name="T119">:<text:tab/></text:span></text:span><text:span text:style-name="_3c_C_2b__2b__3e_"><text:span text:style-name="T123">Eliminar FD del monitoreo</text:span></text:span></text:p>
      <text:p text:style-name="P50"><text:span text:style-name="_3c_C_2b__2b__3e_"><text:span text:style-name="T122">fd<text:tab/></text:span></text:span><text:span text:style-name="_3c_C_2b__2b__3e_"><text:span text:style-name="T116"><text:tab/><text:tab/></text:span></text:span><text:span text:style-name="_3c_C_2b__2b__3e_"><text:span text:style-name="T119">:<text:tab/></text:span></text:span><text:span text:style-name="_3c_C_2b__2b__3e_"><text:span text:style-name="T123">FD del socket a agregar/modificar/eliminar</text:span></text:span></text:p>
      <text:p text:style-name="P50"><text:span text:style-name="_3c_C_2b__2b__3e_"><text:span text:style-name="T122">event</text:span></text:span><text:span text:style-name="_3c_C_2b__2b__3e_"><text:span text:style-name="T116"><text:tab/></text:span></text:span><text:span text:style-name="_3c_C_2b__2b__3e_"><text:span text:style-name="T119">:<text:tab/></text:span></text:span><text:span text:style-name="_3c_C_2b__2b__3e_"><text:span text:style-name="T123">Configuración de eventos (NULL para DEL)</text:span></text:span></text:p>
      <text:p text:style-name="P50"><text:span text:style-name="_3c_C_2b__2b__3e_"><text:span text:style-name="T123"><text:tab/><text:tab/><text:tab/><text:tab/></text:span></text:span><text:span text:style-name="_3c_C_3e_"><text:span text:style-name="T9">struct </text:span></text:span><text:span text:style-name="_3c_C_3e_"><text:span text:style-name="T10">epoll_event</text:span></text:span><text:span text:style-name="_3c_C_3e_"><text:span text:style-name="T9"> {<text:line-break/> <text:s/><text:tab/><text:tab/><text:tab/><text:tab/><text:tab/>uint32_t<text:tab/><text:tab/><text:tab/></text:span></text:span><text:span text:style-name="_3c_C_3e_"><text:span text:style-name="T10">events</text:span></text:span><text:span text:style-name="_3c_C_3e_"><text:span text:style-name="T9">; <text:s text:c="3"/></text:span></text:span><text:span text:style-name="_2f__2f_C"><text:span text:style-name="T9">// Eventos a monitorear</text:span></text:span><text:span text:style-name="_3c_C_3e_"><text:span text:style-name="T9"><text:line-break/> <text:s text:c="3"/><text:tab/><text:tab/><text:tab/><text:tab/><text:tab/>epoll_data_t<text:tab/><text:tab/>data; <text:s/></text:span></text:span><text:span text:style-name="_2f__2f_C"><text:span text:style-name="T9">// Datos del usuario</text:span></text:span><text:span text:style-name="_3c_C_3e_"><text:span text:style-name="T9">};<text:line-break/><text:tab/><text:tab/><text:tab/><text:tab/>typedef union epoll_data {<text:line-break/> <text:s text:c="3"/><text:tab/><text:tab/><text:tab/><text:tab/><text:tab/>void<text:tab/><text:tab/><text:tab/>*ptr;<text:line-break/> <text:s text:c="3"/><text:tab/><text:tab/><text:tab/><text:tab/><text:tab/>int<text:tab/><text:tab/><text:tab/><text:tab/>fd;<text:line-break/> <text:s text:c="3"/><text:tab/><text:tab/><text:tab/><text:tab/><text:tab/>uint32_t<text:tab/>u32;<text:line-break/> <text:s text:c="3"/><text:tab/><text:tab/><text:tab/><text:tab/><text:tab/>uint64_t<text:tab/>u64;<text:line-break/><text:tab/><text:tab/><text:tab/><text:tab/>} epoll_data_t;</text:span></text:span></text:p>
      <text:p text:style-name="P51"><text:soft-page-break/><text:span text:style-name="_3c_C_3e_"><text:span text:style-name="T9"><text:tab/><text:tab/><text:tab/><text:tab/></text:span></text:span><text:span text:style-name="_3c_C_3e_"><text:span text:style-name="T125">EVENTOS (events)</text:span></text:span></text:p>
      <text:p text:style-name="P51"><text:span text:style-name="_3c_C_3e_"><text:span text:style-name="T125"><text:tab/><text:tab/><text:tab/><text:tab/>E</text:span></text:span><text:span text:style-name="_3c_C_3e_"><text:span text:style-name="T108">POLLIN<text:tab/><text:tab/><text:tab/><text:tab/><text:tab/>: <text:tab/></text:span></text:span><text:span text:style-name="_3c_C_3e_"><text:span text:style-name="T109">Hay datos para leer</text:span></text:span></text:p>
      <text:p text:style-name="P51"><text:span text:style-name="_3c_C_3e_"><text:span text:style-name="T109"><text:tab/><text:tab/><text:tab/><text:tab/></text:span></text:span><text:span text:style-name="_3c_C_3e_"><text:span text:style-name="T125">EP</text:span></text:span><text:span text:style-name="_3c_C_3e_"><text:span text:style-name="T108">OLLOUT<text:tab/><text:tab/><text:tab/><text:tab/>: <text:tab/></text:span></text:span><text:span text:style-name="_3c_C_3e_"><text:span text:style-name="T109">Listo para escribir</text:span></text:span></text:p>
      <text:p text:style-name="P51"><text:span text:style-name="_3c_C_3e_"><text:span text:style-name="T109"><text:tab/><text:tab/><text:tab/><text:tab/></text:span></text:span><text:span text:style-name="_3c_C_3e_"><text:span text:style-name="T125">EP</text:span></text:span><text:span text:style-name="_3c_C_3e_"><text:span text:style-name="T108">OLLERR<text:tab/><text:tab/><text:tab/><text:tab/>: <text:tab/></text:span></text:span><text:span text:style-name="_3c_C_3e_"><text:span text:style-name="T109">Error en el </text:span></text:span><text:span text:style-name="_3c_C_3e_"><text:span text:style-name="T126">FD</text:span></text:span></text:p>
      <text:p text:style-name="P51"><text:span text:style-name="_3c_C_3e_"><text:span text:style-name="T109"><text:tab/><text:tab/><text:tab/><text:tab/></text:span></text:span><text:span text:style-name="_3c_C_3e_"><text:span text:style-name="T125">EP</text:span></text:span><text:span text:style-name="_3c_C_3e_"><text:span text:style-name="T108">OLLHUP<text:tab/><text:tab/><text:tab/><text:tab/>: <text:tab/></text:span></text:span><text:span text:style-name="_3c_C_3e_"><text:span text:style-name="T109">Cliente cerró la conexión</text:span></text:span></text:p>
      <text:p text:style-name="P51"><text:span text:style-name="_3c_C_3e_"><text:span text:style-name="T109"><text:tab/><text:tab/><text:tab/><text:tab/></text:span></text:span><text:span text:style-name="_3c_C_3e_"><text:span text:style-name="T125">EP</text:span></text:span><text:span text:style-name="_3c_C_3e_"><text:span text:style-name="T108">OLL</text:span></text:span><text:span text:style-name="_3c_C_3e_"><text:span text:style-name="T125">ET<text:tab/><text:tab/></text:span></text:span><text:span text:style-name="_3c_C_3e_"><text:span text:style-name="T108"><text:tab/><text:tab/><text:tab/>: <text:tab/></text:span></text:span><text:span text:style-name="_3c_C_3e_"><text:span text:style-name="T126">Edge-triggered (solo notifica cambios)</text:span></text:span></text:p>
      <text:p text:style-name="P51"><text:span text:style-name="_3c_C_3e_"><text:span text:style-name="T126"><text:tab/><text:tab/><text:tab/><text:tab/></text:span></text:span><text:span text:style-name="_3c_C_3e_"><text:span text:style-name="T125">EP</text:span></text:span><text:span text:style-name="_3c_C_3e_"><text:span text:style-name="T108">OLL</text:span></text:span><text:span text:style-name="_3c_C_3e_"><text:span text:style-name="T125">ONESHOT<text:tab/><text:tab/></text:span></text:span><text:span text:style-name="_3c_C_3e_"><text:span text:style-name="T108">: <text:tab/></text:span></text:span><text:span text:style-name="_3c_C_3e_"><text:span text:style-name="T126">Notifica solo una vez.</text:span></text:span></text:p>
      <text:p text:style-name="P51"><text:span text:style-name="_3c_C_2b__2b__3e_"><text:span text:style-name="T120">Devuelve </text:span></text:span><text:span text:style-name="_3c_C_3e_"><text:span text:style-name="T8">0 </text:span></text:span><text:span text:style-name="_3c_C_2b__2b__3e_"><text:span text:style-name="T120"><text:s/></text:span></text:span><text:span text:style-name="_3c_C_2b__2b__3e_"><text:span text:style-name="T127">como éxito</text:span></text:span><text:span text:style-name="_3c_C_2b__2b__3e_"><text:span text:style-name="T120"> </text:span></text:span><text:span text:style-name="_3c_C_3e_"><text:span text:style-name="T8">-1</text:span></text:span><text:span text:style-name="_3c_C_2b__2b__3e_"><text:span text:style-name="T120"> error</text:span></text:span></text:p>
      <text:p text:style-name="P47"><text:span text:style-name="_3c_C_3e_"><text:span text:style-name="T105"/></text:span></text:p>
      <text:p text:style-name="P49"><text:span text:style-name="_3c_C_3e_"><text:span text:style-name="T114">● </text:span></text:span><text:span text:style-name="_3c_C_3e_"><text:span text:style-name="T105">int</text:span></text:span><text:span text:style-name="_3c_C_3e_"><text:span text:style-name="T8"> </text:span></text:span><text:span text:style-name="_3c_C_2b__2b__3e_"><text:span text:style-name="T115">ep</text:span></text:span><text:span text:style-name="_3c_C_2b__2b__3e_"><text:span text:style-name="T106">oll</text:span></text:span><text:span text:style-name="_3c_C_2b__2b__3e_"><text:span text:style-name="T115">_wait</text:span></text:span><text:span text:style-name="_3c_C_3e_"><text:span text:style-name="T8">(</text:span></text:span><text:span text:style-name="_3c_C_3e_"><text:span text:style-name="T117">int</text:span></text:span><text:span text:style-name="_3c_C_3e_"><text:span text:style-name="T8"> </text:span></text:span><text:span text:style-name="_3c_C_2b__2b__3e_"><text:span text:style-name="T116">epf</text:span></text:span><text:span text:style-name="_3c_C_2b__2b__3e_"><text:span text:style-name="T107">d</text:span></text:span><text:span text:style-name="_3c_C_3e_"><text:span text:style-name="T8">, </text:span></text:span><text:span text:style-name="_3c_C_3e_"><text:span text:style-name="T117">struct</text:span></text:span><text:span text:style-name="_3c_C_3e_"><text:span text:style-name="T8"> </text:span></text:span><text:span text:style-name="_3c_C_2b__2b__3e_"><text:span text:style-name="T116">epoll_event *events</text:span></text:span><text:span text:style-name="_3c_C_3e_"><text:span text:style-name="T8">,</text:span></text:span><text:span text:style-name="_3c_C_2b__2b__3e_"><text:span text:style-name="T116"> </text:span></text:span><text:span text:style-name="_3c_C_3e_"><text:span text:style-name="T117">int</text:span></text:span><text:span text:style-name="_3c_C_3e_"><text:span text:style-name="T8"> </text:span></text:span><text:span text:style-name="_3c_C_2b__2b__3e_"><text:span text:style-name="T116">maxevents</text:span></text:span><text:span text:style-name="_3c_C_3e_"><text:span text:style-name="T8">, </text:span></text:span><text:span text:style-name="_3c_C_3e_"><text:span text:style-name="T105">i</text:span></text:span><text:span text:style-name="_3c_C_3e_"><text:span text:style-name="T78">nt</text:span></text:span><text:span text:style-name="_3c_C_3e_"><text:span text:style-name="T8"> </text:span></text:span><text:span text:style-name="_3c_C_2b__2b__3e_"><text:span text:style-name="T116">timeout </text:span></text:span><text:span text:style-name="_3c_C_3e_"><text:span text:style-name="T8">); </text:span></text:span><text:span text:style-name="_2f__2f_C"><text:span text:style-name="T8">//</text:span></text:span><text:span text:style-name="_2f__2f_C"><text:span text:style-name="T117">Esperar Eventos</text:span></text:span></text:p>
      <text:p text:style-name="P49"><text:span text:style-name="_3c_C_2b__2b__3e_"><text:span text:style-name="T122">epfd</text:span></text:span><text:span text:style-name="_3c_C_2b__2b__3e_"><text:span text:style-name="T116"><text:tab/><text:tab/><text:tab/><text:tab/></text:span></text:span><text:span text:style-name="_3c_C_2b__2b__3e_"><text:span text:style-name="T119">:<text:tab/></text:span></text:span><text:span text:style-name="_3c_C_2b__2b__3e_"><text:span text:style-name="T123">FD de epoll</text:span></text:span></text:p>
      <text:p text:style-name="P49"><text:span text:style-name="_3c_C_2b__2b__3e_"><text:span text:style-name="T128">events</text:span></text:span><text:span text:style-name="_3c_C_2b__2b__3e_"><text:span text:style-name="T116"><text:tab/><text:tab/><text:tab/></text:span></text:span><text:span text:style-name="_3c_C_2b__2b__3e_"><text:span text:style-name="T119">:<text:tab/></text:span></text:span><text:span text:style-name="_3c_C_2b__2b__3e_"><text:span text:style-name="T129">Array donde se guardan los eventos listos.</text:span></text:span></text:p>
      <text:p text:style-name="P49"><text:span text:style-name="_3c_C_2b__2b__3e_"><text:span text:style-name="T128">maxevents</text:span></text:span><text:span text:style-name="_3c_C_2b__2b__3e_"><text:span text:style-name="T116"><text:tab/></text:span></text:span><text:span text:style-name="_3c_C_2b__2b__3e_"><text:span text:style-name="T119">:<text:tab/></text:span></text:span><text:span text:style-name="_3c_C_2b__2b__3e_"><text:span text:style-name="T129">Tamaño máximo del array</text:span></text:span></text:p>
      <text:p text:style-name="P49"><text:span text:style-name="_3c_C_2b__2b__3e_"><text:span text:style-name="T128">timeout</text:span></text:span><text:span text:style-name="_3c_C_2b__2b__3e_"><text:span text:style-name="T116"><text:tab/><text:tab/></text:span></text:span><text:span text:style-name="_3c_C_2b__2b__3e_"><text:span text:style-name="T119">:<text:tab/></text:span></text:span><text:span text:style-name="_3c_C_2b__2b__3e_"><text:span text:style-name="T129">Milisegundos a esperar (-1 para infinito)</text:span></text:span></text:p>
      <text:p text:style-name="P52"><text:span text:style-name="_3c_C_2b__2b__3e_"><text:span text:style-name="T120">Devuelve </text:span></text:span><text:span text:style-name="_3c_C_2b__2b__3e_"><text:span text:style-name="T130">número de FDs listos (</text:span></text:span><text:span text:style-name="_3c_C_3e_"><text:span text:style-name="T9">&gt;</text:span></text:span><text:span text:style-name="_3c_C_3e_"><text:span text:style-name="T8">0</text:span></text:span><text:span text:style-name="_3c_C_2b__2b__3e_"><text:span text:style-name="T130">),</text:span></text:span><text:span text:style-name="_3c_C_3e_"><text:span text:style-name="T9"> 0</text:span></text:span><text:span text:style-name="_3c_C_2b__2b__3e_"><text:span text:style-name="T130"> timeout,</text:span></text:span><text:span text:style-name="_3c_C_2b__2b__3e_"><text:span text:style-name="T120"> </text:span></text:span><text:span text:style-name="_3c_C_3e_"><text:span text:style-name="T8">-1</text:span></text:span><text:span text:style-name="_3c_C_2b__2b__3e_"><text:span text:style-name="T120"> error</text:span></text:span></text:p>
      <text:p text:style-name="P47"><text:span text:style-name="_2f__2f_C"><text:span text:style-name="T117"/></text:span></text:p>
      <text:p text:style-name="P47"><text:span text:style-name="_3c_C_2b__2b__3e_"><text:span text:style-name="T111">Ejemplo:</text:span></text:span></text:p>
      <text:p text:style-name="P47"><text:span text:style-name="_3c_C_3e_"><text:span text:style-name="T9">#include &lt;sys/epoll.h&gt;<text:line-break/><text:line-break/>int epoll_fd = </text:span></text:span><text:span text:style-name="_3c_C_2b__2b__3e_"><text:span text:style-name="T9">epoll_create1(0)</text:span></text:span><text:span text:style-name="_3c_C_3e_"><text:span text:style-name="T9">;<text:line-break/><text:line-break/></text:span></text:span><text:span text:style-name="_2f__2f_C"><text:span text:style-name="T9">// Agregar servidor</text:span></text:span><text:span text:style-name="_3c_C_3e_"><text:span text:style-name="T9"><text:line-break/></text:span></text:span><text:span text:style-name="_3c_C_2b__2b__3e_"><text:span text:style-name="T9">struct epoll_event ev;</text:span></text:span><text:span text:style-name="_3c_C_3e_"><text:span text:style-name="T9"><text:line-break/>ev.events = </text:span></text:span><text:span text:style-name="_3c_C_3e_"><text:span text:style-name="T10">EPOLLIN</text:span></text:span><text:span text:style-name="_3c_C_3e_"><text:span text:style-name="T9">; </text:span></text:span><text:span text:style-name="_2f__2f_C"><text:span text:style-name="T9">//</text:span></text:span><text:span text:style-name="_2f__2f_C"><text:span text:style-name="T131">monitorea lectura</text:span></text:span><text:span text:style-name="_3c_C_3e_"><text:span text:style-name="T9"><text:line-break/>ev.data.fd = server_fd; </text:span></text:span><text:span text:style-name="_2f__2f_C"><text:span text:style-name="T9">//</text:span></text:span><text:span text:style-name="_2f__2f_C"><text:span text:style-name="T131">guardar FD</text:span></text:span><text:span text:style-name="_3c_C_3e_"><text:span text:style-name="T9"><text:line-break/></text:span></text:span><text:span text:style-name="_3c_C_2b__2b__3e_"><text:span text:style-name="T9">epoll_ctl(</text:span></text:span><text:span text:style-name="_3c_C_3e_"><text:span text:style-name="T9">epoll_fd, </text:span></text:span><text:span text:style-name="_3c_C_3e_"><text:span text:style-name="T10">EPOLL_CTL_ADD</text:span></text:span><text:span text:style-name="_3c_C_3e_"><text:span text:style-name="T9">, server_fd, </text:span></text:span><text:span text:style-name="_3c_C_2b__2b__3e_"><text:span text:style-name="T9">&amp;ev)</text:span></text:span><text:span text:style-name="_3c_C_3e_"><text:span text:style-name="T9">;<text:line-break/><text:line-break/></text:span></text:span><text:span text:style-name="_2f__2f_C"><text:span text:style-name="T9">// Esperar eventos</text:span></text:span><text:span text:style-name="_3c_C_3e_"><text:span text:style-name="T9"><text:line-break/>struct epoll_event events[10];<text:line-break/>while (true) {<text:line-break/> <text:s text:c="3"/>int ready = </text:span></text:span><text:span text:style-name="_3c_C_2b__2b__3e_"><text:span text:style-name="T9">epoll_wait(</text:span></text:span><text:span text:style-name="_3c_C_3e_"><text:span text:style-name="T9">epoll_fd, events, 10, -1</text:span></text:span><text:span text:style-name="_3c_C_2b__2b__3e_"><text:span text:style-name="T9">)</text:span></text:span><text:span text:style-name="_3c_C_3e_"><text:span text:style-name="T9">; </text:span></text:span><text:span text:style-name="_2f__2f_C"><text:span text:style-name="T9">//</text:span></text:span><text:span text:style-name="_2f__2f_C"><text:span text:style-name="T132">espera infinita</text:span></text:span><text:span text:style-name="_3c_C_3e_"><text:span text:style-name="T9"><text:line-break/> <text:s text:c="3"/><text:line-break/> <text:s text:c="3"/>for (int i = 0; i &lt; ready; i++) {<text:line-break/> <text:s text:c="7"/>if (events[i].data. fd == server_fd) {<text:line-break/> <text:s text:c="4"/></text:span></text:span><text:span text:style-name="_2f__2f_C"><text:span text:style-name="T9"><text:s text:c="7"/>// Nueva conexión... </text:span></text:span><text:span text:style-name="_3c_C_3e_"><text:span text:style-name="T9"><text:line-break/> <text:s text:c="7"/>} else {<text:line-break/> <text:s text:c="9"/></text:span></text:span><text:span text:style-name="_2f__2f_C"><text:span text:style-name="T9"><text:s text:c="2"/>// Cliente envió datos...</text:span></text:span><text:span text:style-name="_3c_C_3e_"><text:span text:style-name="T9"><text:line-break/> <text:s text:c="7"/>}<text:line-break/> <text:s text:c="3"/>}<text:line-break/>}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1" svg:font-family="Arial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333333"/>
      <style:paragraph-properties fo:background-color="#333333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fo:color="#b2b2b2" loext:opacity="100%" style:font-name="Arial1" fo:font-family="Arial" style:font-style-name="Negrita" style:font-family-generic="swiss" style:font-pitch="variable" officeooo:rsid="0073edec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line-height="100%"/>
      <style:text-properties fo:color="#dddddd" loext:opacity="100%" style:font-name="Arial1" fo:font-family="Arial" style:font-style-name="Negrita" style:font-family-generic="swiss" style:font-pitch="variable" fo:font-size="14pt" fo:font-weight="bold" officeooo:rsid="018075d2" fo:background-color="#bf0041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a1467e" loext:opacity="100%" style:font-name="Arial1" fo:font-family="Arial" style:font-style-name="Negrita" style:font-family-generic="swiss" style:font-pitch="variable" style:text-underline-style="solid" style:text-underline-width="auto" style:text-underline-color="font-color" officeooo:rsid="00c3c542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_3c_C_3e_" style:display-name="&lt;C&gt;" style:family="text">
      <style:text-properties fo:color="#00a933" loext:opacity="100%" style:font-name="Arial" fo:font-family="Arial" style:font-family-generic="swiss" style:font-pitch="variable" fo:font-size="12pt" officeooo:rsid="0181aa02" style:font-size-asian="12pt" style:font-size-complex="12pt"/>
    </style:style>
    <style:style style:name="_2f__2f_C" style:display-name="//C" style:family="text">
      <style:text-properties fo:color="#469df9" loext:opacity="100%" style:font-name="Arial" fo:font-family="Arial" style:font-family-generic="swiss" style:font-pitch="variable" fo:font-size="10pt" style:font-size-asian="10pt" style:font-size-complex="10pt"/>
    </style:style>
    <style:style style:name="_3c_C_2b__2b__3e_" style:display-name="&lt;C++&gt;" style:family="text">
      <style:text-properties fo:color="#81d41a" loext:opacity="100%" style:font-name="Arial" fo:font-family="Arial" style:font-family-generic="swiss" style:font-pitch="variable" fo:font-size="13pt" fo:font-weight="normal" officeooo:rsid="018075d2" style:font-size-asian="13pt" style:font-weight-asian="normal" style:font-size-complex="13pt" style:font-weight-complex="norma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333333" draw:opacity="100%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7T10:34:38.234000000</meta:creation-date>
    <dc:date>2026-01-17T13:22:10.155665900</dc:date>
    <meta:editing-duration>P4DT41M25S</meta:editing-duration>
    <meta:editing-cycles>579</meta:editing-cycles>
    <meta:generator>LibreOffice/25.2.7.2$Windows_X86_64 LibreOffice_project/5cbfd1ab6520636bb5f7b99185aa69bd7456825d</meta:generator>
    <meta:print-date>2025-01-04T16:07:11.302000000</meta:print-date>
    <meta:printed-by>Archivos PDF</meta:printed-by>
    <meta:document-statistic meta:table-count="0" meta:image-count="0" meta:object-count="0" meta:page-count="11" meta:paragraph-count="224" meta:word-count="2187" meta:character-count="14920" meta:non-whitespace-character-count="11887"/>
  </office:meta>
</office:document-meta>
</file>